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7d00" officeooo:paragraph-rsid="001b7d00"/>
    </style:style>
    <style:style style:name="P2" style:family="paragraph" style:parent-style-name="Standard">
      <style:text-properties officeooo:rsid="001b7d00" officeooo:paragraph-rsid="001d6c4c"/>
    </style:style>
    <style:style style:name="P3" style:family="paragraph" style:parent-style-name="Standard">
      <style:text-properties officeooo:rsid="001b7d00" officeooo:paragraph-rsid="001e6621"/>
    </style:style>
    <style:style style:name="P4" style:family="paragraph" style:parent-style-name="Standard">
      <style:text-properties officeooo:rsid="001b7d00" officeooo:paragraph-rsid="001eeecc"/>
    </style:style>
    <style:style style:name="P5" style:family="paragraph" style:parent-style-name="Standard">
      <style:text-properties officeooo:rsid="001b7d00" officeooo:paragraph-rsid="001ff731"/>
    </style:style>
    <style:style style:name="P6" style:family="paragraph" style:parent-style-name="Standard">
      <style:text-properties officeooo:rsid="001b7d00" officeooo:paragraph-rsid="00217c1f"/>
    </style:style>
    <style:style style:name="P7" style:family="paragraph" style:parent-style-name="Standard">
      <style:text-properties officeooo:rsid="001b7d00" officeooo:paragraph-rsid="002285d4"/>
    </style:style>
    <style:style style:name="P8" style:family="paragraph" style:parent-style-name="Standard">
      <style:text-properties officeooo:paragraph-rsid="001b7d00" fo:background-color="#ffff00"/>
    </style:style>
    <style:style style:name="P9" style:family="paragraph" style:parent-style-name="Standard">
      <style:text-properties officeooo:paragraph-rsid="001d6c4c" fo:background-color="#ffff00"/>
    </style:style>
    <style:style style:name="P10" style:family="paragraph" style:parent-style-name="Standard">
      <style:text-properties officeooo:paragraph-rsid="001e6621" fo:background-color="#ffff00"/>
    </style:style>
    <style:style style:name="P11" style:family="paragraph" style:parent-style-name="Standard">
      <style:text-properties officeooo:paragraph-rsid="001ff731" fo:background-color="#ffff00"/>
    </style:style>
    <style:style style:name="P12" style:family="paragraph" style:parent-style-name="Standard">
      <style:text-properties officeooo:paragraph-rsid="0023b825" fo:background-color="#ffff00"/>
    </style:style>
    <style:style style:name="P13" style:family="paragraph" style:parent-style-name="Standard">
      <style:text-properties officeooo:paragraph-rsid="001b7d00" fo:background-color="#ffff00"/>
    </style:style>
    <style:style style:name="P14" style:family="paragraph" style:parent-style-name="Standard">
      <style:text-properties officeooo:rsid="001b7d00" officeooo:paragraph-rsid="001b7d00" fo:background-color="#ffff00"/>
    </style:style>
    <style:style style:name="P15" style:family="paragraph" style:parent-style-name="Standard">
      <style:text-properties officeooo:paragraph-rsid="001d6c4c" fo:background-color="#ffff00"/>
    </style:style>
    <style:style style:name="P16" style:family="paragraph" style:parent-style-name="Standard">
      <style:text-properties officeooo:rsid="001d6c4c" officeooo:paragraph-rsid="001d6c4c" fo:background-color="#ffff00"/>
    </style:style>
    <style:style style:name="P17" style:family="paragraph" style:parent-style-name="Standard">
      <style:text-properties officeooo:paragraph-rsid="001e6621" fo:background-color="#ffff00"/>
    </style:style>
    <style:style style:name="P18" style:family="paragraph" style:parent-style-name="Standard">
      <style:text-properties officeooo:rsid="00119513" officeooo:paragraph-rsid="001e6621" fo:background-color="#ffff00"/>
    </style:style>
    <style:style style:name="P19" style:family="paragraph" style:parent-style-name="Standard">
      <style:text-properties officeooo:paragraph-rsid="001eeecc" fo:background-color="#ffff00"/>
    </style:style>
    <style:style style:name="P20" style:family="paragraph" style:parent-style-name="Standard">
      <style:text-properties officeooo:rsid="0016fc5a" officeooo:paragraph-rsid="001ff731" fo:background-color="#ffff00"/>
    </style:style>
    <style:style style:name="P21" style:family="paragraph" style:parent-style-name="Standard">
      <style:text-properties officeooo:paragraph-rsid="001ff731" fo:background-color="#ffff00"/>
    </style:style>
    <style:style style:name="P22" style:family="paragraph" style:parent-style-name="Standard">
      <style:text-properties officeooo:paragraph-rsid="00217c1f" fo:background-color="#ffff00"/>
    </style:style>
    <style:style style:name="P23" style:family="paragraph" style:parent-style-name="Standard">
      <style:text-properties officeooo:paragraph-rsid="002285d4" fo:background-color="#ffff00"/>
    </style:style>
    <style:style style:name="P24" style:family="paragraph" style:parent-style-name="Standard">
      <style:text-properties officeooo:paragraph-rsid="0023b825" fo:background-color="#ffff00"/>
    </style:style>
    <style:style style:name="P25" style:family="paragraph" style:parent-style-name="Standard">
      <style:text-properties officeooo:paragraph-rsid="0023dc16" fo:background-color="#ffff00"/>
    </style:style>
    <style:style style:name="P26" style:family="paragraph" style:parent-style-name="Standard">
      <style:text-properties officeooo:paragraph-rsid="0025281e" fo:background-color="#ffff00"/>
    </style:style>
    <style:style style:name="P27" style:family="paragraph" style:parent-style-name="Standard">
      <style:text-properties officeooo:paragraph-rsid="00253989" fo:background-color="#ffff00"/>
    </style:style>
    <style:style style:name="P28" style:family="paragraph" style:parent-style-name="Standard">
      <style:text-properties officeooo:paragraph-rsid="0025d55e" fo:background-color="#ffff00"/>
    </style:style>
    <style:style style:name="P29" style:family="paragraph" style:parent-style-name="Standard">
      <style:text-properties fo:color="#c9211e" loext:opacity="100%" officeooo:paragraph-rsid="001b7d00"/>
    </style:style>
    <style:style style:name="P30" style:family="paragraph" style:parent-style-name="Standard">
      <style:text-properties fo:color="#c9211e" loext:opacity="100%" officeooo:paragraph-rsid="001d6c4c"/>
    </style:style>
    <style:style style:name="P31" style:family="paragraph" style:parent-style-name="Standard">
      <style:text-properties fo:color="#c9211e" loext:opacity="100%" officeooo:paragraph-rsid="001e6621" fo:background-color="#ffff00"/>
    </style:style>
    <style:style style:name="P32" style:family="paragraph" style:parent-style-name="Standard">
      <style:text-properties fo:color="#c9211e" loext:opacity="100%" officeooo:paragraph-rsid="001ff731" fo:background-color="#ffff00"/>
    </style:style>
    <style:style style:name="P33" style:family="paragraph" style:parent-style-name="Standard">
      <style:text-properties fo:color="#c9211e" loext:opacity="100%" officeooo:paragraph-rsid="00217c1f" fo:background-color="#ffff00"/>
    </style:style>
    <style:style style:name="P34" style:family="paragraph" style:parent-style-name="Standard">
      <style:text-properties fo:color="#c9211e" loext:opacity="100%" officeooo:paragraph-rsid="002285d4" fo:background-color="#ffff00"/>
    </style:style>
    <style:style style:name="P35" style:family="paragraph" style:parent-style-name="Standard">
      <style:text-properties fo:color="#c9211e" loext:opacity="100%" officeooo:paragraph-rsid="0023b825" fo:background-color="#ffff00"/>
    </style:style>
    <style:style style:name="P36" style:family="paragraph" style:parent-style-name="Standard">
      <style:text-properties fo:color="#c9211e" loext:opacity="100%" officeooo:paragraph-rsid="00253989" fo:background-color="#ffff00"/>
    </style:style>
    <style:style style:name="P37" style:family="paragraph" style:parent-style-name="Standard">
      <style:text-properties fo:color="#c9211e" loext:opacity="100%" officeooo:paragraph-rsid="001e6621" fo:background-color="transparent"/>
    </style:style>
    <style:style style:name="P38" style:family="paragraph" style:parent-style-name="Standard">
      <style:text-properties fo:color="#c9211e" loext:opacity="100%" officeooo:paragraph-rsid="0023dc16" fo:background-color="transparent"/>
    </style:style>
    <style:style style:name="P39" style:family="paragraph" style:parent-style-name="Standard">
      <style:text-properties fo:color="#c9211e" loext:opacity="100%" officeooo:paragraph-rsid="00253989" fo:background-color="transparent"/>
    </style:style>
    <style:style style:name="P40" style:family="paragraph" style:parent-style-name="Standard">
      <style:text-properties fo:color="#c9211e" loext:opacity="100%" officeooo:paragraph-rsid="0025d55e" fo:background-color="transparent"/>
    </style:style>
    <style:style style:name="P41" style:family="paragraph" style:parent-style-name="Standard">
      <style:text-properties fo:color="#c9211e" loext:opacity="100%" officeooo:paragraph-rsid="001e6621"/>
    </style:style>
    <style:style style:name="P42" style:family="paragraph" style:parent-style-name="Standard">
      <style:text-properties fo:color="#c9211e" loext:opacity="100%" officeooo:paragraph-rsid="001eeecc"/>
    </style:style>
    <style:style style:name="P43" style:family="paragraph" style:parent-style-name="Standard">
      <style:text-properties fo:color="#c9211e" loext:opacity="100%" officeooo:paragraph-rsid="001ff731"/>
    </style:style>
    <style:style style:name="P44" style:family="paragraph" style:parent-style-name="Standard">
      <style:text-properties fo:color="#c9211e" loext:opacity="100%" officeooo:paragraph-rsid="00217c1f"/>
    </style:style>
    <style:style style:name="P45" style:family="paragraph" style:parent-style-name="Standard">
      <style:text-properties fo:color="#c9211e" loext:opacity="100%" officeooo:paragraph-rsid="002285d4"/>
    </style:style>
    <style:style style:name="P46" style:family="paragraph" style:parent-style-name="Standard">
      <style:text-properties fo:color="#c9211e" loext:opacity="100%" fo:font-weight="normal" officeooo:rsid="000068b5" officeooo:paragraph-rsid="00236b3c" fo:background-color="transparent" style:font-weight-asian="normal" style:font-weight-complex="normal"/>
    </style:style>
    <style:style style:name="P47" style:family="paragraph" style:parent-style-name="Standard">
      <style:text-properties fo:color="#c9211e" loext:opacity="100%" fo:font-weight="normal" officeooo:paragraph-rsid="0023dc16" fo:background-color="transparent" style:font-weight-asian="normal" style:font-weight-complex="normal"/>
    </style:style>
    <style:style style:name="P48" style:family="paragraph" style:parent-style-name="Standard">
      <style:text-properties fo:color="#c9211e" loext:opacity="100%" officeooo:paragraph-rsid="0023b825"/>
    </style:style>
    <style:style style:name="P49" style:family="paragraph" style:parent-style-name="Standard">
      <style:text-properties fo:color="#c9211e" loext:opacity="100%" officeooo:paragraph-rsid="0025d55e"/>
    </style:style>
    <style:style style:name="P50" style:family="paragraph" style:parent-style-name="Standard">
      <style:text-properties officeooo:paragraph-rsid="001b7d00"/>
    </style:style>
    <style:style style:name="P51" style:family="paragraph" style:parent-style-name="Standard">
      <style:text-properties officeooo:paragraph-rsid="001d6c4c"/>
    </style:style>
    <style:style style:name="P52" style:family="paragraph" style:parent-style-name="Standard">
      <style:text-properties officeooo:paragraph-rsid="001e6621"/>
    </style:style>
    <style:style style:name="P53" style:family="paragraph" style:parent-style-name="Standard">
      <style:text-properties officeooo:paragraph-rsid="001eeecc"/>
    </style:style>
    <style:style style:name="P54" style:family="paragraph" style:parent-style-name="Standard">
      <style:text-properties officeooo:paragraph-rsid="001ff731"/>
    </style:style>
    <style:style style:name="P55" style:family="paragraph" style:parent-style-name="Standard">
      <style:text-properties fo:font-weight="bold" officeooo:paragraph-rsid="00217c1f" fo:background-color="#ffff00" style:font-weight-asian="bold" style:font-weight-complex="bold"/>
    </style:style>
    <style:style style:name="P56" style:family="paragraph" style:parent-style-name="Standard">
      <style:text-properties fo:font-weight="bold" officeooo:paragraph-rsid="002285d4" fo:background-color="#ffff00" style:font-weight-asian="bold" style:font-weight-complex="bold"/>
    </style:style>
    <style:style style:name="P57" style:family="paragraph" style:parent-style-name="Standard">
      <style:text-properties fo:font-weight="bold" officeooo:rsid="000068b5" officeooo:paragraph-rsid="00236b3c" fo:background-color="#ffff00" style:font-weight-asian="bold" style:font-weight-complex="bold"/>
    </style:style>
    <style:style style:name="P58" style:family="paragraph" style:parent-style-name="Standard">
      <style:text-properties fo:font-weight="bold" officeooo:paragraph-rsid="00236b3c" fo:background-color="#ffff00" style:font-weight-asian="bold" style:font-weight-complex="bold"/>
    </style:style>
    <style:style style:name="P59" style:family="paragraph" style:parent-style-name="Standard">
      <style:text-properties fo:font-weight="bold" officeooo:paragraph-rsid="0023dc16" fo:background-color="#ffff00" style:font-weight-asian="bold" style:font-weight-complex="bold"/>
    </style:style>
    <style:style style:name="P60" style:family="paragraph" style:parent-style-name="Standard">
      <style:text-properties officeooo:paragraph-rsid="00217c1f"/>
    </style:style>
    <style:style style:name="P61" style:family="paragraph" style:parent-style-name="Standard">
      <style:text-properties officeooo:paragraph-rsid="002285d4" fo:background-color="transparent"/>
    </style:style>
    <style:style style:name="P62" style:family="paragraph" style:parent-style-name="Standard">
      <style:text-properties officeooo:paragraph-rsid="0023dc16" fo:background-color="transparent"/>
    </style:style>
    <style:style style:name="P63" style:family="paragraph" style:parent-style-name="Standard">
      <style:text-properties officeooo:paragraph-rsid="00253989" fo:background-color="transparent"/>
    </style:style>
    <style:style style:name="P64" style:family="paragraph" style:parent-style-name="Standard">
      <style:text-properties officeooo:paragraph-rsid="002285d4"/>
    </style:style>
    <style:style style:name="P65" style:family="paragraph" style:parent-style-name="Standard">
      <style:text-properties fo:font-weight="normal" officeooo:rsid="000068b5" officeooo:paragraph-rsid="00236b3c" fo:background-color="transparent" style:font-weight-asian="normal" style:font-weight-complex="normal"/>
    </style:style>
    <style:style style:name="P66" style:family="paragraph" style:parent-style-name="Standard">
      <style:text-properties fo:font-weight="normal" officeooo:rsid="000068b5" officeooo:paragraph-rsid="0023b825" fo:background-color="transparent" style:font-weight-asian="normal" style:font-weight-complex="normal"/>
    </style:style>
    <style:style style:name="P67" style:family="paragraph" style:parent-style-name="Standard">
      <style:text-properties fo:font-weight="normal" officeooo:rsid="000068b5" officeooo:paragraph-rsid="0023dc16" fo:background-color="transparent" style:font-weight-asian="normal" style:font-weight-complex="normal"/>
    </style:style>
    <style:style style:name="P68" style:family="paragraph" style:parent-style-name="Standard">
      <style:text-properties fo:font-weight="normal" officeooo:rsid="000068b5" officeooo:paragraph-rsid="0025281e" fo:background-color="transparent" style:font-weight-asian="normal" style:font-weight-complex="normal"/>
    </style:style>
    <style:style style:name="P69" style:family="paragraph" style:parent-style-name="Standard">
      <style:text-properties fo:font-weight="normal" officeooo:rsid="000068b5" officeooo:paragraph-rsid="00253989" fo:background-color="transparent" style:font-weight-asian="normal" style:font-weight-complex="normal"/>
    </style:style>
    <style:style style:name="P70" style:family="paragraph" style:parent-style-name="Standard">
      <style:text-properties fo:font-weight="normal" officeooo:rsid="000068b5" officeooo:paragraph-rsid="0025d55e" fo:background-color="transparent" style:font-weight-asian="normal" style:font-weight-complex="normal"/>
    </style:style>
    <style:style style:name="P71" style:family="paragraph" style:parent-style-name="Standard">
      <style:text-properties fo:font-weight="normal" officeooo:paragraph-rsid="0023dc16" fo:background-color="transparent" style:font-weight-asian="normal" style:font-weight-complex="normal"/>
    </style:style>
    <style:style style:name="P72" style:family="paragraph" style:parent-style-name="Standard">
      <style:text-properties fo:font-weight="normal" officeooo:rsid="000068b5" officeooo:paragraph-rsid="00236b3c" fo:background-color="#ffff00" style:font-weight-asian="normal" style:font-weight-complex="normal"/>
    </style:style>
    <style:style style:name="P73" style:family="paragraph" style:parent-style-name="Standard">
      <style:text-properties fo:font-weight="normal" officeooo:rsid="000068b5" officeooo:paragraph-rsid="00236b3c" fo:background-color="#ffff00" style:font-weight-asian="normal" style:font-weight-complex="normal"/>
    </style:style>
    <style:style style:name="P74" style:family="paragraph" style:parent-style-name="Standard">
      <style:text-properties fo:font-weight="normal" officeooo:paragraph-rsid="0023dc16" fo:background-color="#ffff00" style:font-weight-asian="normal" style:font-weight-complex="normal"/>
    </style:style>
    <style:style style:name="P75" style:family="paragraph" style:parent-style-name="Standard">
      <style:text-properties officeooo:paragraph-rsid="0023b825"/>
    </style:style>
    <style:style style:name="P7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Helvetica Neue" fo:font-size="10.5pt" fo:letter-spacing="normal" fo:font-style="normal" fo:font-weight="bold" officeooo:paragraph-rsid="0025281e" fo:background-color="#ffff00" style:font-weight-asian="bold" style:font-weight-complex="bold"/>
    </style:style>
    <style:style style:name="P77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25281e"/>
    </style:style>
    <style:style style:name="P78" style:family="paragraph" style:parent-style-name="Standard">
      <style:text-properties fo:color="#bf0041" loext:opacity="100%" officeooo:paragraph-rsid="0025281e" fo:background-color="#ffff00"/>
    </style:style>
    <style:style style:name="P79" style:family="paragraph" style:parent-style-name="Standard">
      <style:text-properties fo:color="#bf0041" loext:opacity="100%" officeooo:paragraph-rsid="0025281e"/>
    </style:style>
    <style:style style:name="P80" style:family="paragraph" style:parent-style-name="Standard">
      <style:text-properties officeooo:paragraph-rsid="0025281e"/>
    </style:style>
    <style:style style:name="P81" style:family="paragraph" style:parent-style-name="Standard">
      <style:text-properties officeooo:paragraph-rsid="0025d55e"/>
    </style:style>
    <style:style style:name="P82" style:family="paragraph" style:parent-style-name="Text_20_body" style:list-style-name="L1">
      <style:paragraph-properties fo:margin-left="0cm" fo:margin-right="0cm" fo:margin-top="0cm" fo:margin-bottom="0cm" style:contextual-spacing="false" style:line-height-at-least="0.529cm" fo:text-align="center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Helvetica Neue" fo:font-size="9.75pt" fo:letter-spacing="normal" fo:font-style="normal" fo:font-weight="bold" officeooo:paragraph-rsid="0025d55e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color="#c9211e" loext:opacity="100%"/>
    </style:style>
    <style:style style:name="T4" style:family="text">
      <style:text-properties officeooo:rsid="00105c85"/>
    </style:style>
    <style:style style:name="T5" style:family="text">
      <style:text-properties officeooo:rsid="001b87f6"/>
    </style:style>
    <style:style style:name="T6" style:family="text">
      <style:text-properties officeooo:rsid="00054461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054461" fo:background-color="transparent" loext:char-shading-value="0"/>
    </style:style>
    <style:style style:name="T9" style:family="text">
      <style:text-properties fo:color="#bf0041" loext:opacity="100%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VA QUESTIONÁRIO</text:p>
      <text:p text:style-name="P14"/>
      <text:p text:style-name="P14">AULA 2 - Mapa mental</text:p>
      <text:p text:style-name="P1"/>
      <text:p text:style-name="P8">TESTE REALIZADO</text:p>
      <text:p text:style-name="P50"/>
      <text:p text:style-name="P50"><text:s/></text:p>
      <text:p text:style-name="P50"><text:span text:style-name="T2">Questão1</text:span> <text:s/></text:p>
      <text:p text:style-name="P50"><text:s/></text:p>
      <text:p text:style-name="P50"><text:s text:c="3"/>Cada um de nós vê o mundo através das lentes específicas de nossa própria ________.</text:p>
      <text:p text:style-name="P50"><text:s/></text:p>
      <text:p text:style-name="P50">1 - classe social</text:p>
      <text:p text:style-name="P50">2 - profissão</text:p>
      <text:p text:style-name="P50">3 - idade</text:p>
      <text:p text:style-name="P50">4 - imaginação</text:p>
      <text:p text:style-name="P8">5 - experiência</text:p>
      <text:p text:style-name="P50"><text:s/></text:p>
      <text:p text:style-name="P8">Sua resposta: experiência</text:p>
      <text:p text:style-name="P50">Valor: Resposta Correta</text:p>
      <text:p text:style-name="P50">Valor recebido: 10.00</text:p>
      <text:p text:style-name="P50"/>
      <text:p text:style-name="P50"/>
      <text:p text:style-name="P50"><text:s/></text:p>
      <text:p text:style-name="P50"><text:s/></text:p>
      <text:p text:style-name="P29">Questão2 <text:s/></text:p>
      <text:p text:style-name="P50"><text:s/></text:p>
      <text:p text:style-name="P50"><text:s text:c="3"/>O mapa mental é na realidade uma grande quantidade de relações __________ entre opções de comportamentos e resultados esperados.</text:p>
      <text:p text:style-name="P50"><text:s/></text:p>
      <text:p text:style-name="P29">1 - comparativas</text:p>
      <text:p text:style-name="P50">2 - de antagonismo</text:p>
      <text:p text:style-name="P50">3 - de neutralidade</text:p>
      <text:p text:style-name="P50">4 - temporais</text:p>
      <text:p text:style-name="P50">5 - de causa e efeito</text:p>
      <text:p text:style-name="P50"><text:s/></text:p>
      <text:p text:style-name="P29">Sua resposta: comparativas</text:p>
      <text:p text:style-name="P50">Valor: Resposta Errada - Consulte a página 13</text:p>
      <text:p text:style-name="P50">Valor recebido: 0.00</text:p>
      <text:p text:style-name="P50"/>
      <text:p text:style-name="P50"/>
      <text:p text:style-name="P50"><text:s/></text:p>
      <text:p text:style-name="P50"><text:s/></text:p>
      <text:p text:style-name="P8">Questão3 <text:s/></text:p>
      <text:p text:style-name="P50"><text:s/></text:p>
      <text:p text:style-name="P50"><text:s text:c="3"/>Os reforços psicológicos positivos __________ as ligações existentes entre grupos de neurônios.</text:p>
      <text:p text:style-name="P50"><text:s/></text:p>
      <text:p text:style-name="P50">1 - atenuam</text:p>
      <text:p text:style-name="P8">2 - reforçam</text:p>
      <text:p text:style-name="P50">3 - mantêm constantes</text:p>
      <text:p text:style-name="P50">4 - eliminam</text:p>
      <text:p text:style-name="P50">5 - ajustam</text:p>
      <text:p text:style-name="P50"><text:s/></text:p>
      <text:p text:style-name="P8"><text:soft-page-break/>Sua resposta: reforçam</text:p>
      <text:p text:style-name="P50">Valor: Resposta Correta</text:p>
      <text:p text:style-name="P50">Valor recebido: 10.00</text:p>
      <text:p text:style-name="P50"/>
      <text:p text:style-name="P50"/>
      <text:p text:style-name="P50"><text:s/></text:p>
      <text:p text:style-name="P50"><text:s/></text:p>
      <text:p text:style-name="P8">Questão4 <text:s/></text:p>
      <text:p text:style-name="P50"><text:s/></text:p>
      <text:p text:style-name="P50"><text:s text:c="3"/>Ao deparar-se com um assunto já conhecido, nosso mapa mental __________.</text:p>
      <text:p text:style-name="P50"><text:s/></text:p>
      <text:p text:style-name="P50">1 - descarta-o imediatamente</text:p>
      <text:p text:style-name="P50">2 - modifica-o inconscientemente</text:p>
      <text:p text:style-name="P8">3 - compara-o com os conhecimentos anteriores</text:p>
      <text:p text:style-name="P50">4 - registra-o sem prévia análise</text:p>
      <text:p text:style-name="P50">5 - registra-o mas não o classifica</text:p>
      <text:p text:style-name="P50"><text:s/></text:p>
      <text:p text:style-name="P8">Sua resposta: compara-o com os conhecimentos anteriores</text:p>
      <text:p text:style-name="P50">Valor: Resposta Correta</text:p>
      <text:p text:style-name="P50">Valor recebido: 10.00</text:p>
      <text:p text:style-name="P50"/>
      <text:p text:style-name="P50"/>
      <text:p text:style-name="P50"><text:s/></text:p>
      <text:p text:style-name="P50"><text:s/></text:p>
      <text:p text:style-name="P8">Questão5 <text:s/></text:p>
      <text:p text:style-name="P50"><text:s/></text:p>
      <text:p text:style-name="P50"><text:s text:c="3"/>À medida que o ser humano aprende algo novo, as ligações entre grupos de neurônios__________.</text:p>
      <text:p text:style-name="P50"><text:s/></text:p>
      <text:p text:style-name="P50">1 - mudam sua forma física</text:p>
      <text:p text:style-name="P8">2 - mudam sua composição química</text:p>
      <text:p text:style-name="P50">3 - permanecem sem alteração</text:p>
      <text:p text:style-name="P50">4 - são desfeitas</text:p>
      <text:p text:style-name="P50">5 - triplicam de tamanho</text:p>
      <text:p text:style-name="P50"><text:s/></text:p>
      <text:p text:style-name="P8">Sua resposta: mudam sua composição química</text:p>
      <text:p text:style-name="P50">Valor: Resposta Correta</text:p>
      <text:p text:style-name="P50">Valor recebido: 10.00</text:p>
      <text:p text:style-name="P50"/>
      <text:p text:style-name="P50"/>
      <text:p text:style-name="P50"><text:s/></text:p>
      <text:p text:style-name="P50"><text:s/></text:p>
      <text:p text:style-name="P8">Questão6 <text:s/></text:p>
      <text:p text:style-name="P50"><text:s/></text:p>
      <text:p text:style-name="P50"><text:s text:c="3"/>Tudo aquilo que __________ representa um processo de punição.</text:p>
      <text:p text:style-name="P50"><text:s/></text:p>
      <text:p text:style-name="P50">1 - aprendemos</text:p>
      <text:p text:style-name="P50">2 - vivenciamos</text:p>
      <text:p text:style-name="P50">3 - presenciamos</text:p>
      <text:p text:style-name="P8">4 - desgostamos</text:p>
      <text:p text:style-name="P50">5 - acreditamos</text:p>
      <text:p text:style-name="P50"><text:s/></text:p>
      <text:p text:style-name="P8"><text:soft-page-break/>Sua resposta: desgostamos</text:p>
      <text:p text:style-name="P50">Valor: Resposta Correta</text:p>
      <text:p text:style-name="P50">Valor recebido: 10.00</text:p>
      <text:p text:style-name="P50"/>
      <text:p text:style-name="P50"/>
      <text:p text:style-name="P50"><text:s/></text:p>
      <text:p text:style-name="P50"><text:s/></text:p>
      <text:p text:style-name="P8">Questão7 <text:s/></text:p>
      <text:p text:style-name="P50"><text:s/></text:p>
      <text:p text:style-name="P50"><text:s text:c="3"/>As alterações químicas entre grupos de neurônios representam__________ de uma pessoa.</text:p>
      <text:p text:style-name="P50"><text:s/></text:p>
      <text:p text:style-name="P50">1 - o quociente de inteligência</text:p>
      <text:p text:style-name="P50">2 - o quociente emocional</text:p>
      <text:p text:style-name="P50">3 - os pontos vulneráveis</text:p>
      <text:p text:style-name="P8">4 - a história de toda a vida</text:p>
      <text:p text:style-name="P50">5 - o nível intelectual</text:p>
      <text:p text:style-name="P50"><text:s/></text:p>
      <text:p text:style-name="P8">Sua resposta: a história de toda a vida</text:p>
      <text:p text:style-name="P50">Valor: Resposta Correta</text:p>
      <text:p text:style-name="P50">Valor recebido: 10.00</text:p>
      <text:p text:style-name="P50"/>
      <text:p text:style-name="P50"/>
      <text:p text:style-name="P50"><text:s/></text:p>
      <text:p text:style-name="P50"><text:s/></text:p>
      <text:p text:style-name="P29">Questão8 <text:s/></text:p>
      <text:p text:style-name="P50"><text:s/></text:p>
      <text:p text:style-name="P50"><text:s text:c="3"/>__________ é o conjunto de crenças e suposições que fornece ordem e previsibilidade ao nosso mundo pessoal.</text:p>
      <text:p text:style-name="P50"><text:s/></text:p>
      <text:p text:style-name="P50">1 - Nossa profissão</text:p>
      <text:p text:style-name="P50">2 - Nosso sistema nervoso</text:p>
      <text:p text:style-name="P50">3 - Nosso partido político</text:p>
      <text:p text:style-name="P50">4 - Nosso mapa mental</text:p>
      <text:p text:style-name="P29">5 - Nosso nível social</text:p>
      <text:p text:style-name="P50"><text:s/></text:p>
      <text:p text:style-name="P29">Sua resposta: Nosso nível social</text:p>
      <text:p text:style-name="P50">Valor: Resposta Errada - Consulte a página 12</text:p>
      <text:p text:style-name="P50">Valor recebido: 0.00</text:p>
      <text:p text:style-name="P50"/>
      <text:p text:style-name="P50"/>
      <text:p text:style-name="P50"><text:s/></text:p>
      <text:p text:style-name="P50"><text:s/></text:p>
      <text:p text:style-name="P8">Questão9 <text:s/></text:p>
      <text:p text:style-name="P50"><text:s/></text:p>
      <text:p text:style-name="P50"><text:s text:c="3"/>As pessoas adquirem suas crenças a partir da interpretação __________.</text:p>
      <text:p text:style-name="P50"><text:s/></text:p>
      <text:p text:style-name="P50">1 - dos ensinamentos da escola</text:p>
      <text:p text:style-name="P50">2 - da experiência dos seus pais</text:p>
      <text:p text:style-name="P50">3 - dos melhores autores</text:p>
      <text:p text:style-name="P8">4 - de suas experiências</text:p>
      <text:p text:style-name="P50">5 - dos ensinamentos de infância</text:p>
      <text:p text:style-name="P50"><text:s/></text:p>
      <text:p text:style-name="P8"><text:soft-page-break/>Sua resposta: de suas experiências</text:p>
      <text:p text:style-name="P50">Valor: Resposta Correta</text:p>
      <text:p text:style-name="P50">Valor recebido: 10.00</text:p>
      <text:p text:style-name="P50"/>
      <text:p text:style-name="P50"/>
      <text:p text:style-name="P50"><text:s/></text:p>
      <text:p text:style-name="P50"><text:s/></text:p>
      <text:p text:style-name="P8">Questão10 <text:s/></text:p>
      <text:p text:style-name="P50"><text:s/></text:p>
      <text:p text:style-name="P50"><text:s text:c="3"/>As experiências do Prof. Leone provaram que a aprendizagem, além da atividade física, pode ser concretizada também pela __________.</text:p>
      <text:p text:style-name="P50"><text:s/></text:p>
      <text:p text:style-name="P50">1 - leitura</text:p>
      <text:p text:style-name="P50">2 - imitação</text:p>
      <text:p text:style-name="P50">3 - hipnose</text:p>
      <text:p text:style-name="P50">4 - prática constante</text:p>
      <text:p text:style-name="P8">5 - imaginação</text:p>
      <text:p text:style-name="P50"><text:s/></text:p>
      <text:p text:style-name="P8">Sua resposta: imaginação</text:p>
      <text:p text:style-name="P50">Valor: Resposta Correta</text:p>
      <text:p text:style-name="P50">Valor recebido: 10.00</text:p>
      <text:p text:style-name="P50"><text:s/></text:p>
      <text:p text:style-name="P50"><text:s/></text:p>
      <text:p text:style-name="P13">Questão3 <text:s/></text:p>
      <text:p text:style-name="P50"><text:s/></text:p>
      <text:p text:style-name="P50"><text:s text:c="3"/>Os olhos somente conseguem ver as ondas eletromagnéticas que estão na faixa de frequência entre __________.</text:p>
      <text:p text:style-name="P50"><text:s/></text:p>
      <text:p text:style-name="P29">1 - VHF e o UHF</text:p>
      <text:p text:style-name="P29">2 - infravermelho e o VHF</text:p>
      <text:p text:style-name="P13">3 - infravermelho e ultravioleta</text:p>
      <text:p text:style-name="P50">4 - VHF e micro-onda</text:p>
      <text:p text:style-name="P50">5 - as micro-ondas e o VHF</text:p>
      <text:p text:style-name="P29"><text:s/></text:p>
      <text:p text:style-name="P29">Sua resposta: infravermelho e o VHF</text:p>
      <text:p text:style-name="P50">Valor: Resposta Errada - Consulte a página 7</text:p>
      <text:p text:style-name="P50">Valor recebido: 0.00</text:p>
      <text:p text:style-name="P50"/>
      <text:p text:style-name="P50"><text:s/></text:p>
      <text:p text:style-name="P50"><text:s/></text:p>
      <text:p text:style-name="P8">Questão6 <text:s/></text:p>
      <text:p text:style-name="P50"><text:s/></text:p>
      <text:p text:style-name="P50"><text:s text:c="3"/>Qualquer modificação no mapa mental provocará ações __________ no futuro.</text:p>
      <text:p text:style-name="P50"><text:s/></text:p>
      <text:p text:style-name="P50">1 - idênticas</text:p>
      <text:p text:style-name="P50">2 - parecidas</text:p>
      <text:p text:style-name="P13">3 - diferentes</text:p>
      <text:p text:style-name="P50">4 - inesperadas</text:p>
      <text:p text:style-name="P50">5 - negativas</text:p>
      <text:p text:style-name="P50"><text:s/></text:p>
      <text:p text:style-name="P50">Sua resposta: idênticas</text:p>
      <text:p text:style-name="P50">Valor: Resposta Errada - Consulte a página 13</text:p>
      <text:p text:style-name="P50"><text:soft-page-break/>Valor recebido: 0.00</text:p>
      <text:p text:style-name="P50"/>
      <text:p text:style-name="P50"/>
      <text:p text:style-name="P50"><text:s/></text:p>
      <text:p text:style-name="P50"><text:s/></text:p>
      <text:p text:style-name="P8">Questão7 <text:s/></text:p>
      <text:p text:style-name="P50"><text:s/></text:p>
      <text:p text:style-name="P50"><text:s text:c="3"/>Nosso sistema de __________ cria a nossa realidade.</text:p>
      <text:p text:style-name="P50"><text:s/></text:p>
      <text:p text:style-name="P50">1 - análise de problemas</text:p>
      <text:p text:style-name="P13">2 - crenças pessoais</text:p>
      <text:p text:style-name="P50">3 - aprendizagem</text:p>
      <text:p text:style-name="P50">4 - relacionamento interpessoal</text:p>
      <text:p text:style-name="P50">5 - conhecimento</text:p>
      <text:p text:style-name="P50"><text:s/></text:p>
      <text:p text:style-name="P50">Sua resposta: análise de problemas</text:p>
      <text:p text:style-name="P50">Valor: Resposta Errada - Consulte a página 16</text:p>
      <text:p text:style-name="P50">Valor recebido: 0.00</text:p>
      <text:p text:style-name="P50"/>
      <text:p text:style-name="P50"/>
      <text:p text:style-name="P50"/>
      <text:p text:style-name="P50"/>
      <text:p text:style-name="P50"/>
      <text:p text:style-name="P50"><text:s/></text:p>
      <text:p text:style-name="P50"><text:s/></text:p>
      <text:p text:style-name="P50"><text:span text:style-name="T1">Questão9 </text:span><text:s/></text:p>
      <text:p text:style-name="P50"><text:s/></text:p>
      <text:p text:style-name="P50"><text:s text:c="3"/>Os processos de punição conseguem mudar um comportamento indesejável, porém eles __________ o nível de energia do funcionário.</text:p>
      <text:p text:style-name="P50"><text:s/></text:p>
      <text:p text:style-name="P50">1 - aumentam</text:p>
      <text:p text:style-name="P50">2 - mantêm constante</text:p>
      <text:p text:style-name="P13">3 - reduzem</text:p>
      <text:p text:style-name="P50">4 - eliminam</text:p>
      <text:p text:style-name="P50">5 - quase não alteram</text:p>
      <text:p text:style-name="P50"><text:s/></text:p>
      <text:p text:style-name="P50">Sua resposta: aumentam</text:p>
      <text:p text:style-name="P50">Valor: Resposta Errada - Consulte a página 18</text:p>
      <text:p text:style-name="P50">Valor recebido: 0.00</text:p>
      <text:p text:style-name="P50"/>
      <text:p text:style-name="P50"/>
      <text:p text:style-name="P50"><text:s/></text:p>
      <text:p text:style-name="P50"><text:s/></text:p>
      <text:p text:style-name="P29">Questão10 <text:s/></text:p>
      <text:p text:style-name="P50"><text:s/></text:p>
      <text:p text:style-name="P50"><text:s text:c="3"/>__________ é o conjunto de crenças e suposições que fornece ordem e previsibilidade ao nosso mundo pessoal.</text:p>
      <text:p text:style-name="P50"><text:s/></text:p>
      <text:p text:style-name="P29">1 - Nossa profissão</text:p>
      <text:p text:style-name="P50">2 - Nosso sistema nervoso</text:p>
      <text:p text:style-name="P50">3 - Nosso partido político</text:p>
      <text:p text:style-name="P50">4 - Nosso mapa mental</text:p>
      <text:p text:style-name="P50"><text:soft-page-break/>5 - Nosso nível social</text:p>
      <text:p text:style-name="P50"><text:s/></text:p>
      <text:p text:style-name="P29">Sua resposta: Nossa profissão</text:p>
      <text:p text:style-name="P50">Valor: Resposta Errada - Consulte a página 12</text:p>
      <text:p text:style-name="P1">Valor recebido: 0.0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<text:soft-page-break/></text:p>
      <text:p text:style-name="P16">AULA 3 – Trabalho emociona</text:p>
      <text:p text:style-name="P9">TESTE REALIZADO</text:p>
      <text:p text:style-name="P51"/>
      <text:p text:style-name="P51"><text:s/></text:p>
      <text:p text:style-name="P15">Questão1 <text:s/></text:p>
      <text:p text:style-name="P51"><text:s/></text:p>
      <text:p text:style-name="P51"><text:s text:c="3"/>Os problemas do trabalho emocional __________.</text:p>
      <text:p text:style-name="P51"><text:s/></text:p>
      <text:p text:style-name="P51">1 - não devem influenciar na seleção de pessoal</text:p>
      <text:p text:style-name="P51">2 - devem ser tratados de forma secundária na seleção de pessoal</text:p>
      <text:p text:style-name="P15">3 - precisam ser considerados prioritariamente na seleção de pessoal</text:p>
      <text:p text:style-name="P51">4 - não afetam o rendimento dos funcionários</text:p>
      <text:p text:style-name="P51">5 - não são transferidos aos clientes</text:p>
      <text:p text:style-name="P51"><text:s/></text:p>
      <text:p text:style-name="P15">Sua resposta: precisam ser considerados prioritariamente na seleção de pessoal</text:p>
      <text:p text:style-name="P51">Valor: Resposta Correta</text:p>
      <text:p text:style-name="P51">Valor recebido: 10.00</text:p>
      <text:p text:style-name="P51"/>
      <text:p text:style-name="P51"/>
      <text:p text:style-name="P51"><text:s/></text:p>
      <text:p text:style-name="P15"><text:s/></text:p>
      <text:p text:style-name="P15">Questão2 <text:s/></text:p>
      <text:p text:style-name="P51"><text:s/></text:p>
      <text:p text:style-name="P51"><text:s text:c="3"/>A longo prazo, investir no treinamento dos empregados é __________.</text:p>
      <text:p text:style-name="P51"><text:s/></text:p>
      <text:p text:style-name="P15">1 - altamente lucrativo</text:p>
      <text:p text:style-name="P51">2 - perda de tempo</text:p>
      <text:p text:style-name="P51">3 - um mau investimento</text:p>
      <text:p text:style-name="P51">4 - de retorno muito baixo</text:p>
      <text:p text:style-name="P51">5 - desaconselhável</text:p>
      <text:p text:style-name="P51"><text:s/></text:p>
      <text:p text:style-name="P15">Sua resposta: altamente lucrativo</text:p>
      <text:p text:style-name="P51">Valor: Resposta Correta</text:p>
      <text:p text:style-name="P51">Valor recebido: 10.00</text:p>
      <text:p text:style-name="P51"/>
      <text:p text:style-name="P51"/>
      <text:p text:style-name="P51"><text:s/></text:p>
      <text:p text:style-name="P51"><text:s/></text:p>
      <text:p text:style-name="P15">Questão3 <text:s/></text:p>
      <text:p text:style-name="P51"><text:s/></text:p>
      <text:p text:style-name="P51"><text:s text:c="3"/>Devemos selecionar para a linha de frente os candidatos __________.</text:p>
      <text:p text:style-name="P51"><text:s/></text:p>
      <text:p text:style-name="P51">1 - que não suportam a pressão emocional</text:p>
      <text:p text:style-name="P51">2 - que conhecem bem a rotina</text:p>
      <text:p text:style-name="P51">3 - com indicação política</text:p>
      <text:p text:style-name="P15">4 - que suportam a pressão emocional</text:p>
      <text:p text:style-name="P51">5 - que sejam técnicos experientes</text:p>
      <text:p text:style-name="P51"><text:s/></text:p>
      <text:p text:style-name="P15">Sua resposta: que suportam a pressão emocional</text:p>
      <text:p text:style-name="P51">Valor: Resposta Correta</text:p>
      <text:p text:style-name="P51">Valor recebido: 10.00</text:p>
      <text:p text:style-name="P51"><text:soft-page-break/></text:p>
      <text:p text:style-name="P51"/>
      <text:p text:style-name="P51"><text:s/></text:p>
      <text:p text:style-name="P51"><text:s/></text:p>
      <text:p text:style-name="P15">Questão4 <text:s/></text:p>
      <text:p text:style-name="P15"><text:s/></text:p>
      <text:p text:style-name="P51"><text:s text:c="3"/>O resultado final de qualquer esforço depende __________.</text:p>
      <text:p text:style-name="P51"><text:s/></text:p>
      <text:p text:style-name="P51">1 - somente de sua intensidade</text:p>
      <text:p text:style-name="P51">2 - somente da razão pela qual ele foi executado</text:p>
      <text:p text:style-name="P15">3 - de quem o executa</text:p>
      <text:p text:style-name="P51">4 - somente de quando ele foi executado</text:p>
      <text:p text:style-name="P51">5 - somente de como o trabalho é feito</text:p>
      <text:p text:style-name="P51"><text:s/></text:p>
      <text:p text:style-name="P15">Sua resposta: de quem o executa</text:p>
      <text:p text:style-name="P51">Valor: Resposta Correta</text:p>
      <text:p text:style-name="P51">Valor recebido: 10.00</text:p>
      <text:p text:style-name="P51"/>
      <text:p text:style-name="P51"/>
      <text:p text:style-name="P51"><text:s/></text:p>
      <text:p text:style-name="P51"><text:s/></text:p>
      <text:p text:style-name="P15">Questão5 <text:s/></text:p>
      <text:p text:style-name="P51"><text:s/></text:p>
      <text:p text:style-name="P51"><text:s text:c="3"/>O trabalho emocional __________.</text:p>
      <text:p text:style-name="P51"><text:s/></text:p>
      <text:p text:style-name="P51">1 - é uma atividade do hemisfério esquerdo do cérebro</text:p>
      <text:p text:style-name="P51">2 - é idêntico ao trabalho físico</text:p>
      <text:p text:style-name="P51">3 - não deve ser considerado na contratação de um profissional</text:p>
      <text:p text:style-name="P15">4 - é uma atividade do hemisfério direito do cérebro</text:p>
      <text:p text:style-name="P51">5 - é irrelevante em comparação ao trabalho físico</text:p>
      <text:p text:style-name="P51"><text:s/></text:p>
      <text:p text:style-name="P15">Sua resposta: é uma atividade do hemisfério direito do cérebro</text:p>
      <text:p text:style-name="P51">Valor: Resposta Correta</text:p>
      <text:p text:style-name="P51">Valor recebido: 10.00</text:p>
      <text:p text:style-name="P51"/>
      <text:p text:style-name="P51"/>
      <text:p text:style-name="P51"><text:s/></text:p>
      <text:p text:style-name="P51"><text:s/></text:p>
      <text:p text:style-name="P15">Questão6 <text:s/></text:p>
      <text:p text:style-name="P51"><text:s/></text:p>
      <text:p text:style-name="P51"><text:s text:c="3"/>A reação emocional negativa do empregado submetido à sobrecarga emocional__________.</text:p>
      <text:p text:style-name="P51"><text:s/></text:p>
      <text:p text:style-name="P51">1 - não é transferida aos clientes</text:p>
      <text:p text:style-name="P51">2 - não afeta seu desempenho</text:p>
      <text:p text:style-name="P51">3 - pode motivá-lo a melhorar seu trabalho</text:p>
      <text:p text:style-name="P51">4 - não afeta seus demais colegas de trabalho</text:p>
      <text:p text:style-name="P15">5 - é transferida aos clientes</text:p>
      <text:p text:style-name="P51"><text:s/></text:p>
      <text:p text:style-name="P15">Sua resposta: é transferida aos clientes</text:p>
      <text:p text:style-name="P51">Valor: Resposta Correta</text:p>
      <text:p text:style-name="P51">Valor recebido: 10.00</text:p>
      <text:p text:style-name="P51"/>
      <text:p text:style-name="P51"><text:soft-page-break/></text:p>
      <text:p text:style-name="P51"><text:s/></text:p>
      <text:p text:style-name="P51"><text:s/></text:p>
      <text:p text:style-name="P15">Questão7 <text:s/></text:p>
      <text:p text:style-name="P51"><text:s/></text:p>
      <text:p text:style-name="P51"><text:s text:c="3"/>Os testes de aptidão desenvolvidos pelas empresas __________.</text:p>
      <text:p text:style-name="P51"><text:s/></text:p>
      <text:p text:style-name="P51">1 - avaliam basicamente o quoeficiente emocional do candidato</text:p>
      <text:p text:style-name="P51">2 - medem o potencial presente e futuro dos candidatos</text:p>
      <text:p text:style-name="P51">3 - dão ênfase ao pensamento a longo prazo do candidato</text:p>
      <text:p text:style-name="P51">4 - priorizam o aspecto humano do candidato, ao invés do técnico</text:p>
      <text:p text:style-name="P15">5 - medem quase sempre o potencial para o trabalho a curto prazo</text:p>
      <text:p text:style-name="P51"><text:s/></text:p>
      <text:p text:style-name="P15">Sua resposta: medem quase sempre o potencial para o trabalho a curto prazo</text:p>
      <text:p text:style-name="P51">Valor: Resposta Correta</text:p>
      <text:p text:style-name="P51">Valor recebido: 10.00</text:p>
      <text:p text:style-name="P51"/>
      <text:p text:style-name="P51"/>
      <text:p text:style-name="P51"><text:s/></text:p>
      <text:p text:style-name="P51"><text:s/></text:p>
      <text:p text:style-name="P30">Questão8 <text:s/></text:p>
      <text:p text:style-name="P51"><text:s/></text:p>
      <text:p text:style-name="P51"><text:s text:c="3"/>__________ permite reduzir a rotatividade do pessoal.</text:p>
      <text:p text:style-name="P51"><text:s/></text:p>
      <text:p text:style-name="P30">1 - Pagamento de salários menores</text:p>
      <text:p text:style-name="P15">2 - Uma forte fiscalização</text:p>
      <text:p text:style-name="P51">3 - Uma maior liberdade no horário de saída</text:p>
      <text:p text:style-name="P51">4 - Treinamento dos empregados</text:p>
      <text:p text:style-name="P51">5 - A contratação de consultoria externa</text:p>
      <text:p text:style-name="P51"><text:s/></text:p>
      <text:p text:style-name="P30">Sua resposta: Pagamento de salários menores</text:p>
      <text:p text:style-name="P51">Valor: Resposta Errada - Consulte a página 8</text:p>
      <text:p text:style-name="P51">Valor recebido: 0.00</text:p>
      <text:p text:style-name="P51"/>
      <text:p text:style-name="P51"/>
      <text:p text:style-name="P51"><text:s/></text:p>
      <text:p text:style-name="P51"><text:s/></text:p>
      <text:p text:style-name="P51">Questão9 <text:s/></text:p>
      <text:p text:style-name="P51"><text:s/></text:p>
      <text:p text:style-name="P51"><text:s text:c="3"/>O trabalho __________ depende das habilidades de comunicação.</text:p>
      <text:p text:style-name="P51"><text:s/></text:p>
      <text:p text:style-name="P51">1 - puramente técnico</text:p>
      <text:p text:style-name="P15">2 - de contato com os clientes</text:p>
      <text:p text:style-name="P51">3 - de rotina interna</text:p>
      <text:p text:style-name="P51">4 - de fazer as especificações de novos produtos</text:p>
      <text:p text:style-name="P51">5 - de fazer a manutenção industrial</text:p>
      <text:p text:style-name="P51"><text:s/></text:p>
      <text:p text:style-name="P15">Sua resposta: de contato com os clientes</text:p>
      <text:p text:style-name="P51">Valor: Resposta Correta</text:p>
      <text:p text:style-name="P51">Valor recebido: 10.00</text:p>
      <text:p text:style-name="P51"/>
      <text:p text:style-name="P51"/>
      <text:p text:style-name="P51"><text:soft-page-break/><text:s/></text:p>
      <text:p text:style-name="P51"><text:s/></text:p>
      <text:p text:style-name="P15">Questão10 <text:s/></text:p>
      <text:p text:style-name="P51"><text:s/></text:p>
      <text:p text:style-name="P51"><text:s text:c="3"/>Julgue as sentenças a seguir e marque a alternativa correta.</text:p>
      <text:p text:style-name="P51"><text:s/></text:p>
      <text:p text:style-name="P51">1 - A sobrecarga de trabalho emocional pode motivar o empregado positivamente.</text:p>
      <text:p text:style-name="P51">2 - Reações emocionais, psicológicas e pessoais fazem parte do trabalho dos funcionários, mas não devemos lidar com elas, devido à sua subjetividade.</text:p>
      <text:p text:style-name="P51">3 - As atividades de serviço não exigem mais emoções dos funcionários.</text:p>
      <text:p text:style-name="P15">4 - Estresse, hostilidade ao cliente, mau humor e irritabilidade podem estar relacionados à sobrecarga do trabalho emocional.</text:p>
      <text:p text:style-name="P51">5 - As tarefas do trabalho industrial exigem muito esforço emocional, comparado ao trabalho em empresas de serviços.</text:p>
      <text:p text:style-name="P51"><text:s/></text:p>
      <text:p text:style-name="P15">Sua resposta: Estresse, hostilidade ao cliente, mau humor e irritabilidade podem estar relacionados à sobrecarga do trabalho emocional.</text:p>
      <text:p text:style-name="P51">Valor: Resposta Correta</text:p>
      <text:p text:style-name="P51">Valor recebido: 10.00</text:p>
      <text:p text:style-name="P51"/>
      <text:p text:style-name="P51"/>
      <text:p text:style-name="P51"><text:s/></text:p>
      <text:p text:style-name="P51"><text:s/></text:p>
      <text:p text:style-name="P51">Total de itens corretos: 9</text:p>
      <text:p text:style-name="P51">Total de itens errados: 1</text:p>
      <text:p text:style-name="P51"><text:s/></text:p>
      <text:p text:style-name="P2">Nota obtida no teste: 90.00 / 100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><text:soft-page-break/>AULA 4 – Metodologia de reuniões </text:p>
      <text:p text:style-name="P10">TESTE REALIZADO</text:p>
      <text:p text:style-name="P31"><text:s/></text:p>
      <text:p text:style-name="P31">Questão1 <text:s/></text:p>
      <text:p text:style-name="P52"><text:s/></text:p>
      <text:p text:style-name="P52"><text:s text:c="3"/></text:p>
      <text:p text:style-name="P52">Para que ocorram as reuniões, os funcionários das organizações são afastados de suas atividades rotineiras para participarem das mesmas. Porém, está comprovado que:</text:p>
      <text:p text:style-name="P52"/>
      <text:p text:style-name="P52">I - Todos os membros das organizações devem participar de todas as reuniões, pois as decisões devem ser colegiadas;</text:p>
      <text:p text:style-name="P52">II - Só existe uma produtividade aceitável nas reuniões, se as mesmas tiverem uma duração de 10 a 15 minutos;</text:p>
      <text:p text:style-name="P52">III - As reuniões não necessitam de uma pauta definida, pois é no decorrer das mesmas que surgem as ideias mais brilhantes;</text:p>
      <text:p text:style-name="P52">IV - As reclamações e comentários que se originam nas reuniões podem se prolongar por várias horas;</text:p>
      <text:p text:style-name="P52">V - Muitas vezes as reuniões se transformam em perda de tempo.</text:p>
      <text:p text:style-name="P52"><text:s/></text:p>
      <text:p text:style-name="P17">1 - Apenas os itens IV e V estão corretos.</text:p>
      <text:p text:style-name="P52">2 - Apenas os itens I,II e V estão corretos.</text:p>
      <text:p text:style-name="P52">3 - Apenas os itens III e V estão corretos.</text:p>
      <text:p text:style-name="P52">4 - Apenas os itens I e III estão corretos.</text:p>
      <text:p text:style-name="P52">5 - Apenas os itens I e V estão corretos.</text:p>
      <text:p text:style-name="P52"><text:s/></text:p>
      <text:p text:style-name="P17">Sua resposta: Apenas os itens IV e V estão corretos.</text:p>
      <text:p text:style-name="P52">Valor: Resposta Correta</text:p>
      <text:p text:style-name="P52">Valor recebido: 10.00</text:p>
      <text:p text:style-name="P52"/>
      <text:p text:style-name="P52"/>
      <text:p text:style-name="P52"><text:s/></text:p>
      <text:p text:style-name="P52"><text:s/></text:p>
      <text:p text:style-name="P17">Questão2 <text:s/></text:p>
      <text:p text:style-name="P52"><text:s/></text:p>
      <text:p text:style-name="P52"><text:s text:c="3"/></text:p>
      <text:p text:style-name="P52">Ao se utilizar a técnica de se encorajar as ideias, com vistas a melhorar o rendimento das reuniões, é importante que o chefe tenha a seguinte postura:</text:p>
      <text:p text:style-name="P52"/>
      <text:p text:style-name="P52">I – Não permita críticas as ideias apresentadas.</text:p>
      <text:p text:style-name="P52"/>
      <text:p text:style-name="P52">II – Seja rigoroso em relação as ideias mais singelas.</text:p>
      <text:p text:style-name="P52"/>
      <text:p text:style-name="P52">III – Tenha a convicção de que todas as ideias tem o seu valor.</text:p>
      <text:p text:style-name="P52"/>
      <text:p text:style-name="P52">IV – Demonstre a sua autoridade e poder de persuasão sobre os membros.</text:p>
      <text:p text:style-name="P52"/>
      <text:p text:style-name="P52">V – Saiba que mesmo as ideias aparentemente sem valor, podem gerar novas ideias.</text:p>
      <text:p text:style-name="P52"/>
      <text:p text:style-name="P52"><text:s/></text:p>
      <text:p text:style-name="P52">1 - Apenas os itens III e V estão corretos.</text:p>
      <text:p text:style-name="P52">2 - Apenas os itens I e V estão corretos.</text:p>
      <text:p text:style-name="P17">3 - Apenas os itens I, III e V estão corretos.</text:p>
      <text:p text:style-name="P52"><text:soft-page-break/>4 - Apenas os itens III e IV estão corretos.</text:p>
      <text:p text:style-name="P52">5 - Apenas os itens II e V estão corretos.</text:p>
      <text:p text:style-name="P52"><text:s/></text:p>
      <text:p text:style-name="P17">Sua resposta: Apenas os itens I, III e V estão corretos.</text:p>
      <text:p text:style-name="P52">Valor: Resposta Correta</text:p>
      <text:p text:style-name="P52">Valor recebido: 10.00</text:p>
      <text:p text:style-name="P52"/>
      <text:p text:style-name="P52"/>
      <text:p text:style-name="P52"><text:s/></text:p>
      <text:p text:style-name="P52"><text:s/></text:p>
      <text:p text:style-name="P17">Questão3 <text:s/></text:p>
      <text:p text:style-name="P52"><text:s/></text:p>
      <text:p text:style-name="P52"><text:s text:c="3"/>Dentre os principais problemas que norteiam a existência de reuniões, podem ser destacados como fatores negativos e que desaconselham o modelo utilizado:</text:p>
      <text:p text:style-name="P52"/>
      <text:p text:style-name="P52">I - A alta gerência gasta mais de 80% do seu tempo com reuniões;</text:p>
      <text:p text:style-name="P52">II - Ao somar os salários dos participantes das reuniões, vê-se que são muito caras para a organização;</text:p>
      <text:p text:style-name="P52">III - Muitos gerentes e executivos aprendem a realizar reuniões dentro das próprias escolas que estudaram;</text:p>
      <text:p text:style-name="P52">IV - Quando os gerentes se formam nas escolas e começam a trabalhar, enfrentam semanalmente um grande número de reuniões;</text:p>
      <text:p text:style-name="P52">V - É constatado que na maioria das organizações as metodologias utilizadas nas reuniões não são válidas.</text:p>
      <text:p text:style-name="P52"/>
      <text:p text:style-name="P52"><text:s/></text:p>
      <text:p text:style-name="P52">1 - Apenas os itens I e V estão corretos.</text:p>
      <text:p text:style-name="P52">2 - Apenas os itens IV e V estão corretos.</text:p>
      <text:p text:style-name="P17">3 - Apenas os itens I, II, IV e V estão corretos.</text:p>
      <text:p text:style-name="P52">4 - Apenas os itens III, IV e V estão corretos.</text:p>
      <text:p text:style-name="P52">5 - Apenas os itens I, III, IV e V estão corretos.</text:p>
      <text:p text:style-name="P52"><text:s/></text:p>
      <text:p text:style-name="P17">Sua resposta: Apenas os itens I, II, IV e V estão corretos.</text:p>
      <text:p text:style-name="P52">Valor: Resposta Correta</text:p>
      <text:p text:style-name="P52">Valor recebido: 10.00</text:p>
      <text:p text:style-name="P52"/>
      <text:p text:style-name="P52"/>
      <text:p text:style-name="P52"><text:s/></text:p>
      <text:p text:style-name="P17"><text:s/></text:p>
      <text:p text:style-name="P17">Questão4 <text:s/></text:p>
      <text:p text:style-name="P17"><text:s/></text:p>
      <text:p text:style-name="P52"><text:s text:c="3"/></text:p>
      <text:p text:style-name="P52">Quando se faz referência a técnica de registrar todas as sugestões, no processo que objetiva melhorar o rendimento das reuniões, é importante ressaltar que:</text:p>
      <text:p text:style-name="P52"/>
      <text:p text:style-name="P52">I – Todas as sugestões devem ser registradas num quadro.</text:p>
      <text:p text:style-name="P52"/>
      <text:p text:style-name="P52">II – As ideias não devem ser identificadas com o nome do autor.</text:p>
      <text:p text:style-name="P52"/>
      <text:p text:style-name="P52">III – As ideias apresentadas passam a pertencer ao grupo.</text:p>
      <text:p text:style-name="P52"/>
      <text:p text:style-name="P52">IV – Os autores das ideias devem ser elogiados em público.</text:p>
      <text:p text:style-name="P52"><text:soft-page-break/></text:p>
      <text:p text:style-name="P52">V – Os membros do grupo que não apresentarem ideias devem ser demitidos.</text:p>
      <text:p text:style-name="P52"/>
      <text:p text:style-name="P52"><text:s/></text:p>
      <text:p text:style-name="P52">1 - Apenas os itens I e III estão corretos.</text:p>
      <text:p text:style-name="P17">2 - Apenas os itens I, II e III estão corretos.</text:p>
      <text:p text:style-name="P52">3 - Apenas os itens I e IV estão corretos.</text:p>
      <text:p text:style-name="P52">4 - Nenhum item está correto.</text:p>
      <text:p text:style-name="P52">5 - Apenas o item I está correto.</text:p>
      <text:p text:style-name="P52"><text:s/></text:p>
      <text:p text:style-name="P17">Sua resposta: Apenas os itens I, II e III estão corretos.</text:p>
      <text:p text:style-name="P52">Valor: Resposta Correta</text:p>
      <text:p text:style-name="P52">Valor recebido: 10.00</text:p>
      <text:p text:style-name="P52"/>
      <text:p text:style-name="P52"/>
      <text:p text:style-name="P52"><text:s/></text:p>
      <text:p text:style-name="P52"><text:s/></text:p>
      <text:p text:style-name="P37">Questão5 <text:s/></text:p>
      <text:p text:style-name="P52"><text:s/></text:p>
      <text:p text:style-name="P52"><text:s text:c="3"/></text:p>
      <text:p text:style-name="P52">Nas reuniões que utilizam a metodologia do sistema parlamentar, existe a ótima oportunidade para se prover debates formais. Mas, para reuniões que visam solucionar realmente os problemas existentes numa organização, esse estilo é inadequado. Isso motivado por:</text:p>
      <text:p text:style-name="P52"/>
      <text:p text:style-name="P52">I - Para se chegar a um acordo sobre questões complexas e interdependentes, é preciso haver cooperação;</text:p>
      <text:p text:style-name="P52">II - Quando um chefe convoca uma reunião, a primeira coisa que deve fazer é explicar o motivo da reunião;</text:p>
      <text:p text:style-name="P52">III - É proveitoso que antes do término da explicação do chefe sobre o motivo da reunião, já apareça algum participante que tenha se antecipado e achado uma solução genial para o tema;</text:p>
      <text:p text:style-name="P52">IV - É importante também que todos os membros das reuniões procurem no andamento das mesmas achar soluções paralelas aplicáveis para a solução dos problemas;</text:p>
      <text:p text:style-name="P52">V - As reuniões devem ser sempre procedidas de uma confraternização entre os participantes, para que entrem com os ânimos bastante exaltados e em clima festivo.</text:p>
      <text:p text:style-name="P52"><text:s/></text:p>
      <text:p text:style-name="P52">1 - Apenas I e III estão corretas.</text:p>
      <text:p text:style-name="P52">2 - Apenas I e IV estão corretas.</text:p>
      <text:p text:style-name="P52">3 - Apenas I e VI estão corretas.</text:p>
      <text:p text:style-name="P41">4 - Apenas II e IV estão corretas.</text:p>
      <text:p text:style-name="P52">5 - Apenas V está correta.</text:p>
      <text:p text:style-name="P52"><text:s/></text:p>
      <text:p text:style-name="P41">Sua resposta: Apenas II e IV estão corretas.</text:p>
      <text:p text:style-name="P52">Valor: Resposta errada.</text:p>
      <text:p text:style-name="P52">Valor recebido: 0.00</text:p>
      <text:p text:style-name="P52"/>
      <text:p text:style-name="P52"/>
      <text:p text:style-name="P52"><text:s/></text:p>
      <text:p text:style-name="P52"><text:s/></text:p>
      <text:p text:style-name="P52">Questão6 <text:s/></text:p>
      <text:p text:style-name="P52"><text:s/></text:p>
      <text:p text:style-name="P52"><text:soft-page-break/><text:s text:c="3"/>Uma das técnicas para o aumento do rendimento das reuniões convencionais é unir o grupo, objetivando harmonizar o ambiente, pois o maior perigo é a agressão entre os seus membros. Pode-se para tal, utilizar-se das seguintes técnicas:</text:p>
      <text:p text:style-name="P52"/>
      <text:p text:style-name="P52">I - Promover o desabafo;</text:p>
      <text:p text:style-name="P52">II - Ser imparcial;</text:p>
      <text:p text:style-name="P52">III - Mandar calar os impacientes;</text:p>
      <text:p text:style-name="P52">IV - Convocar outros membros;</text:p>
      <text:p text:style-name="P52">V - Restringir-se aos fatos.</text:p>
      <text:p text:style-name="P52"><text:s/></text:p>
      <text:p text:style-name="P17">1 - Apenas os itens I, II, IV e V estão corretos.</text:p>
      <text:p text:style-name="P52">2 - Apenas os itens I, III e IV estão corretos.</text:p>
      <text:p text:style-name="P52">3 - Apenas os itens III e IV estão corretos.</text:p>
      <text:p text:style-name="P52">4 - Apenas os itens I e V estão corretos.</text:p>
      <text:p text:style-name="P52">5 - Todos os itens estão corretos.</text:p>
      <text:p text:style-name="P52"><text:s/></text:p>
      <text:p text:style-name="P17">Sua resposta: Apenas os itens I, II, IV e V estão corretos.</text:p>
      <text:p text:style-name="P52">Valor: Resposta Correta</text:p>
      <text:p text:style-name="P52">Valor recebido: 10.00</text:p>
      <text:p text:style-name="P52"/>
      <text:p text:style-name="P52"/>
      <text:p text:style-name="P52"><text:s/></text:p>
      <text:p text:style-name="P52"><text:s/></text:p>
      <text:p text:style-name="P17">Questão7 <text:s/></text:p>
      <text:p text:style-name="P52"><text:s/></text:p>
      <text:p text:style-name="P52"><text:s text:c="3"/></text:p>
      <text:p text:style-name="P52">Quando se faz referência as reuniões interativas, constata-se que as mesmas possuem dentro do seu desenvolvimento:</text:p>
      <text:p text:style-name="P52"/>
      <text:p text:style-name="P52">I – o facilitador informa que está ali para facilitar a vida das pessoas.</text:p>
      <text:p text:style-name="P52"/>
      <text:p text:style-name="P52">II – o chefe e os participantes discutem os assuntos da reunião.</text:p>
      <text:p text:style-name="P52"/>
      <text:p text:style-name="P52">III – o chefe apresenta ao grupo o facilitador e o registrador e senta-se junto aos participantes.</text:p>
      <text:p text:style-name="P52"/>
      <text:p text:style-name="P52">IV – é permitido aos participantes fazer perguntas sobre o que vai ser discutido.</text:p>
      <text:p text:style-name="P52"/>
      <text:p text:style-name="P52">V – no início o chefe esclarece o problema a ser examinado.</text:p>
      <text:p text:style-name="P52"/>
      <text:p text:style-name="P52"><text:s/></text:p>
      <text:p text:style-name="P52">1 - Apenas os itens II, III e V estão corretos.</text:p>
      <text:p text:style-name="P52">2 - Apenas os itens IV e V estão corretos.</text:p>
      <text:p text:style-name="P52">3 - Apenas os itens II, IV e V estão corretos.</text:p>
      <text:p text:style-name="P52">4 - Apenas os itens III, IV e V estão corretos.</text:p>
      <text:p text:style-name="P17">5 - Apenas os itens II, III, IV e V estão corretos.</text:p>
      <text:p text:style-name="P52"><text:s/></text:p>
      <text:p text:style-name="P17">Sua resposta: Apenas os itens II, III, IV e V estão corretos.</text:p>
      <text:p text:style-name="P52">Valor: Resposta Correta</text:p>
      <text:p text:style-name="P52">Valor recebido: 10.00</text:p>
      <text:p text:style-name="P52"/>
      <text:p text:style-name="P52"/>
      <text:p text:style-name="P52"><text:s/></text:p>
      <text:p text:style-name="P52"><text:soft-page-break/><text:s/></text:p>
      <text:p text:style-name="P17">Questão8 <text:s/></text:p>
      <text:p text:style-name="P17"><text:s/></text:p>
      <text:p text:style-name="P52"><text:s text:c="3"/></text:p>
      <text:p text:style-name="P52">No estudo dos processos de melhorias das reuniões, os norte-americanos Doyle e Strauss desenvolveram, em 1976, a técnica das reuniões interativas. E é sabido que essa técnica, visa:</text:p>
      <text:p text:style-name="P52"/>
      <text:p text:style-name="P52">I – Mostrar a todos os membros da organização a necessidade de reuniões diariamente.</text:p>
      <text:p text:style-name="P52"/>
      <text:p text:style-name="P52">II – Obter da diretoria o apoio irrestrito ao chefe, mesmo em situações duvidosas.</text:p>
      <text:p text:style-name="P52"/>
      <text:p text:style-name="P52">III – Ter a figura de um facilitador das reuniões que se encarrega de seu processo.</text:p>
      <text:p text:style-name="P52"/>
      <text:p text:style-name="P52">IV – Definir que o processo é separado do conteúdo das reuniões.</text:p>
      <text:p text:style-name="P52"/>
      <text:p text:style-name="P52">V – Neutralizar os problemas das reuniões convencionais.</text:p>
      <text:p text:style-name="P52"/>
      <text:p text:style-name="P52"><text:s/></text:p>
      <text:p text:style-name="P52">1 - Apenas os itens IV e V estão corretos.</text:p>
      <text:p text:style-name="P52">2 - Apenas os itens III e V estão corretos.</text:p>
      <text:p text:style-name="P52">3 - Apenas o item V está correto.</text:p>
      <text:p text:style-name="P17">4 - Apenas os itens III, IV e V estão corretos.</text:p>
      <text:p text:style-name="P52">5 - Apenas os itens II, IV e V estão corretos.</text:p>
      <text:p text:style-name="P52"><text:s/></text:p>
      <text:p text:style-name="P17">Sua resposta: Apenas os itens III, IV e V estão corretos.</text:p>
      <text:p text:style-name="P52">Valor: Resposta Correta</text:p>
      <text:p text:style-name="P52">Valor recebido: 10.00</text:p>
      <text:p text:style-name="P52"/>
      <text:p text:style-name="P52"/>
      <text:p text:style-name="P52"><text:s/></text:p>
      <text:p text:style-name="P52"><text:s/></text:p>
      <text:p text:style-name="P17">Questão9 <text:s/></text:p>
      <text:p text:style-name="P52"><text:s/></text:p>
      <text:p text:style-name="P52"><text:s text:c="3"/>É sabido que o sistema convencional de reuniões é uma das atividades de mais baixo rendimento existente em qualquer organização, sendo estimado que seu aproveitamento, seja:</text:p>
      <text:p text:style-name="P52"><text:s/></text:p>
      <text:p text:style-name="P52">1 - superior a 50%</text:p>
      <text:p text:style-name="P52">2 - superior a 40%</text:p>
      <text:p text:style-name="P52">3 - superior a 20%</text:p>
      <text:p text:style-name="P52">4 - inferior a 0%</text:p>
      <text:p text:style-name="P17">5 - inferior a 5%</text:p>
      <text:p text:style-name="P52"><text:s/></text:p>
      <text:p text:style-name="P17">Sua resposta: inferior a 5%</text:p>
      <text:p text:style-name="P52">Valor: Resposta Correta</text:p>
      <text:p text:style-name="P52">Valor recebido: 10.00</text:p>
      <text:p text:style-name="P52"/>
      <text:p text:style-name="P52"/>
      <text:p text:style-name="P52"><text:s/></text:p>
      <text:p text:style-name="P52"/>
      <text:p text:style-name="P52"/>
      <text:p text:style-name="P52"/>
      <text:p text:style-name="P52"><text:s/></text:p>
      <text:p text:style-name="P17"><text:soft-page-break/>Questão10 <text:s/></text:p>
      <text:p text:style-name="P17"><text:s/></text:p>
      <text:p text:style-name="P52"><text:s text:c="3"/></text:p>
      <text:p text:style-name="P52">É de suma importância a condução das reuniões interativas, pois a metodologia aplicada nas mesmas sugere de todos a plena participação. Pode-se afirmar com precisão que nessas reuniões:</text:p>
      <text:p text:style-name="P52"/>
      <text:p text:style-name="P52">I – o facilitador é o responsável pelo processo dessa reunião.</text:p>
      <text:p text:style-name="P52"/>
      <text:p text:style-name="P52">II – o registrador escreve as ideias num álbum seriado à frente do grupo.</text:p>
      <text:p text:style-name="P52"/>
      <text:p text:style-name="P52">III – existe a presença de um fiscal que toca a sirene <text:s/>indicando o início e <text:s/>o término da reunião.</text:p>
      <text:p text:style-name="P52"/>
      <text:p text:style-name="P52">IV – utiliza-se cadeiras universitárias, ou pequenas mesas com cadeiras dispostas em semi-círculo.</text:p>
      <text:p text:style-name="P52"/>
      <text:p text:style-name="P52">V – todos os participantes devem ter papel e caneta para registrar as sugestões apresentadas.</text:p>
      <text:p text:style-name="P52"/>
      <text:p text:style-name="P52"><text:s/></text:p>
      <text:p text:style-name="P17">1 - Apenas os itens I, II, IV e V estão corretos</text:p>
      <text:p text:style-name="P52">2 - Apenas os itens II, IV e V estão corretos</text:p>
      <text:p text:style-name="P52">3 - Apenas os itens IV e V estão corretos</text:p>
      <text:p text:style-name="P52">4 - Apenas os itens II, III e V estão corretos</text:p>
      <text:p text:style-name="P52">5 - Apenas os itens III, IV e V estão corretos</text:p>
      <text:p text:style-name="P52"><text:s/></text:p>
      <text:p text:style-name="P17">Sua resposta: Apenas os itens I, II, IV e V estão corretos</text:p>
      <text:p text:style-name="P52">Valor: Resposta Correta</text:p>
      <text:p text:style-name="P52">Valor recebido: 10.00</text:p>
      <text:p text:style-name="P52"/>
      <text:p text:style-name="P52"/>
      <text:p text:style-name="P52"><text:s/></text:p>
      <text:p text:style-name="P52"><text:s/></text:p>
      <text:p text:style-name="P52">Total de itens corretos: 9</text:p>
      <text:p text:style-name="P52">Total de itens errados: 1</text:p>
      <text:p text:style-name="P52"><text:s/></text:p>
      <text:p text:style-name="P3">Nota obtida no teste: 90.00 / 100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9"><text:soft-page-break/><text:span text:style-name="T4">AULA 5 – Decisões criativas</text:span><text:line-break/>TESTE REALIZADO</text:p>
      <text:p text:style-name="P19"/>
      <text:p text:style-name="P19"><text:s/></text:p>
      <text:p text:style-name="P19">Questão1 <text:s/></text:p>
      <text:p text:style-name="P53"><text:s/></text:p>
      <text:p text:style-name="P53"><text:s text:c="3"/>As pessoas __________ sabem que seu comportamento é produto de sua própria escolha consciente, baseada em valores conhecidos.</text:p>
      <text:p text:style-name="P53"><text:s/></text:p>
      <text:p text:style-name="P53">1 - racionais</text:p>
      <text:p text:style-name="P19">2 - proativas</text:p>
      <text:p text:style-name="P53">3 - reativas</text:p>
      <text:p text:style-name="P53">4 - emotivas</text:p>
      <text:p text:style-name="P53">5 - reacionárias</text:p>
      <text:p text:style-name="P53"><text:s/></text:p>
      <text:p text:style-name="P19">Sua resposta: proativas</text:p>
      <text:p text:style-name="P53">Valor: Resposta Correta</text:p>
      <text:p text:style-name="P53">Valor recebido: 10.00</text:p>
      <text:p text:style-name="P53"/>
      <text:p text:style-name="P53"/>
      <text:p text:style-name="P53"><text:s/></text:p>
      <text:p text:style-name="P53"><text:s/></text:p>
      <text:p text:style-name="P53">Questão2 <text:s/></text:p>
      <text:p text:style-name="P53"><text:s/></text:p>
      <text:p text:style-name="P53"><text:s text:c="3"/>Os __________ não se guiam por seus valores; eles reagem às causas externas.</text:p>
      <text:p text:style-name="P53"><text:s/></text:p>
      <text:p text:style-name="P53">1 - emotivos</text:p>
      <text:p text:style-name="P53">2 - racionais</text:p>
      <text:p text:style-name="P53">3 - proativos</text:p>
      <text:p text:style-name="P19">4 - reativos</text:p>
      <text:p text:style-name="P53">5 - reacionários</text:p>
      <text:p text:style-name="P53"><text:s/></text:p>
      <text:p text:style-name="P19">Sua resposta: reativos</text:p>
      <text:p text:style-name="P53">Valor: Resposta Correta</text:p>
      <text:p text:style-name="P53">Valor recebido: 10.00</text:p>
      <text:p text:style-name="P53"/>
      <text:p text:style-name="P53"/>
      <text:p text:style-name="P53"><text:s/></text:p>
      <text:p text:style-name="P53"><text:s/></text:p>
      <text:p text:style-name="P19">Questão3 <text:s/></text:p>
      <text:p text:style-name="P53"><text:s/></text:p>
      <text:p text:style-name="P53"><text:s text:c="3"/>Quando uma pessoa determina suas próprias metas ela __________.</text:p>
      <text:p text:style-name="P53"><text:s/></text:p>
      <text:p text:style-name="P53">1 - se sente insegura</text:p>
      <text:p text:style-name="P19">2 - se sente realizada quando as implanta</text:p>
      <text:p text:style-name="P53">3 - não renderá seu máximo</text:p>
      <text:p text:style-name="P53">4 - não se realiza profissionalmente</text:p>
      <text:p text:style-name="P53">5 - geralmente obterá resultados insatisfatórios</text:p>
      <text:p text:style-name="P53"><text:s/></text:p>
      <text:p text:style-name="P19">Sua resposta: se sente realizada quando as implanta</text:p>
      <text:p text:style-name="P53">Valor: Resposta Correta</text:p>
      <text:p text:style-name="P53">Valor recebido: 10.00</text:p>
      <text:p text:style-name="P53"><text:soft-page-break/></text:p>
      <text:p text:style-name="P53"/>
      <text:p text:style-name="P53"><text:s/></text:p>
      <text:p text:style-name="P53"><text:s/></text:p>
      <text:p text:style-name="P19">Questão4 <text:s/></text:p>
      <text:p text:style-name="P19"><text:s/></text:p>
      <text:p text:style-name="P53"><text:s text:c="3"/>A __________ é a capacidade que o ser humano tem de se avaliar internamente.</text:p>
      <text:p text:style-name="P53"><text:s/></text:p>
      <text:p text:style-name="P53">1 - criatividade</text:p>
      <text:p text:style-name="P53">2 - auto-estima</text:p>
      <text:p text:style-name="P53">3 - intuição</text:p>
      <text:p text:style-name="P19">4 - autoconsciência</text:p>
      <text:p text:style-name="P53">5 - imaginação</text:p>
      <text:p text:style-name="P53"><text:s/></text:p>
      <text:p text:style-name="P19">Sua resposta: autoconsciência</text:p>
      <text:p text:style-name="P53">Valor: Resposta Correta</text:p>
      <text:p text:style-name="P53">Valor recebido: 10.00</text:p>
      <text:p text:style-name="P53"/>
      <text:p text:style-name="P53"/>
      <text:p text:style-name="P53"><text:s/></text:p>
      <text:p text:style-name="P53"><text:s/></text:p>
      <text:p text:style-name="P19">Questão5 <text:s/></text:p>
      <text:p text:style-name="P53"><text:s/></text:p>
      <text:p text:style-name="P53"><text:s text:c="3"/>O hemisfério esquerdo é responsável __________.</text:p>
      <text:p text:style-name="P53"><text:s/></text:p>
      <text:p text:style-name="P19">1 - pelo raciocínio lógico</text:p>
      <text:p text:style-name="P53">2 - pelo raciocínio criativo</text:p>
      <text:p text:style-name="P53">3 - pela gravação do conhecimento</text:p>
      <text:p text:style-name="P53">4 - pela filtragem de um novo conhecimento</text:p>
      <text:p text:style-name="P53">5 - pela classificação do conhecimento</text:p>
      <text:p text:style-name="P53"><text:s/></text:p>
      <text:p text:style-name="P19">Sua resposta: pelo raciocínio lógico</text:p>
      <text:p text:style-name="P53">Valor: Resposta Correta</text:p>
      <text:p text:style-name="P53">Valor recebido: 10.00</text:p>
      <text:p text:style-name="P53"/>
      <text:p text:style-name="P53"/>
      <text:p text:style-name="P53"><text:s/></text:p>
      <text:p text:style-name="P53"><text:s/></text:p>
      <text:p text:style-name="P53">Questão6 <text:s/></text:p>
      <text:p text:style-name="P53"><text:s/></text:p>
      <text:p text:style-name="P53"><text:s text:c="3"/>As pessoas __________ são conduzidas por sentimentos, circunstâncias e condições ambientais.</text:p>
      <text:p text:style-name="P53"><text:s/></text:p>
      <text:p text:style-name="P53">1 - reacionárias</text:p>
      <text:p text:style-name="P53">2 - emotivas</text:p>
      <text:p text:style-name="P19">3 - reativas</text:p>
      <text:p text:style-name="P53">4 - racionais</text:p>
      <text:p text:style-name="P53">5 - proativas</text:p>
      <text:p text:style-name="P53"><text:s/></text:p>
      <text:p text:style-name="P19">Sua resposta: reativas</text:p>
      <text:p text:style-name="P53">Valor: Resposta Correta</text:p>
      <text:p text:style-name="P53">Valor recebido: 10.00</text:p>
      <text:p text:style-name="P53"/>
      <text:p text:style-name="P53"><text:soft-page-break/></text:p>
      <text:p text:style-name="P53"><text:s/></text:p>
      <text:p text:style-name="P53"><text:s/></text:p>
      <text:p text:style-name="P42">Questão7 <text:s/></text:p>
      <text:p text:style-name="P53"><text:s/></text:p>
      <text:p text:style-name="P53"><text:s text:c="3"/>O ser humano é __________ por natureza; sua vida só será conseqüência de seu mapa mental se deixar que o mesmo controle sua mente.</text:p>
      <text:p text:style-name="P53"><text:s/></text:p>
      <text:p text:style-name="P53">1 - proativo</text:p>
      <text:p text:style-name="P53">2 - negativo</text:p>
      <text:p text:style-name="P53">3 - reativo</text:p>
      <text:p text:style-name="P53">4 - pessimista</text:p>
      <text:p text:style-name="P42">5 - passivo</text:p>
      <text:p text:style-name="P42"><text:s/></text:p>
      <text:p text:style-name="P42">Sua resposta: passivo</text:p>
      <text:p text:style-name="P53">Valor: Resposta Errada - Consulte a página 8</text:p>
      <text:p text:style-name="P53">Valor recebido: 0.00</text:p>
      <text:p text:style-name="P53"/>
      <text:p text:style-name="P53"/>
      <text:p text:style-name="P53"><text:s/></text:p>
      <text:p text:style-name="P19"><text:s/></text:p>
      <text:p text:style-name="P19">Questão8 <text:s/></text:p>
      <text:p text:style-name="P53"><text:s/></text:p>
      <text:p text:style-name="P53"><text:s text:c="3"/>Graças __________ podemos examinar nossos paradigmas, determinar se eles ainda são válidos, e alterá-los se desejarmos.</text:p>
      <text:p text:style-name="P53"><text:s/></text:p>
      <text:p text:style-name="P53">1 - à imaginação</text:p>
      <text:p text:style-name="P53">2 - à criatividade</text:p>
      <text:p text:style-name="P53">3 - aos cinco sentidos</text:p>
      <text:p text:style-name="P19">4 - à autoconsciência</text:p>
      <text:p text:style-name="P53">5 - à auto-estima</text:p>
      <text:p text:style-name="P53"><text:s/></text:p>
      <text:p text:style-name="P19">Sua resposta: à autoconsciência</text:p>
      <text:p text:style-name="P53">Valor: Resposta Correta</text:p>
      <text:p text:style-name="P53">Valor recebido: 10.00</text:p>
      <text:p text:style-name="P53"/>
      <text:p text:style-name="P53"/>
      <text:p text:style-name="P53"><text:s/></text:p>
      <text:p text:style-name="P19"><text:s/></text:p>
      <text:p text:style-name="P19">Questão9 <text:s/></text:p>
      <text:p text:style-name="P53"><text:s/></text:p>
      <text:p text:style-name="P53"><text:s text:c="3"/>A eficácia depende __________.</text:p>
      <text:p text:style-name="P53"><text:s/></text:p>
      <text:p text:style-name="P53">1 - apenas de fazer a coisa certa</text:p>
      <text:p text:style-name="P19">2 - de realizar o esforço no objetivo certo</text:p>
      <text:p text:style-name="P53">3 - apenas de fazer alguma coisa</text:p>
      <text:p text:style-name="P53">4 - somente de quanto esforço se faz numa tarefa</text:p>
      <text:p text:style-name="P53">5 - da chefia mais alta</text:p>
      <text:p text:style-name="P53"><text:s/></text:p>
      <text:p text:style-name="P19">Sua resposta: de realizar o esforço no objetivo certo</text:p>
      <text:p text:style-name="P53">Valor: Resposta Correta</text:p>
      <text:p text:style-name="P53">Valor recebido: 10.00</text:p>
      <text:p text:style-name="P53"><text:soft-page-break/></text:p>
      <text:p text:style-name="P53"/>
      <text:p text:style-name="P53"><text:s/></text:p>
      <text:p text:style-name="P53"><text:s/></text:p>
      <text:p text:style-name="P19">Questão10 <text:s/></text:p>
      <text:p text:style-name="P53"><text:s/></text:p>
      <text:p text:style-name="P53"><text:s text:c="3"/>De acordo com o princípio de que todas as coisas são criadas duas vezes, a primeira criação é __________ e a segunda criação é física.</text:p>
      <text:p text:style-name="P53"><text:s/></text:p>
      <text:p text:style-name="P53">1 - insignificante</text:p>
      <text:p text:style-name="P53">2 - correta</text:p>
      <text:p text:style-name="P53">3 - difusa</text:p>
      <text:p text:style-name="P53">4 - incorreta</text:p>
      <text:p text:style-name="P19">5 - mental</text:p>
      <text:p text:style-name="P19"><text:s/></text:p>
      <text:p text:style-name="P19">Sua resposta: mental</text:p>
      <text:p text:style-name="P53">Valor: Resposta Correta</text:p>
      <text:p text:style-name="P53">Valor recebido: 10.00</text:p>
      <text:p text:style-name="P53"/>
      <text:p text:style-name="P53"/>
      <text:p text:style-name="P53"><text:s/></text:p>
      <text:p text:style-name="P53"><text:s/></text:p>
      <text:p text:style-name="P53">Total de itens corretos: 9</text:p>
      <text:p text:style-name="P53">Total de itens errados: 1</text:p>
      <text:p text:style-name="P53"><text:s/></text:p>
      <text:p text:style-name="P4">Nota obtida no teste: 90.00 / 100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0"><text:soft-page-break/><text:span text:style-name="T5">AULA 6 - </text:span>BARREIRAS E CRIATIVIDADE</text:p>
      <text:p text:style-name="P11">TESTE REALIZADO</text:p>
      <text:p text:style-name="P54"/>
      <text:p text:style-name="P54"><text:s/></text:p>
      <text:p text:style-name="P21">Questão1 <text:s/></text:p>
      <text:p text:style-name="P54"><text:s/></text:p>
      <text:p text:style-name="P54"><text:s text:c="3"/>Quando queremos ideias diferentes, devemos ____________.</text:p>
      <text:p text:style-name="P54"><text:s/></text:p>
      <text:p text:style-name="P54">1 - permanecer no mesmo grupo</text:p>
      <text:p text:style-name="P54">2 - perguntar a um especialista</text:p>
      <text:p text:style-name="P21">3 - procurá-las em outra especialização</text:p>
      <text:p text:style-name="P54">4 - perguntar a nosso chefe</text:p>
      <text:p text:style-name="P54">5 - procurar na nossa área de especialização</text:p>
      <text:p text:style-name="P54"><text:s/></text:p>
      <text:p text:style-name="P21">Sua resposta: procurá-las em outra especialização</text:p>
      <text:p text:style-name="P54">Valor: Resposta Correta</text:p>
      <text:p text:style-name="P54">Valor recebido: 10.00</text:p>
      <text:p text:style-name="P54"/>
      <text:p text:style-name="P54"/>
      <text:p text:style-name="P54"><text:s/></text:p>
      <text:p text:style-name="P54"><text:s/></text:p>
      <text:p text:style-name="P54"><text:s/></text:p>
      <text:p text:style-name="P43">Questão3 <text:s/></text:p>
      <text:p text:style-name="P43"><text:s/></text:p>
      <text:p text:style-name="P54"><text:s text:c="3"/>A barreira ____________ obedece sem desvios à cultura da empresa.</text:p>
      <text:p text:style-name="P54"><text:s/></text:p>
      <text:p text:style-name="P54">1 - "não sou criativo"</text:p>
      <text:p text:style-name="P54">2 - "seguir as regras"</text:p>
      <text:p text:style-name="P54">3 - "errar é errado"</text:p>
      <text:p text:style-name="P43">4 - "dialética"</text:p>
      <text:p text:style-name="P54">5 - "a resposta certa"</text:p>
      <text:p text:style-name="P54"><text:s/></text:p>
      <text:p text:style-name="P43">Sua resposta: "dialética"</text:p>
      <text:p text:style-name="P54">Valor: Resposta Errada - Consulte a página 15</text:p>
      <text:p text:style-name="P54">Valor recebido: 0.00</text:p>
      <text:p text:style-name="P54"/>
      <text:p text:style-name="P32"/>
      <text:p text:style-name="P32">Questão7 <text:s/></text:p>
      <text:p text:style-name="P54"><text:s/></text:p>
      <text:p text:style-name="P54"><text:s text:c="3"/>As escolas nos ensinam ____________.</text:p>
      <text:p text:style-name="P54"><text:s/></text:p>
      <text:p text:style-name="P43">1 - "o que fazer" em vez do "como fazer"</text:p>
      <text:p text:style-name="P21">2 - que existe apenas uma resposta certa para cada problema</text:p>
      <text:p text:style-name="P54">3 - mais criatividade do que lógica</text:p>
      <text:p text:style-name="P54">4 - que existem várias respostas certas para as perguntas</text:p>
      <text:p text:style-name="P54">5 - a gerar várias alternativas para cada problema</text:p>
      <text:p text:style-name="P54"><text:s/></text:p>
      <text:p text:style-name="P32">Sua resposta: "o que fazer" em vez do "como fazer"</text:p>
      <text:p text:style-name="P54">Valor: Resposta Errada - Consulte a página 3</text:p>
      <text:p text:style-name="P54">Valor recebido: 0.00 </text:p>
      <text:p text:style-name="P54"/>
      <text:p text:style-name="P54"/>
      <text:p text:style-name="P43"><text:soft-page-break/>Questão2 <text:s/></text:p>
      <text:p text:style-name="P43"><text:s/></text:p>
      <text:p text:style-name="P54"><text:s text:c="3"/>Sobre o módulo Barreiras à Criatividade, marque a alternativa errada.</text:p>
      <text:p text:style-name="P54"><text:s/></text:p>
      <text:p text:style-name="P43">1 - Existem ocasiões em que a ambigüidade torna-se uma poderosa ferramenta para estimular nossa imaginação.</text:p>
      <text:p text:style-name="P54">2 - Procurar soluções apenas em uma especialização é a barreira “não é minha área”.</text:p>
      <text:p text:style-name="P54">3 - Preferir decisões bem definidas é a barreira “evitar a ambigüidade”.</text:p>
      <text:p text:style-name="P54">4 - A barreira “dialética” defende o emprego de resposta certa.</text:p>
      <text:p text:style-name="P54">5 - O medo de escolher uma decisão é a barreira “não sou criativo”.</text:p>
      <text:p text:style-name="P54"><text:s/></text:p>
      <text:p text:style-name="P43">Sua resposta: Existem ocasiões em que a ambigüidade torna-se uma poderosa ferramenta para estimular nossa imaginação.</text:p>
      <text:p text:style-name="P54">Valor: Resposta Errada</text:p>
      <text:p text:style-name="P54">Valor recebido: 0.00</text:p>
      <text:p text:style-name="P54"/>
      <text:p text:style-name="P54"/>
      <text:p text:style-name="P54"><text:s/></text:p>
      <text:p text:style-name="P54"><text:s/></text:p>
      <text:p text:style-name="P21">Questão3 <text:s/></text:p>
      <text:p text:style-name="P54"><text:s/></text:p>
      <text:p text:style-name="P54"><text:s text:c="3"/>Os erros servem para indicar quando ____________.</text:p>
      <text:p text:style-name="P54"><text:s/></text:p>
      <text:p text:style-name="P54">1 - estamos certos</text:p>
      <text:p text:style-name="P54">2 - devemos parar e escutar os outros</text:p>
      <text:p text:style-name="P54">3 - devemos consultar a chefia</text:p>
      <text:p text:style-name="P21">4 - devemos mudar de direção</text:p>
      <text:p text:style-name="P54">5 - estamos nos aproximando da solução</text:p>
      <text:p text:style-name="P54"><text:s/></text:p>
      <text:p text:style-name="P21">Sua resposta: devemos mudar de direção</text:p>
      <text:p text:style-name="P54">Valor: Resposta Correta</text:p>
      <text:p text:style-name="P54">Valor recebido: 10.00</text:p>
      <text:p text:style-name="P54"/>
      <text:p text:style-name="P54"/>
      <text:p text:style-name="P54"><text:s/></text:p>
      <text:p text:style-name="P54"><text:s/></text:p>
      <text:p text:style-name="P21">Questão4 <text:s/></text:p>
      <text:p text:style-name="P54"><text:s/></text:p>
      <text:p text:style-name="P54"><text:s text:c="3"/>____________ bloqueia a criatividade.</text:p>
      <text:p text:style-name="P54"><text:s/></text:p>
      <text:p text:style-name="P54">1 - A idade da pessoa</text:p>
      <text:p text:style-name="P54">2 - O uso da lógica</text:p>
      <text:p text:style-name="P21">3 - O medo de errar</text:p>
      <text:p text:style-name="P54">4 - O lado direito do cérebro</text:p>
      <text:p text:style-name="P54">5 - A especialização</text:p>
      <text:p text:style-name="P54"><text:s/></text:p>
      <text:p text:style-name="P21">Sua resposta: O medo de errar</text:p>
      <text:p text:style-name="P54">Valor: Resposta Correta</text:p>
      <text:p text:style-name="P54">Valor recebido: 10.00</text:p>
      <text:p text:style-name="P54"/>
      <text:p text:style-name="P54"/>
      <text:p text:style-name="P54"><text:s/></text:p>
      <text:p text:style-name="P54"><text:soft-page-break/><text:s/></text:p>
      <text:p text:style-name="P43">Questão5 <text:s/></text:p>
      <text:p text:style-name="P54"><text:s/></text:p>
      <text:p text:style-name="P54"><text:s text:c="3"/>Marque a alternativa correta.</text:p>
      <text:p text:style-name="P54"><text:s/></text:p>
      <text:p text:style-name="P54">1 - Barreiras à criatividade são intransponíveis, porque a criatividade é herdada.</text:p>
      <text:p text:style-name="P54">2 - O QI é determinante na inovação.</text:p>
      <text:p text:style-name="P54">3 - Barreiras à criatividade não podem ser retiradas.</text:p>
      <text:p text:style-name="P54">4 - As pessoas são criativas, mas podem ocorrer bloqueios durante a sua vida.</text:p>
      <text:p text:style-name="P43">5 - A inovação numa dada área não está relacionada ao conhecimento adquirido nessa área.</text:p>
      <text:p text:style-name="P54"><text:s/></text:p>
      <text:p text:style-name="P43">Sua resposta: A inovação numa dada área não está relacionada ao conhecimento adquirido nessa área.</text:p>
      <text:p text:style-name="P54">Valor: Resposta Errada</text:p>
      <text:p text:style-name="P54">Valor recebido: 0.00</text:p>
      <text:p text:style-name="P54"/>
      <text:p text:style-name="P54"/>
      <text:p text:style-name="P54"><text:s/></text:p>
      <text:p text:style-name="P54"><text:s/></text:p>
      <text:p text:style-name="P43">Questão6 <text:s/></text:p>
      <text:p text:style-name="P54"><text:s/></text:p>
      <text:p text:style-name="P54"><text:s text:c="3"/>Marque a alternativa correta, em relação às barreiras à criatividade.</text:p>
      <text:p text:style-name="P54"><text:s/></text:p>
      <text:p text:style-name="P54">1 - As escolas nos ensinam mais criatividade do que lógica.</text:p>
      <text:p text:style-name="P43">2 - Barreiras à criatividade são intransponíveis.</text:p>
      <text:p text:style-name="P54">3 - Algumas regras se referem ao passado, por isso não podem prejudicar o presente.</text:p>
      <text:p text:style-name="P54">4 - O medo de errar bloqueia a criatividade.</text:p>
      <text:p text:style-name="P54">5 - Todas as fases do processo criativo são conscientes.</text:p>
      <text:p text:style-name="P54"><text:s/></text:p>
      <text:p text:style-name="P43">Sua resposta: Barreiras à criatividade são intransponíveis.</text:p>
      <text:p text:style-name="P54">Valor: Resposta Errada</text:p>
      <text:p text:style-name="P54">Valor recebido: 0.00</text:p>
      <text:p text:style-name="P54"/>
      <text:p text:style-name="P54"/>
      <text:p text:style-name="P54"><text:s/></text:p>
      <text:p text:style-name="P54"><text:s/></text:p>
      <text:p text:style-name="P21">Questão7 <text:s/></text:p>
      <text:p text:style-name="P54"><text:s/></text:p>
      <text:p text:style-name="P54"><text:s text:c="3"/>Existem dois tipos de pensamento : ____________.</text:p>
      <text:p text:style-name="P54"><text:s/></text:p>
      <text:p text:style-name="P54">1 - básico e lógico</text:p>
      <text:p text:style-name="P54">2 - desejado e o indesejado</text:p>
      <text:p text:style-name="P54">3 - básico e o desnecessário</text:p>
      <text:p text:style-name="P54">4 - básico e o difuso</text:p>
      <text:p text:style-name="P21">5 - hard e o soft</text:p>
      <text:p text:style-name="P21"><text:s/></text:p>
      <text:p text:style-name="P21">Sua resposta: hard e o soft</text:p>
      <text:p text:style-name="P54">Valor: Resposta Correta</text:p>
      <text:p text:style-name="P54">Valor recebido: 10.00</text:p>
      <text:p text:style-name="P54"/>
      <text:p text:style-name="P54"/>
      <text:p text:style-name="P54"><text:s/></text:p>
      <text:p text:style-name="P54"><text:soft-page-break/><text:s/></text:p>
      <text:p text:style-name="P21">Questão8 <text:s/></text:p>
      <text:p text:style-name="P21"><text:s/></text:p>
      <text:p text:style-name="P54"><text:s text:c="3"/>A melhor maneira de eliminar a barreira da resposta certa é procurar a ____________.</text:p>
      <text:p text:style-name="P54"><text:s/></text:p>
      <text:p text:style-name="P54">1 - alternativa do chefe</text:p>
      <text:p text:style-name="P54">2 - solução na Internet</text:p>
      <text:p text:style-name="P21">3 - segunda resposta certa</text:p>
      <text:p text:style-name="P54">4 - solução com os colegas</text:p>
      <text:p text:style-name="P54">5 - bibliotecária</text:p>
      <text:p text:style-name="P54"><text:s/></text:p>
      <text:p text:style-name="P21">Sua resposta: segunda resposta certa</text:p>
      <text:p text:style-name="P54">Valor: Resposta Correta</text:p>
      <text:p text:style-name="P54">Valor recebido: 10.00</text:p>
      <text:p text:style-name="P54"/>
      <text:p text:style-name="P54"/>
      <text:p text:style-name="P54"><text:s/></text:p>
      <text:p text:style-name="P54"><text:s/></text:p>
      <text:p text:style-name="P43">Questão9 <text:s/></text:p>
      <text:p text:style-name="P54"><text:s/></text:p>
      <text:p text:style-name="P54"><text:s text:c="3"/>Uma pessoa que tem certeza de que ____________ usa somente a lógica.</text:p>
      <text:p text:style-name="P54"><text:s/></text:p>
      <text:p text:style-name="P43">1 - não é criativa</text:p>
      <text:p text:style-name="P54">2 - sabe argumentar</text:p>
      <text:p text:style-name="P54">3 - gosta das outras pessoas</text:p>
      <text:p text:style-name="P54">4 - é uma especialista</text:p>
      <text:p text:style-name="P54">5 - é criativa</text:p>
      <text:p text:style-name="P54"><text:s/></text:p>
      <text:p text:style-name="P43">Sua resposta: é criativa</text:p>
      <text:p text:style-name="P54">Valor: Resposta Errada - Consulte a página 20</text:p>
      <text:p text:style-name="P54">Valor recebido: 0.00</text:p>
      <text:p text:style-name="P54"/>
      <text:p text:style-name="P54"/>
      <text:p text:style-name="P54"><text:s/></text:p>
      <text:p text:style-name="P54"><text:s/></text:p>
      <text:p text:style-name="P21">Questão10 <text:s/></text:p>
      <text:p text:style-name="P54"><text:s/></text:p>
      <text:p text:style-name="P54"><text:s text:c="3"/>Uma das maneiras de aumentar a criatividade é ____________.</text:p>
      <text:p text:style-name="P54"><text:s/></text:p>
      <text:p text:style-name="P21">1 - brincar de quebrar regras</text:p>
      <text:p text:style-name="P54">2 - fazer uma reunião por semana</text:p>
      <text:p text:style-name="P54">3 - reunir os concorrentes</text:p>
      <text:p text:style-name="P54">4 - copiar os concorrentes</text:p>
      <text:p text:style-name="P54">5 - aprovar a última sugestão</text:p>
      <text:p text:style-name="P54"><text:s/></text:p>
      <text:p text:style-name="P21">Sua resposta: brincar de quebrar regras</text:p>
      <text:p text:style-name="P54">Valor: Resposta Correta</text:p>
      <text:p text:style-name="P54">Valor recebido: 10.00</text:p>
      <text:p text:style-name="P54"/>
      <text:p text:style-name="P54"/>
      <text:p text:style-name="P54"><text:s/></text:p>
      <text:p text:style-name="P54"><text:s/></text:p>
      <text:p text:style-name="P54"><text:soft-page-break/>Total de itens corretos: 6</text:p>
      <text:p text:style-name="P54">Total de itens errados: 4</text:p>
      <text:p text:style-name="P54"><text:s/></text:p>
      <text:p text:style-name="P54">Nota obtida no teste: 60.00 / 100</text:p>
      <text:p text:style-name="P54"/>
      <text:p text:style-name="P21"/>
      <text:p text:style-name="P21"><text:s/></text:p>
      <text:p text:style-name="P21">Questão1 <text:s/></text:p>
      <text:p text:style-name="P54"><text:s/></text:p>
      <text:p text:style-name="P54"><text:s text:c="3"/>A barreira ____________ defende o emprego de resposta certa.</text:p>
      <text:p text:style-name="P54"><text:s/></text:p>
      <text:p text:style-name="P54">1 - "errar é errado"</text:p>
      <text:p text:style-name="P54">2 - "não é minha área"</text:p>
      <text:p text:style-name="P54">3 - "não sou criativo"</text:p>
      <text:p text:style-name="P21">4 - "dialética"</text:p>
      <text:p text:style-name="P54">5 - "não é lógico"</text:p>
      <text:p text:style-name="P54"><text:s/></text:p>
      <text:p text:style-name="P21">Sua resposta: "dialética"</text:p>
      <text:p text:style-name="P54">Valor: Resposta Correta</text:p>
      <text:p text:style-name="P54">Valor recebido: 10.00</text:p>
      <text:p text:style-name="P54"/>
      <text:p text:style-name="P54"/>
      <text:p text:style-name="P54"><text:s/></text:p>
      <text:p text:style-name="P54"><text:s/></text:p>
      <text:p text:style-name="P21">Questão4 <text:s/></text:p>
      <text:p text:style-name="P54"><text:s/></text:p>
      <text:p text:style-name="P54"><text:s text:c="3"/>Procurar soluções apenas em uma especialização é a barreira ____________.</text:p>
      <text:p text:style-name="P54"><text:s/></text:p>
      <text:p text:style-name="P21">1 - "não é minha área"</text:p>
      <text:p text:style-name="P54">2 - "errar é errado"</text:p>
      <text:p text:style-name="P54">3 - "a resposta certa"</text:p>
      <text:p text:style-name="P54">4 - "dialética"</text:p>
      <text:p text:style-name="P54">5 - "não sou criativo"</text:p>
      <text:p text:style-name="P54"><text:s/></text:p>
      <text:p text:style-name="P21">Sua resposta: "não é minha área"</text:p>
      <text:p text:style-name="P54">Valor: Resposta Correta</text:p>
      <text:p text:style-name="P54">Valor recebido: 10.00</text:p>
      <text:p text:style-name="P54"/>
      <text:p text:style-name="P54"/>
      <text:p text:style-name="P54">Questão6 <text:s/></text:p>
      <text:p text:style-name="P54"><text:s/></text:p>
      <text:p text:style-name="P54"><text:s text:c="3"/>Associe a coluna da esquerda com a coluna da direita, em relação ao processo criativo, e marque a alternativa correta.</text:p>
      <text:p text:style-name="P54"><text:s/>1. “Poder fracassar”.<text:tab/> ( <text:s/>)<text:tab/> A prática de procurar a "resposta certa" pode trazer sérias conseqüências na maneira de pensar e de enfrentar dificuldades.</text:p>
      <text:p text:style-name="P54"><text:s/>2. “Quebrar as regras”.<text:tab/> ( <text:s/>)<text:tab/> Poucos problemas pertencem a uma única área de conhecimento.</text:p>
      <text:p text:style-name="P54"><text:s/>3. “Nem tudo é lógico”.<text:tab/> ( <text:s/>)<text:tab/> A grande ênfase que é dada ao método lógico acaba inibindo a exploração da mente.</text:p>
      <text:p text:style-name="P54"><text:s/>4. “Não é minha área”.<text:tab/> ( <text:s/>)<text:tab/> O sucesso e o fracasso constituem o produto de um mesmo processo.</text:p>
      <text:p text:style-name="P54"><text:soft-page-break/><text:s/>5. “Mais de uma resposta certa”.<text:tab/> ( <text:s/>)<text:tab/> Quando se brinca de quebrar as regras e imaginar os resultados, a criatividade pode ser aumentada.</text:p>
      <text:p text:style-name="P54"><text:s/></text:p>
      <text:p text:style-name="P54">1 - 1, 2, 3, 4, 5.</text:p>
      <text:p text:style-name="P54">2 - 5, 2, 3, 4, 1.</text:p>
      <text:p text:style-name="P21">3 - 5, 4, 3, 1, 2.</text:p>
      <text:p text:style-name="P54">4 - 2, 3, 4, 1, 5.</text:p>
      <text:p text:style-name="P54">5 - 1, 2, 3, 5, 4.</text:p>
      <text:p text:style-name="P54"><text:s/></text:p>
      <text:p text:style-name="P21">Sua resposta: 5, 4, 3, 1, 2.</text:p>
      <text:p text:style-name="P54">Valor: Resposta Correta</text:p>
      <text:p text:style-name="P54">Valor recebido: 10.00</text:p>
      <text:p text:style-name="P54"/>
      <text:p text:style-name="P5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2"><text:soft-page-break/></text:p>
      <text:p text:style-name="P55">AULA 7 - Fases da criatividade<text:tab/></text:p>
      <text:p text:style-name="P60"/>
      <text:p text:style-name="P22"/>
      <text:p text:style-name="P60"><text:span text:style-name="T1">Questão10</text:span> <text:s/></text:p>
      <text:p text:style-name="P60"><text:s/></text:p>
      <text:p text:style-name="P60"><text:s text:c="3"/>Gerar e registrar a maior quantidade possível de ideias ____________.</text:p>
      <text:p text:style-name="P60"><text:s/></text:p>
      <text:p text:style-name="P60">1 - torna a busca de uma solução muito mais complexa</text:p>
      <text:p text:style-name="P60">2 - sobrecarrega o inconsciente</text:p>
      <text:p text:style-name="P60">3 - atrapalha na definição do problema</text:p>
      <text:p text:style-name="P60">4 - é prejudicial ao andamento da reunião</text:p>
      <text:p text:style-name="P22">5 - aumenta a chance de se conseguir uma boa solução para o problema</text:p>
      <text:p text:style-name="P60"><text:s/></text:p>
      <text:p text:style-name="P22">Sua resposta: aumenta a chance de se conseguir uma boa solução para o problema</text:p>
      <text:p text:style-name="P60">Valor: Resposta Correta</text:p>
      <text:p text:style-name="P60">Valor recebido: 10.00</text:p>
      <text:p text:style-name="P60"/>
      <text:p text:style-name="P60"/>
      <text:p text:style-name="P22"/>
      <text:p text:style-name="P22">Questão4 <text:s/></text:p>
      <text:p text:style-name="P22"><text:s/></text:p>
      <text:p text:style-name="P60"><text:s text:c="3"/>A maioria das ideias ____________.</text:p>
      <text:p text:style-name="P60"><text:s/></text:p>
      <text:p text:style-name="P22">1 - não é implementada</text:p>
      <text:p text:style-name="P60">2 - tem grande apoio interno</text:p>
      <text:p text:style-name="P60">3 - é implementada facilmente</text:p>
      <text:p text:style-name="P60">4 - tem grande apoio externo</text:p>
      <text:p text:style-name="P60">5 - tem o apoio das médias gerências</text:p>
      <text:p text:style-name="P60"><text:s/></text:p>
      <text:p text:style-name="P22">Sua resposta: não é implementada</text:p>
      <text:p text:style-name="P60">Valor: Resposta Correta</text:p>
      <text:p text:style-name="P60">Valor recebido: 10.00</text:p>
      <text:p text:style-name="P60"/>
      <text:p text:style-name="P60"/>
      <text:p text:style-name="P22">Questão7 <text:s/></text:p>
      <text:p text:style-name="P60"><text:s/></text:p>
      <text:p text:style-name="P60"><text:s text:c="3"/>____________ é fundamental na implantação de uma ideia complexa.</text:p>
      <text:p text:style-name="P60"><text:s/></text:p>
      <text:p text:style-name="P60">1 - conhecimento do chefe</text:p>
      <text:p text:style-name="P60">2 - Uma rede de caminho crítico</text:p>
      <text:p text:style-name="P60">3 - A duração da primeira reunião</text:p>
      <text:p text:style-name="P22">4 - A definição do problema</text:p>
      <text:p text:style-name="P60">5 - facilitador</text:p>
      <text:p text:style-name="P60"><text:s/></text:p>
      <text:p text:style-name="P22">Sua resposta: A definição do problema</text:p>
      <text:p text:style-name="P60">Valor: Resposta Correta</text:p>
      <text:p text:style-name="P60">Valor recebido: 10.00</text:p>
      <text:p text:style-name="P60"/>
      <text:p text:style-name="P60"/>
      <text:p text:style-name="P22">Questão2 <text:s/></text:p>
      <text:p text:style-name="P60"><text:s/></text:p>
      <text:p text:style-name="P60"><text:soft-page-break/><text:s text:c="3"/>As etapas do processo criativo são : ____________.</text:p>
      <text:p text:style-name="P60"><text:s/></text:p>
      <text:p text:style-name="P60">1 - definir o problema; gerar ideias; avaliar as ideias</text:p>
      <text:p text:style-name="P60">2 - definir o problema; colher fatos; gerar ideias</text:p>
      <text:p text:style-name="P22">3 - definir o problema; colher fatos; gerar ideias; incubar as ideias; avaliar as ideias</text:p>
      <text:p text:style-name="P60">4 - gerar ideias; incubar as ideias; avaliar as ideias</text:p>
      <text:p text:style-name="P60">5 - definir o problema; colher fatos; gerar ideias; avaliar as ideias</text:p>
      <text:p text:style-name="P60"><text:s/></text:p>
      <text:p text:style-name="P22">Sua resposta: definir o problema; colher fatos; gerar ideias; incubar as ideias; avaliar as ideias</text:p>
      <text:p text:style-name="P60">Valor: Resposta Correta</text:p>
      <text:p text:style-name="P60">Valor recebido: 10.00</text:p>
      <text:p text:style-name="P60"/>
      <text:p text:style-name="P22"/>
      <text:p text:style-name="P22"/>
      <text:p text:style-name="P22"/>
      <text:p text:style-name="P22">Questão1 <text:s/></text:p>
      <text:p text:style-name="P22"><text:s/></text:p>
      <text:p text:style-name="P60"><text:s text:c="3"/>Em termos de processo criativo, todas as ideias ____________.</text:p>
      <text:p text:style-name="P60"><text:s/></text:p>
      <text:p text:style-name="P22">1 - têm igual valor</text:p>
      <text:p text:style-name="P60">2 - devem ser aprovadas pelo grupo</text:p>
      <text:p text:style-name="P60">3 - devem ser originais</text:p>
      <text:p text:style-name="P60">4 - devem ser classificadas</text:p>
      <text:p text:style-name="P60">5 - têm pesos diferentes</text:p>
      <text:p text:style-name="P60"><text:s/></text:p>
      <text:p text:style-name="P22">Sua resposta: têm igual valor</text:p>
      <text:p text:style-name="P60">Valor: Resposta Correta</text:p>
      <text:p text:style-name="P60">Valor recebido: 10.00</text:p>
      <text:p text:style-name="P60"/>
      <text:p text:style-name="P60"><text:s/></text:p>
      <text:p text:style-name="P22">Questão1 <text:s/></text:p>
      <text:p text:style-name="P22"><text:s/></text:p>
      <text:p text:style-name="P60"><text:s text:c="3"/>Muitas vezes a ansiedade de resolver um problema leva a tentativas de forçar ____________.</text:p>
      <text:p text:style-name="P60"><text:s/></text:p>
      <text:p text:style-name="P60">1 - a geração de alternativas</text:p>
      <text:p text:style-name="P60">2 - a incubação das ideias</text:p>
      <text:p text:style-name="P60">3 - a aprovação do chefe</text:p>
      <text:p text:style-name="P22">4 - uma solução</text:p>
      <text:p text:style-name="P60">5 - uma nova reunião</text:p>
      <text:p text:style-name="P60"><text:s/></text:p>
      <text:p text:style-name="P22">Sua resposta: uma solução</text:p>
      <text:p text:style-name="P60">Valor: Resposta Correta</text:p>
      <text:p text:style-name="P60">Valor recebido: 10.00</text:p>
      <text:p text:style-name="P60"/>
      <text:p text:style-name="P60"/>
      <text:p text:style-name="P60"><text:s/></text:p>
      <text:p text:style-name="P60"><text:s/></text:p>
      <text:p text:style-name="P33">Questão2 <text:s/></text:p>
      <text:p text:style-name="P60"><text:s/></text:p>
      <text:p text:style-name="P60"><text:s text:c="3"/>Se você colher muitos fatos sobre um problema, eles próprios ____________.</text:p>
      <text:p text:style-name="P60"><text:s/></text:p>
      <text:p text:style-name="P44">1 - gerarão muitas alternativas</text:p>
      <text:p text:style-name="P60"><text:soft-page-break/>2 - bloquearão novas ideias</text:p>
      <text:p text:style-name="P60">3 - devem ser abandonados</text:p>
      <text:p text:style-name="P22">4 - indicarão o caminho da solução</text:p>
      <text:p text:style-name="P44">5 - criarão a maior confusão</text:p>
      <text:p text:style-name="P44"><text:s/></text:p>
      <text:p text:style-name="P44">Sua resposta: criarão a maior confusão</text:p>
      <text:p text:style-name="P60">Valor: Resposta Errada - Consulte a página 3</text:p>
      <text:p text:style-name="P60">Valor recebido: 0.00</text:p>
      <text:p text:style-name="P60"/>
      <text:p text:style-name="P60"/>
      <text:p text:style-name="P60"><text:s/></text:p>
      <text:p text:style-name="P60"><text:s/></text:p>
      <text:p text:style-name="P22">Questão3 <text:s/></text:p>
      <text:p text:style-name="P60"><text:s/></text:p>
      <text:p text:style-name="P60"><text:s text:c="3"/>Procure gerar ideias ____________ para ter maior chance de acertar.</text:p>
      <text:p text:style-name="P60"><text:s/></text:p>
      <text:p text:style-name="P60">1 - somente em sua área de especialização</text:p>
      <text:p text:style-name="P60">2 - somente em uma ou duas áreas</text:p>
      <text:p text:style-name="P60">3 - com julgamento imediato</text:p>
      <text:p text:style-name="P22">4 - fora de sua área de especialização</text:p>
      <text:p text:style-name="P60">5 - com muita cautela</text:p>
      <text:p text:style-name="P60"><text:s/></text:p>
      <text:p text:style-name="P22">Sua resposta: fora de sua área de especialização</text:p>
      <text:p text:style-name="P60">Valor: Resposta Correta</text:p>
      <text:p text:style-name="P60">Valor recebido: 10.00</text:p>
      <text:p text:style-name="P60"/>
      <text:p text:style-name="P60"/>
      <text:p text:style-name="P60"><text:s/></text:p>
      <text:p text:style-name="P22"><text:s/></text:p>
      <text:p text:style-name="P22">Questão4 <text:s/></text:p>
      <text:p text:style-name="P60"><text:s/></text:p>
      <text:p text:style-name="P60"><text:s text:c="3"/>O que está sendo aplicado na indústria ____________ na área de serviços.</text:p>
      <text:p text:style-name="P60"><text:s/></text:p>
      <text:p text:style-name="P22">1 - pode ser usado</text:p>
      <text:p text:style-name="P60">2 - não tem aplicação alguma</text:p>
      <text:p text:style-name="P60">3 - deve sofrer grandes alterações para que possa ser usado</text:p>
      <text:p text:style-name="P60">4 - dificilmente poderá ser usado</text:p>
      <text:p text:style-name="P60">5 - não pode ser usado</text:p>
      <text:p text:style-name="P22"><text:s/></text:p>
      <text:p text:style-name="P22">Sua resposta: pode ser usado</text:p>
      <text:p text:style-name="P60">Valor: Resposta Correta</text:p>
      <text:p text:style-name="P60">Valor recebido: 10.00</text:p>
      <text:p text:style-name="P60"/>
      <text:p text:style-name="P60"/>
      <text:p text:style-name="P60"><text:s/></text:p>
      <text:p text:style-name="P60"><text:s/></text:p>
      <text:p text:style-name="P22">Questão5 <text:s/></text:p>
      <text:p text:style-name="P60"><text:s/></text:p>
      <text:p text:style-name="P60"><text:s text:c="3"/>Quando tiver muitos dados sobre um problema, procure ____________.</text:p>
      <text:p text:style-name="P60"><text:s/></text:p>
      <text:p text:style-name="P60">1 - eliminar os mais fracos</text:p>
      <text:p text:style-name="P60">2 - "dormir sobre eles"</text:p>
      <text:p text:style-name="P22"><text:soft-page-break/>3 - classificá-los de diversas maneiras</text:p>
      <text:p text:style-name="P60">4 - descobrir os melhores</text:p>
      <text:p text:style-name="P60">5 - eliminar os mais caros</text:p>
      <text:p text:style-name="P60"><text:s/></text:p>
      <text:p text:style-name="P22">Sua resposta: classificá-los de diversas maneiras</text:p>
      <text:p text:style-name="P60">Valor: Resposta Correta</text:p>
      <text:p text:style-name="P60">Valor recebido: 10.00</text:p>
      <text:p text:style-name="P60"/>
      <text:p text:style-name="P60"/>
      <text:p text:style-name="P60"><text:s/></text:p>
      <text:p text:style-name="P60"><text:s/></text:p>
      <text:p text:style-name="P22">Questão6 <text:s/></text:p>
      <text:p text:style-name="P22"><text:s/></text:p>
      <text:p text:style-name="P60"><text:s text:c="3"/>Quando você classifica os dados obtidos, está ____________.</text:p>
      <text:p text:style-name="P60"><text:s/></text:p>
      <text:p text:style-name="P60">1 - perdendo seu tempo</text:p>
      <text:p text:style-name="P60">2 - bloqueando ideias</text:p>
      <text:p text:style-name="P60">3 - gerando novas ideias</text:p>
      <text:p text:style-name="P22">4 - absorvendo informações</text:p>
      <text:p text:style-name="P60">5 - se afastando da solução</text:p>
      <text:p text:style-name="P60"><text:s/></text:p>
      <text:p text:style-name="P22">Sua resposta: absorvendo informações</text:p>
      <text:p text:style-name="P60">Valor: Resposta Correta</text:p>
      <text:p text:style-name="P60">Valor recebido: 10.00</text:p>
      <text:p text:style-name="P60"/>
      <text:p text:style-name="P60"/>
      <text:p text:style-name="P60"><text:s/></text:p>
      <text:p text:style-name="P60"><text:s/></text:p>
      <text:p text:style-name="P22">Questão7 <text:s/></text:p>
      <text:p text:style-name="P60"><text:s/></text:p>
      <text:p text:style-name="P60"><text:s text:c="3"/>Depois de definir o problema, colher e classificar muitos fatos, devemos ____________.</text:p>
      <text:p text:style-name="P60"><text:s/></text:p>
      <text:p text:style-name="P22">1 - gerar ideias para solucionar o problema</text:p>
      <text:p text:style-name="P60">2 - selecionar os melhores fatos obtidos</text:p>
      <text:p text:style-name="P60">3 - escolher o fato que soluciona o problema</text:p>
      <text:p text:style-name="P60">4 - eliminar os fatos irrelevantes</text:p>
      <text:p text:style-name="P60">5 - colocar em ordem de prioridade os fatos obtidos</text:p>
      <text:p text:style-name="P60"><text:s/></text:p>
      <text:p text:style-name="P22">Sua resposta: gerar ideias para solucionar o problema</text:p>
      <text:p text:style-name="P60">Valor: Resposta Correta</text:p>
      <text:p text:style-name="P60">Valor recebido: 10.00</text:p>
      <text:p text:style-name="P60"/>
      <text:p text:style-name="P60"/>
      <text:p text:style-name="P60"><text:s/></text:p>
      <text:p text:style-name="P60"><text:s/></text:p>
      <text:p text:style-name="P22">Questão8 <text:s/></text:p>
      <text:p text:style-name="P60"><text:s/></text:p>
      <text:p text:style-name="P60"><text:s text:c="3"/>Ao classificar e avaliar as ideias, ____________.</text:p>
      <text:p text:style-name="P60"><text:s/></text:p>
      <text:p text:style-name="P22">1 - convém ter em mente que a grande maioria delas serão inúteis</text:p>
      <text:p text:style-name="P60">2 - não se deve eliminar nenhuma das ideias sugeridas</text:p>
      <text:p text:style-name="P60">3 - escolha de imediato a que lhe parecer a melhor</text:p>
      <text:p text:style-name="P60"><text:soft-page-break/>4 - lembre-se de que a maioria delas será util</text:p>
      <text:p text:style-name="P60">5 - nenhum critério de seleção deve ser utilizado, pois pode afetar o trabalho inconsciente</text:p>
      <text:p text:style-name="P60"><text:s/></text:p>
      <text:p text:style-name="P22">Sua resposta: convém ter em mente que a grande maioria delas serão inúteis</text:p>
      <text:p text:style-name="P60">Valor: Resposta Correta</text:p>
      <text:p text:style-name="P60">Valor recebido: 10.00</text:p>
      <text:p text:style-name="P60"/>
      <text:p text:style-name="P60"/>
      <text:p text:style-name="P60"><text:s/></text:p>
      <text:p text:style-name="P60"><text:s/></text:p>
      <text:p text:style-name="P22">Questão9 <text:s/></text:p>
      <text:p text:style-name="P60"><text:s/></text:p>
      <text:p text:style-name="P60"><text:s text:c="3"/>A criatividade é um processo que todo o ser humano usa quando ____________.</text:p>
      <text:p text:style-name="P60"><text:s/></text:p>
      <text:p text:style-name="P60">1 - freqüenta reuniões</text:p>
      <text:p text:style-name="P22">2 - gera novas ideias</text:p>
      <text:p text:style-name="P60">3 - defende uma ideia</text:p>
      <text:p text:style-name="P60">4 - já tem mais idade</text:p>
      <text:p text:style-name="P60">5 - argumenta sobre um assunto</text:p>
      <text:p text:style-name="P60"><text:s/></text:p>
      <text:p text:style-name="P22">Sua resposta: gera novas ideias</text:p>
      <text:p text:style-name="P60">Valor: Resposta Correta</text:p>
      <text:p text:style-name="P60">Valor recebido: 10.00</text:p>
      <text:p text:style-name="P60"/>
      <text:p text:style-name="P60"/>
      <text:p text:style-name="P60"><text:s/></text:p>
      <text:p text:style-name="P60"><text:s/></text:p>
      <text:p text:style-name="P44">Questão10 <text:s/></text:p>
      <text:p text:style-name="P60"><text:s/></text:p>
      <text:p text:style-name="P60"><text:s text:c="3"/>A maioria das pessoas usa o processo criativo ____________ quando gera novas ideias</text:p>
      <text:p text:style-name="P60"><text:s/></text:p>
      <text:p text:style-name="P44">1 - conscientemente</text:p>
      <text:p text:style-name="P60">2 - passo a passo</text:p>
      <text:p text:style-name="P60">3 - em grupo</text:p>
      <text:p text:style-name="P60">4 - inconscientemente</text:p>
      <text:p text:style-name="P60">5 - individualizado</text:p>
      <text:p text:style-name="P60"><text:s/></text:p>
      <text:p text:style-name="P44">Sua resposta: conscientemente</text:p>
      <text:p text:style-name="P60">Valor: Resposta Errada - Consulte a página 1</text:p>
      <text:p text:style-name="P60">Valor recebido: 0.00</text:p>
      <text:p text:style-name="P60"/>
      <text:p text:style-name="P60"/>
      <text:p text:style-name="P60"><text:s/></text:p>
      <text:p text:style-name="P44">Questão9 <text:s/></text:p>
      <text:p text:style-name="P60"><text:s/></text:p>
      <text:p text:style-name="P60"><text:s text:c="3"/>Aprender a ____________ é importante na implantação de novas ideias.</text:p>
      <text:p text:style-name="P60"><text:s/></text:p>
      <text:p text:style-name="P44">1 - gerar ideias</text:p>
      <text:p text:style-name="P60">2 - usar a lógica</text:p>
      <text:p text:style-name="P60">3 - criticar os outros</text:p>
      <text:p text:style-name="P60">4 - falar</text:p>
      <text:p text:style-name="P60">5 - escutar os outros</text:p>
      <text:p text:style-name="P60"><text:soft-page-break/><text:s/></text:p>
      <text:p text:style-name="P44">Sua resposta: gerar ideias</text:p>
      <text:p text:style-name="P60">Valor: Resposta Errada - Consulte a página 13</text:p>
      <text:p text:style-name="P60">Valor recebido: 0.00</text:p>
      <text:p text:style-name="P60"/>
      <text:p text:style-name="P60"/>
      <text:p text:style-name="P60"><text:s/></text:p>
      <text:p text:style-name="P44">Questão2 <text:s/></text:p>
      <text:p text:style-name="P60"><text:s/></text:p>
      <text:p text:style-name="P60"><text:s text:c="3"/>É importante lembrar, quando estiver avaliando ideias, que ____________.</text:p>
      <text:p text:style-name="P60"><text:s/></text:p>
      <text:p text:style-name="P60">1 - quanto mais rápido for escolhida uma ideia, mais tempo e dinheiro são poupados</text:p>
      <text:p text:style-name="P44">2 - a maioria delas será útil</text:p>
      <text:p text:style-name="P60">3 - critérios de seleção afetam negativamente o trabalho do inconsciente</text:p>
      <text:p text:style-name="P60">4 - nenhuma ideia deverá ser descartada</text:p>
      <text:p text:style-name="P60">5 - a aceitação imediata de uma ideia é tão prejudicial quanto uma rejeição imediata</text:p>
      <text:p text:style-name="P60"><text:s/></text:p>
      <text:p text:style-name="P44">Sua resposta: a maioria delas será útil</text:p>
      <text:p text:style-name="P60">Valor: Resposta Errada - Consulte a página 10</text:p>
      <text:p text:style-name="P60">Valor recebido: 0.00</text:p>
      <text:p text:style-name="P44"/>
      <text:p text:style-name="P44">Questão4 <text:s/></text:p>
      <text:p text:style-name="P60"><text:s/></text:p>
      <text:p text:style-name="P60"><text:s text:c="3"/>Aprender a ____________ é importante na implantação de novas ideias.</text:p>
      <text:p text:style-name="P60"><text:s/></text:p>
      <text:p text:style-name="P60">1 - gerar ideias</text:p>
      <text:p text:style-name="P44">2 - usar a lógica</text:p>
      <text:p text:style-name="P60">3 - criticar os outros</text:p>
      <text:p text:style-name="P60">4 - falar</text:p>
      <text:p text:style-name="P60">5 - escutar os outros</text:p>
      <text:p text:style-name="P60"><text:s/></text:p>
      <text:p text:style-name="P44">Sua resposta: usar a lógica</text:p>
      <text:p text:style-name="P60">Valor: Resposta Errada - Consulte a página 13</text:p>
      <text:p text:style-name="P60">Valor recebido: 0.00</text:p>
      <text:p text:style-name="P60"/>
      <text:p text:style-name="P44"/>
      <text:p text:style-name="P44">Questão7 <text:s/></text:p>
      <text:p text:style-name="P60"><text:s/></text:p>
      <text:p text:style-name="P60"><text:s text:c="3"/>Assim que for definido o problema, deve-se ____________.</text:p>
      <text:p text:style-name="P60"><text:s/></text:p>
      <text:p text:style-name="P60">1 - procurar gerar a maior quantidade possível de ideias</text:p>
      <text:p text:style-name="P60">2 - deixar que o inconsciente trabalhe sobre as ideias</text:p>
      <text:p text:style-name="P60">3 - começar logo a procurar soluções para ele</text:p>
      <text:p text:style-name="P60">4 - levantar muitos fatos</text:p>
      <text:p text:style-name="P44">5 - dividi-lo em pequenas partes</text:p>
      <text:p text:style-name="P60"><text:s/></text:p>
      <text:p text:style-name="P44">Sua resposta: dividi-lo em pequenas partes</text:p>
      <text:p text:style-name="P60">Valor: Resposta Errada - Consulte a página 3</text:p>
      <text:p text:style-name="P60">Valor recebido: 0.00</text:p>
      <text:p text:style-name="P60"/>
      <text:p text:style-name="P60"/>
      <text:p text:style-name="P6"/>
      <text:p text:style-name="P56"><text:soft-page-break/>AULA 8 - Geração de ideias criativas<text:tab/></text:p>
      <text:p text:style-name="P56"/>
      <text:p text:style-name="P64"/>
      <text:p text:style-name="P23"/>
      <text:p text:style-name="P23">Questão6 <text:s/></text:p>
      <text:p text:style-name="P64"><text:s/></text:p>
      <text:p text:style-name="P64"><text:s text:c="3"/>____________ é uma técnica de geração de ideias por escrito.</text:p>
      <text:p text:style-name="P64"><text:s/></text:p>
      <text:p text:style-name="P23">1 - Brainwriting</text:p>
      <text:p text:style-name="P64">2 - Brainstorming</text:p>
      <text:p text:style-name="P64">3 - A Análise de Ishikawa</text:p>
      <text:p text:style-name="P64">4 - Nominal Group Technique</text:p>
      <text:p text:style-name="P64">5 - Princípio de Pareto</text:p>
      <text:p text:style-name="P64"><text:s/></text:p>
      <text:p text:style-name="P23">Sua resposta: Brainwriting</text:p>
      <text:p text:style-name="P64">Valor: Resposta Correta</text:p>
      <text:p text:style-name="P64">Valor recebido: 10.00</text:p>
      <text:p text:style-name="P23"/>
      <text:p text:style-name="P23"/>
      <text:p text:style-name="P23">Questão10 <text:s/></text:p>
      <text:p text:style-name="P61"><text:s/></text:p>
      <text:p text:style-name="P61"><text:s text:c="3"/>No NGT, após serem registradas todas as ideias (sem repetições) no álbum-seriado, ____________.</text:p>
      <text:p text:style-name="P61"><text:s/></text:p>
      <text:p text:style-name="P61">1 - o grupo escolhe as melhores</text:p>
      <text:p text:style-name="P23">2 - inicia-se uma fase de esclarecimentos de cada uma delas</text:p>
      <text:p text:style-name="P61">3 - as piores devem ser criticadas</text:p>
      <text:p text:style-name="P61">4 - deve-se estabelecer as prioridades</text:p>
      <text:p text:style-name="P61">5 - cada membro deve classificar as ideias por ordem de importância</text:p>
      <text:p text:style-name="P61"><text:s/></text:p>
      <text:p text:style-name="P23">Sua resposta: inicia-se uma fase de esclarecimentos de cada uma delas</text:p>
      <text:p text:style-name="P61">Valor: Resposta Correta</text:p>
      <text:p text:style-name="P61">Valor recebido: 10.00</text:p>
      <text:p text:style-name="P61"/>
      <text:p text:style-name="P23"/>
      <text:p text:style-name="P23"/>
      <text:p text:style-name="P23">Questão7 <text:s/></text:p>
      <text:p text:style-name="P64"><text:s/></text:p>
      <text:p text:style-name="P64"><text:s text:c="3"/>O brainstorming ____________.</text:p>
      <text:p text:style-name="P64"><text:s/></text:p>
      <text:p text:style-name="P64">1 - não deve ser usado como guia de discussão</text:p>
      <text:p text:style-name="P23">2 - gera um grande número de ideias</text:p>
      <text:p text:style-name="P64">3 - é bastante útil na monitoração de sistemas</text:p>
      <text:p text:style-name="P64">4 - não é bastante útil na monitoração de sistemas</text:p>
      <text:p text:style-name="P64">5 - gera um número reduzido de ideias</text:p>
      <text:p text:style-name="P64"><text:s/></text:p>
      <text:p text:style-name="P23">Sua resposta: gera um grande número de ideias</text:p>
      <text:p text:style-name="P64">Valor: Resposta Correta</text:p>
      <text:p text:style-name="P64">Valor recebido: 10.00</text:p>
      <text:p text:style-name="P64"/>
      <text:p text:style-name="P64"/>
      <text:p text:style-name="P64"/>
      <text:p text:style-name="P23"><text:soft-page-break/>Questão1 <text:s/></text:p>
      <text:p text:style-name="P64"><text:s/></text:p>
      <text:p text:style-name="P64"><text:s text:c="3"/>Após a geração de ideias por escrito, o chefe, juntamente com o grupo, deve ____________.</text:p>
      <text:p text:style-name="P64"><text:s/></text:p>
      <text:p text:style-name="P64">1 - tirar dúvidas em relação às ideias propostas</text:p>
      <text:p text:style-name="P64">2 - estabelecer as prioridades</text:p>
      <text:p text:style-name="P64">3 - escolher a melhor ideia</text:p>
      <text:p text:style-name="P23">4 - confeccionar uma lista com as ideias produzidas, sem repetições</text:p>
      <text:p text:style-name="P64">5 - classificar todas as ideias em ordem de importância</text:p>
      <text:p text:style-name="P64"><text:s/></text:p>
      <text:p text:style-name="P23">Sua resposta: confeccionar uma lista com as ideias produzidas, sem repetições</text:p>
      <text:p text:style-name="P64">Valor: Resposta Correta</text:p>
      <text:p text:style-name="P64">Valor recebido: 10.00</text:p>
      <text:p text:style-name="P64"/>
      <text:p text:style-name="P23"/>
      <text:p text:style-name="P23">Questão8 <text:s/></text:p>
      <text:p text:style-name="P64"><text:s/></text:p>
      <text:p text:style-name="P64"><text:s text:c="3"/>Findo o prazo de geração de ideias numa sessão de NGT, ____________.</text:p>
      <text:p text:style-name="P64"><text:s/></text:p>
      <text:p text:style-name="P23">1 - cada participante cita uma ideia de sua lista</text:p>
      <text:p text:style-name="P64">2 - as ideias são registradas num álbum-seriado</text:p>
      <text:p text:style-name="P64">3 - cada participante deve esclarecer sua ideia aos demais participantes</text:p>
      <text:p text:style-name="P64">4 - inicia-se uma fase de determinação das prioridades</text:p>
      <text:p text:style-name="P64">5 - as ideias são recolhidas e enviadas ao chefe</text:p>
      <text:p text:style-name="P64"><text:s/></text:p>
      <text:p text:style-name="P23">Sua resposta: cada participante cita uma ideia de sua lista</text:p>
      <text:p text:style-name="P64">Valor: Resposta Correta</text:p>
      <text:p text:style-name="P64">Valor recebido: 10.00</text:p>
      <text:p text:style-name="P64"/>
      <text:p text:style-name="P64"><text:s/></text:p>
      <text:p text:style-name="P34">Questão1 <text:s/></text:p>
      <text:p text:style-name="P64"><text:s/></text:p>
      <text:p text:style-name="P64"><text:s text:c="3"/>É função do ____________ ser o responsável pelo bom andamento da reunião de brainstorming, sem entretanto envolver-se no conteúdo da mesma.</text:p>
      <text:p text:style-name="P64"><text:s/></text:p>
      <text:p text:style-name="P23">1 - registrador</text:p>
      <text:p text:style-name="P64">2 - presidente da organização</text:p>
      <text:p text:style-name="P64">3 - facilitador</text:p>
      <text:p text:style-name="P45">4 - gerente</text:p>
      <text:p text:style-name="P64">5 - controlador</text:p>
      <text:p text:style-name="P64"><text:s/></text:p>
      <text:p text:style-name="P45">Sua resposta: gerente</text:p>
      <text:p text:style-name="P64">Valor: Resposta Errada - Consulte a página 4</text:p>
      <text:p text:style-name="P64">Valor recebido: 0.00</text:p>
      <text:p text:style-name="P64"/>
      <text:p text:style-name="P64"/>
      <text:p text:style-name="P64"><text:s/></text:p>
      <text:p text:style-name="P64"><text:s/></text:p>
      <text:p text:style-name="P23">Questão2 <text:s/></text:p>
      <text:p text:style-name="P23"><text:s/></text:p>
      <text:p text:style-name="P64"><text:s text:c="3"/>As principais técnicas usadas para a geração de ideias criativas em grupo são : ____________.</text:p>
      <text:p text:style-name="P64"><text:s/></text:p>
      <text:p text:style-name="P64"><text:soft-page-break/>1 - Análise de Ishikawa, Princípio de Pareto, NGT</text:p>
      <text:p text:style-name="P64">2 - brainstorming e Análise de Ishikawa</text:p>
      <text:p text:style-name="P64">3 - brainwriting, NGT e Princípio de Pareto</text:p>
      <text:p text:style-name="P64">4 - brainstorming, brainwriting e Análise de Ishikawa</text:p>
      <text:p text:style-name="P23">5 - brainstorming, brainwriting e NGT</text:p>
      <text:p text:style-name="P23"><text:s/></text:p>
      <text:p text:style-name="P23">Sua resposta: brainstorming, brainwriting e NGT</text:p>
      <text:p text:style-name="P64">Valor: Resposta Correta</text:p>
      <text:p text:style-name="P64">Valor recebido: 10.00</text:p>
      <text:p text:style-name="P64"/>
      <text:p text:style-name="P64"/>
      <text:p text:style-name="P64"><text:s/></text:p>
      <text:p text:style-name="P64"><text:s/></text:p>
      <text:p text:style-name="P45">Questão3 <text:s/></text:p>
      <text:p text:style-name="P45"><text:s/></text:p>
      <text:p text:style-name="P64"><text:s text:c="3"/>No brainwriting as pessoas escrevem suas ideias numa folha de papel e depois ____________.</text:p>
      <text:p text:style-name="P64"><text:s/></text:p>
      <text:p text:style-name="P64">1 - as esclarece para resto do grupo</text:p>
      <text:p text:style-name="P45">2 - as entrega para o presidente analisar</text:p>
      <text:p text:style-name="P64">3 - selecionam duas ideias de suas respectivas listas</text:p>
      <text:p text:style-name="P64">4 - passam esta folha para que outro colega acrescente novas ideias</text:p>
      <text:p text:style-name="P64">5 - registrador as recolhe para anotá-las no álbum-seriado</text:p>
      <text:p text:style-name="P64"><text:s/></text:p>
      <text:p text:style-name="P45">Sua resposta: as entrega para o presidente analisar</text:p>
      <text:p text:style-name="P64">Valor: Resposta Errada - Consulte a página 1</text:p>
      <text:p text:style-name="P64">Valor recebido: 0.00</text:p>
      <text:p text:style-name="P64"/>
      <text:p text:style-name="P64"/>
      <text:p text:style-name="P64"><text:s/></text:p>
      <text:p text:style-name="P64"><text:s/></text:p>
      <text:p text:style-name="P23">Questão4 <text:s/></text:p>
      <text:p text:style-name="P64"><text:s/></text:p>
      <text:p text:style-name="P64"><text:s text:c="3"/>A geração de ideias em uma sessão de brainwriting é ____________.</text:p>
      <text:p text:style-name="P64"><text:s/></text:p>
      <text:p text:style-name="P64">1 - um debate</text:p>
      <text:p text:style-name="P23">2 - realizada em completo silêncio</text:p>
      <text:p text:style-name="P64">3 - a geração verbal de ideias</text:p>
      <text:p text:style-name="P64">4 - a escolha do facilitador</text:p>
      <text:p text:style-name="P64">5 - realizada com apenas metade dos participantes</text:p>
      <text:p text:style-name="P64"><text:s/></text:p>
      <text:p text:style-name="P23">Sua resposta: realizada em completo silêncio</text:p>
      <text:p text:style-name="P64">Valor: Resposta Correta</text:p>
      <text:p text:style-name="P64">Valor recebido: 10.00</text:p>
      <text:p text:style-name="P64"/>
      <text:p text:style-name="P64"/>
      <text:p text:style-name="P23"/>
      <text:p text:style-name="P23">Questão5 <text:s/></text:p>
      <text:p text:style-name="P64"><text:s/></text:p>
      <text:p text:style-name="P64"><text:s text:c="3"/>Complete as afirmativas, em relação à técnica brainwriting.</text:p>
      <text:p text:style-name="P64"/>
      <text:p text:style-name="P64">1. “Definir o problema” é a __________ fase do brainwriting.</text:p>
      <text:p text:style-name="P64">2. Deve-se __________ liberdade de interpretação do problema.</text:p>
      <text:p text:style-name="P64"><text:soft-page-break/>3. Ideias minoritárias __________ sufocadas.</text:p>
      <text:p text:style-name="P64">4. Ao responsabilizar-se pelos resultados, o grupo tende a _____ .</text:p>
      <text:p text:style-name="P64"><text:s/></text:p>
      <text:p text:style-name="P64">1 - mais simples / permitir /não são / desmotivar-se</text:p>
      <text:p text:style-name="P64">2 - mais simples / proibir / são / motivar-se</text:p>
      <text:p text:style-name="P64">3 - segunda / proibir / são / motivar-se</text:p>
      <text:p text:style-name="P64">4 - segunda / permitir / não são / motivar-se</text:p>
      <text:p text:style-name="P23">5 - primeira / permitir / não são / motivar-se</text:p>
      <text:p text:style-name="P64"><text:s/></text:p>
      <text:p text:style-name="P23">Sua resposta: primeira / permitir / não são / motivar-se</text:p>
      <text:p text:style-name="P64">Valor: Resposta Correta</text:p>
      <text:p text:style-name="P64">Valor recebido: 10.00</text:p>
      <text:p text:style-name="P64"/>
      <text:p text:style-name="P64"><text:s/></text:p>
      <text:p text:style-name="P64"><text:s/></text:p>
      <text:p text:style-name="P45">Questão5 <text:s/></text:p>
      <text:p text:style-name="P64"><text:s/></text:p>
      <text:p text:style-name="P64"><text:s text:c="3"/>Marque a alternativa correta, em relação à técnica brainstorming.</text:p>
      <text:p text:style-name="P64"><text:s/></text:p>
      <text:p text:style-name="P45">1 - Na primeira etapa, reúnem-se os participantes (mínimo de oito, máximo de dez membros) numa sala, na qual se acomodam, ao redor de uma mesa, com visões simultâneas.</text:p>
      <text:p text:style-name="P45">2 - Na segunda etapa, há uma apresentação seqüencial das ideias geradas. No sentido horário da mesa, cada pessoa apresenta uma ideia de sua lista.</text:p>
      <text:p text:style-name="P45">3 - Na terceira fase, o facilitador escreve as ideias num álbum seriado, esclarecendo aos presentes o significado de cada uma.</text:p>
      <text:p text:style-name="P64">4 - Na quarta e última fase, procede-se à votação. Esta é feita por meio do voto secreto, vencendo as ideias com maioria simples, ou seja, 50% dos votos mais um.</text:p>
      <text:p text:style-name="P64">5 - É uma técnica intencionalmente desinibidora, utilizada para gerar grande número de ideias, por meio da capacidade criativa da pessoa.</text:p>
      <text:p text:style-name="P64"><text:s/></text:p>
      <text:p text:style-name="P45">Sua resposta: Na primeira etapa, reúnem-se os participantes (mínimo de oito, máximo de dez membros) numa sala, na qual se acomodam, ao redor de uma mesa, com visões simultâneas.</text:p>
      <text:p text:style-name="P64">Valor: Resposta Errada</text:p>
      <text:p text:style-name="P64">Valor recebido: 0.00</text:p>
      <text:p text:style-name="P64"/>
      <text:p text:style-name="P64"/>
      <text:p text:style-name="P64"><text:s/></text:p>
      <text:p text:style-name="P64"><text:s/></text:p>
      <text:p text:style-name="P34">Questão6 <text:s/></text:p>
      <text:p text:style-name="P45"><text:s/></text:p>
      <text:p text:style-name="P64"><text:s text:c="3"/>Na fase de geração de ideias numa sessão de brainwriting, ____________.</text:p>
      <text:p text:style-name="P64"><text:s/></text:p>
      <text:p text:style-name="P45">1 - as ideias devem ser formuladas oralmente</text:p>
      <text:p text:style-name="P64">2 - <text:span text:style-name="T3">apenas o chefe deve dar sugestões</text:span></text:p>
      <text:p text:style-name="P45">3 - as ideias devem ser formuladas apenas mentalmente</text:p>
      <text:p text:style-name="P23">4 - a crítica é eminentemente proibida</text:p>
      <text:p text:style-name="P45">5 - deve-se criticar aqueles que sugerirem ideias irrelevantes</text:p>
      <text:p text:style-name="P64"><text:s/></text:p>
      <text:p text:style-name="P45">Sua resposta: deve-se criticar aqueles que sugerirem ideias irrelevantes</text:p>
      <text:p text:style-name="P64">Valor: Resposta Errada - Consulte a página 3</text:p>
      <text:p text:style-name="P64">Valor recebido: 0.00</text:p>
      <text:p text:style-name="P64"/>
      <text:p text:style-name="P64"><text:soft-page-break/></text:p>
      <text:p text:style-name="P64"><text:s/></text:p>
      <text:p text:style-name="P23"/>
      <text:p text:style-name="P23">Questão4 <text:s/></text:p>
      <text:p text:style-name="P23"><text:s/></text:p>
      <text:p text:style-name="P64"><text:s text:c="3"/>Antes de uma sessão de brainwriting, o chefe deve ____________.</text:p>
      <text:p text:style-name="P64"><text:s/></text:p>
      <text:p text:style-name="P64">1 - selecionar as pessoas que serão responsáveis pelas críticas</text:p>
      <text:p text:style-name="P64">2 - escolher o participante mais preparado para liderar a reunião</text:p>
      <text:p text:style-name="P23">3 - definir o problema em poucas palavras</text:p>
      <text:p text:style-name="P64">4 - dar a sua solução</text:p>
      <text:p text:style-name="P64">5 - reunir os participantes em grupos</text:p>
      <text:p text:style-name="P64"><text:s/></text:p>
      <text:p text:style-name="P23">Sua resposta: definir o problema em poucas palavras</text:p>
      <text:p text:style-name="P64">Valor: Resposta Correta</text:p>
      <text:p text:style-name="P64">Valor recebido: 10.00</text:p>
      <text:p text:style-name="P64"/>
      <text:p text:style-name="P64"/>
      <text:p text:style-name="P64"><text:s/></text:p>
      <text:p text:style-name="P64"><text:s/></text:p>
      <text:p text:style-name="P45">Questão8 <text:s/></text:p>
      <text:p text:style-name="P64"><text:s/></text:p>
      <text:p text:style-name="P45"><text:s text:c="3"/>A determinação das prioridades, numa sessão de NGT, é feita ____________.</text:p>
      <text:p text:style-name="P64"><text:s/></text:p>
      <text:p text:style-name="P45">1 - em função das opiniões do facilitador</text:p>
      <text:p text:style-name="P64">2 - somente entre os membros da diretoria</text:p>
      <text:p text:style-name="P64">3 - por meio de debate entre os participantes</text:p>
      <text:p text:style-name="P64">4 - por meio de votação secreta</text:p>
      <text:p text:style-name="P45">5 - mediante críticas e esclarecimentos</text:p>
      <text:p text:style-name="P64"><text:s/></text:p>
      <text:p text:style-name="P45">Sua resposta: em função das opiniões do facilitador</text:p>
      <text:p text:style-name="P64">Valor: Resposta Errada - Consulte a página 17</text:p>
      <text:p text:style-name="P64">Valor recebido: 0.00</text:p>
      <text:p text:style-name="P64"/>
      <text:p text:style-name="P64"/>
      <text:p text:style-name="P64"><text:s/></text:p>
      <text:p text:style-name="P64"><text:s/></text:p>
      <text:p text:style-name="P45">Questão9 <text:s/></text:p>
      <text:p text:style-name="P64"><text:s/></text:p>
      <text:p text:style-name="P64"><text:s text:c="3"/>Numa sessão de NGT, após esclarecidas todas as ideias ____________.</text:p>
      <text:p text:style-name="P64"><text:s/></text:p>
      <text:p text:style-name="P45">1 - o registrador as recolhe para que sejam avaliadas pelo grupo de diretores</text:p>
      <text:p text:style-name="P64">2 - encerra-se a reunião</text:p>
      <text:p text:style-name="P64">3 - o chefe determina qual a melhor</text:p>
      <text:p text:style-name="P64">4 - inicia-se um novo período de geração de ideias</text:p>
      <text:p text:style-name="P64">5 - determinam-se as prioridades</text:p>
      <text:p text:style-name="P64"><text:s/></text:p>
      <text:p text:style-name="P45">Sua resposta: o registrador as recolhe para que sejam avaliadas pelo grupo de diretores</text:p>
      <text:p text:style-name="P64">Valor: Resposta Errada - Consulte a página 17</text:p>
      <text:p text:style-name="P64">Valor recebido: 0.00</text:p>
      <text:p text:style-name="P64"/>
      <text:p text:style-name="P64"/>
      <text:p text:style-name="P64"><text:soft-page-break/><text:s/></text:p>
      <text:p text:style-name="P64"><text:s/></text:p>
      <text:p text:style-name="P23">Questão10 <text:s/></text:p>
      <text:p text:style-name="P64"><text:s/></text:p>
      <text:p text:style-name="P64"><text:s text:c="3"/>Na fase de esclarecimento de ideias, numa sessão de NGT, as ideias podem ____________.</text:p>
      <text:p text:style-name="P64"><text:s/></text:p>
      <text:p text:style-name="P64">1 - ser criticadas somente pelo chefe</text:p>
      <text:p text:style-name="P23">2 - apenas ser esclarecidas</text:p>
      <text:p text:style-name="P64">3 - ser defendidas ou criticadas a vontade</text:p>
      <text:p text:style-name="P64">4 - ser aprovadas ou não</text:p>
      <text:p text:style-name="P64">5 - ser apenas defendidas e não criticadas</text:p>
      <text:p text:style-name="P64"><text:s/></text:p>
      <text:p text:style-name="P23">Sua resposta: apenas ser esclarecidas</text:p>
      <text:p text:style-name="P64">Valor: Resposta Correta</text:p>
      <text:p text:style-name="P64">Valor recebido: 10.00</text:p>
      <text:p text:style-name="P64"/>
      <text:p text:style-name="P64">TESTE REALIZADO</text:p>
      <text:p text:style-name="P64"/>
      <text:p text:style-name="P64"><text:s/></text:p>
      <text:p text:style-name="P34">Questão1 <text:s/></text:p>
      <text:p text:style-name="P64"><text:s/></text:p>
      <text:p text:style-name="P64"><text:s text:c="3"/>Findo o primeiro prazo de anotação das ideias numa sessão de brainwriting,____________.</text:p>
      <text:p text:style-name="P64"><text:s/></text:p>
      <text:p text:style-name="P45">1 - inicia-se uma fase de esclarecimentos de cada uma das ideias</text:p>
      <text:p text:style-name="P64"><text:span text:style-name="T1">2 -</text:span> <text:span text:style-name="T1">os participantes trocam suas listas, e uma nova etapa de geração de novas ideias é iniciada</text:span></text:p>
      <text:p text:style-name="P45">3 - uma grande lista com todas as ideias geradas é confeccionada</text:p>
      <text:p text:style-name="P64">4 - inicia-se uma sessão de crítica às ideias tidas como irrelevantes</text:p>
      <text:p text:style-name="P64">5 - o chefe escolhe a melhor ideia e encerra-se a reunião</text:p>
      <text:p text:style-name="P64"><text:s/></text:p>
      <text:p text:style-name="P45">Sua resposta: inicia-se uma fase de esclarecimentos de cada uma das ideias</text:p>
      <text:p text:style-name="P64">Valor: Resposta Errada - Consulte a página 1</text:p>
      <text:p text:style-name="P64">Valor recebido: 0.00</text:p>
      <text:p text:style-name="P64"/>
      <text:p text:style-name="P64"/>
      <text:p text:style-name="P64"><text:s/></text:p>
      <text:p text:style-name="P64"><text:s/></text:p>
      <text:p text:style-name="P23">Questão2 <text:s/></text:p>
      <text:p text:style-name="P64"><text:s/></text:p>
      <text:p text:style-name="P64"><text:s text:c="3"/>As regras do brainstorming são : ____________.</text:p>
      <text:p text:style-name="P64"><text:s/></text:p>
      <text:p text:style-name="P64">1 - registrar todas as ideias; deixar o inconsciente ajudar</text:p>
      <text:p text:style-name="P64">2 - criticar quando preciso; participação geral; registrar todas as ideias</text:p>
      <text:p text:style-name="P64"><text:span text:style-name="T1">3 - gerar muitas ideias; associar ideias; proibida a crítica; participação de todos; registrar todas as</text:span> ideias; deixar o subconsciente ajudar</text:p>
      <text:p text:style-name="P64">4 - gerar grande número de ideias; associar uma ideia à outras; proibida a crítica</text:p>
      <text:p text:style-name="P64">5 - gerar grande número de ideias; proibido criticar; todos devem participar; registrar todas as ideias</text:p>
      <text:p text:style-name="P64"><text:s/></text:p>
      <text:p text:style-name="P23">Sua resposta: gerar muitas ideias; associar ideias; proibida a crítica; participação de todos; registrar todas as ideias; deixar o subconsciente ajudar</text:p>
      <text:p text:style-name="P64">Valor: Resposta Correta</text:p>
      <text:p text:style-name="P64">Valor recebido: 10.00</text:p>
      <text:p text:style-name="P64"/>
      <text:p text:style-name="P64"><text:soft-page-break/></text:p>
      <text:p text:style-name="P64"><text:s/></text:p>
      <text:p text:style-name="P45"><text:s/></text:p>
      <text:p text:style-name="P45">Questão3 <text:s/></text:p>
      <text:p text:style-name="P64"><text:s/></text:p>
      <text:p text:style-name="P64"><text:s text:c="3"/>No brainwriting as pessoas escrevem suas ideias numa folha de papel e depois ____________.</text:p>
      <text:p text:style-name="P64"><text:s/></text:p>
      <text:p text:style-name="P45">1 - as esclarece para resto do grupo</text:p>
      <text:p text:style-name="P64">2 - <text:span text:style-name="T3">as entrega para o presidente analisar</text:span></text:p>
      <text:p text:style-name="P64">3 - selecionam duas ideias de suas respectivas listas</text:p>
      <text:p text:style-name="P64">4 - passam esta folha para que outro colega acrescente novas ideias</text:p>
      <text:p text:style-name="P64">5 - registrador as recolhe para anotá-las no álbum-seriado</text:p>
      <text:p text:style-name="P64"><text:s/></text:p>
      <text:p text:style-name="P45">Sua resposta: as esclarece para resto do grupo</text:p>
      <text:p text:style-name="P64">Valor: Resposta Errada - Consulte a página 1</text:p>
      <text:p text:style-name="P64">Valor recebido: 0.00</text:p>
      <text:p text:style-name="P64"/>
      <text:p text:style-name="P64"/>
      <text:p text:style-name="P64"><text:s/></text:p>
      <text:p text:style-name="P64"><text:s/></text:p>
      <text:p text:style-name="P23">Questão4 <text:s/></text:p>
      <text:p text:style-name="P64"><text:s/></text:p>
      <text:p text:style-name="P64"><text:s text:c="3"/>As principais técnicas usadas para a geração de ideias criativas em grupo são : ____________.</text:p>
      <text:p text:style-name="P64"><text:s/></text:p>
      <text:p text:style-name="P64">1 - Análise de Ishikawa, Princípio de Pareto, NGT</text:p>
      <text:p text:style-name="P64">2 - brainstorming e Análise de Ishikawa</text:p>
      <text:p text:style-name="P64">3 - brainwriting, NGT e Princípio de Pareto</text:p>
      <text:p text:style-name="P64">4 - brainstorming, brainwriting e Análise de Ishikawa</text:p>
      <text:p text:style-name="P23">5 - brainstorming, brainwriting e NGT</text:p>
      <text:p text:style-name="P64"><text:s/></text:p>
      <text:p text:style-name="P23">Sua resposta: brainstorming, brainwriting e NGT</text:p>
      <text:p text:style-name="P64">Valor: Resposta Correta</text:p>
      <text:p text:style-name="P64">Valor recebido: 10.00</text:p>
      <text:p text:style-name="P64"/>
      <text:p text:style-name="P64"/>
      <text:p text:style-name="P64"><text:s/></text:p>
      <text:p text:style-name="P64"><text:s/></text:p>
      <text:p text:style-name="P34">Questão5 <text:s/></text:p>
      <text:p text:style-name="P64"><text:s/></text:p>
      <text:p text:style-name="P64"><text:s text:c="3"/>No brainstorming, as ideias são geradas ____________.</text:p>
      <text:p text:style-name="P64"><text:s/></text:p>
      <text:p text:style-name="P23">1 - verbalmente</text:p>
      <text:p text:style-name="P64">2 - mediante aprovação do chefe</text:p>
      <text:p text:style-name="P64">3 - por escrito</text:p>
      <text:p text:style-name="P64">4 - pelo facilitador e pelo registrador</text:p>
      <text:p text:style-name="P64">5 - na Internet</text:p>
      <text:p text:style-name="P64"><text:s/></text:p>
      <text:p text:style-name="P23">Sua resposta: verbalmente</text:p>
      <text:p text:style-name="P64">Valor: Resposta Correta</text:p>
      <text:p text:style-name="P64">Valor recebido: 10.00</text:p>
      <text:p text:style-name="P64"/>
      <text:p text:style-name="P64"/>
      <text:p text:style-name="P64"><text:soft-page-break/><text:s/></text:p>
      <text:p text:style-name="P64"><text:s/></text:p>
      <text:p text:style-name="P23">Questão6 <text:s/></text:p>
      <text:p text:style-name="P64"><text:s/></text:p>
      <text:p text:style-name="P64"><text:s text:c="3"/>Durante a fase de geração de ideias numa sessão de brainwriting, o silêncio e a presença de outras pessoas criam uma atmosfera de ____________.</text:p>
      <text:p text:style-name="P64"><text:s/></text:p>
      <text:p text:style-name="P64">1 - medo</text:p>
      <text:p text:style-name="P64">2 - competição prejudicial</text:p>
      <text:p text:style-name="P64">3 - intimidação</text:p>
      <text:p text:style-name="P64">4 - coletivismo</text:p>
      <text:p text:style-name="P23">5 - tensão criativa</text:p>
      <text:p text:style-name="P64"><text:s/></text:p>
      <text:p text:style-name="P23">Sua resposta: tensão criativa</text:p>
      <text:p text:style-name="P64">Valor: Resposta Correta</text:p>
      <text:p text:style-name="P64">Valor recebido: 10.00</text:p>
      <text:p text:style-name="P64"/>
      <text:p text:style-name="P64"/>
      <text:p text:style-name="P64"><text:s/></text:p>
      <text:p text:style-name="P64"><text:s/></text:p>
      <text:p text:style-name="P45">Questão7 <text:s/></text:p>
      <text:p text:style-name="P64"><text:s/></text:p>
      <text:p text:style-name="P64"><text:s text:c="3"/>Numa sessão de NGT, após esclarecidas todas as ideias ____________.</text:p>
      <text:p text:style-name="P64"><text:s/></text:p>
      <text:p text:style-name="P64">1 - o registrador as recolhe para que sejam avaliadas pelo grupo de diretores</text:p>
      <text:p text:style-name="P64">2 - encerra-se a reunião</text:p>
      <text:p text:style-name="P64">3 - o chefe determina qual a melhor</text:p>
      <text:p text:style-name="P45">4 - inicia-se um novo período de geração de ideias</text:p>
      <text:p text:style-name="P64">5 - determinam-se as prioridades</text:p>
      <text:p text:style-name="P64"><text:s/></text:p>
      <text:p text:style-name="P45">Sua resposta: inicia-se um novo período de geração de ideias</text:p>
      <text:p text:style-name="P64">Valor: Resposta Errada - Consulte a página 17</text:p>
      <text:p text:style-name="P64">Valor recebido: 0.00</text:p>
      <text:p text:style-name="P64"/>
      <text:p text:style-name="P64"/>
      <text:p text:style-name="P64"><text:s/></text:p>
      <text:p text:style-name="P64"><text:s/></text:p>
      <text:p text:style-name="P45">Questão8 <text:s/></text:p>
      <text:p text:style-name="P64"><text:s/></text:p>
      <text:p text:style-name="P64"><text:s text:c="3"/>Na fase de esclarecimento de ideias, numa sessão de NGT, as ideias podem ____________.</text:p>
      <text:p text:style-name="P64"><text:s/></text:p>
      <text:p text:style-name="P64">1 - ser criticadas somente pelo chefe</text:p>
      <text:p text:style-name="P64">2 - apenas ser esclarecidas</text:p>
      <text:p text:style-name="P64">3 - ser defendidas ou criticadas a vontade</text:p>
      <text:p text:style-name="P45">4 - ser aprovadas ou não</text:p>
      <text:p text:style-name="P64">5 - ser apenas defendidas e não criticadas</text:p>
      <text:p text:style-name="P64"><text:s/></text:p>
      <text:p text:style-name="P45">Sua resposta: ser aprovadas ou não</text:p>
      <text:p text:style-name="P64">Valor: Resposta Errada - Consulte a página 16</text:p>
      <text:p text:style-name="P64">Valor recebido: 0.00</text:p>
      <text:p text:style-name="P64"/>
      <text:p text:style-name="P64"/>
      <text:p text:style-name="P64"><text:soft-page-break/><text:s/></text:p>
      <text:p text:style-name="P64"><text:s/></text:p>
      <text:p text:style-name="P23">Questão9 <text:s/></text:p>
      <text:p text:style-name="P64"><text:s/></text:p>
      <text:p text:style-name="P64"><text:s text:c="3"/>A determinação das prioridades, numa sessão de NGT, é feita ____________.</text:p>
      <text:p text:style-name="P64"><text:s/></text:p>
      <text:p text:style-name="P45">1 - em função das opiniões do facilitador</text:p>
      <text:p text:style-name="P64">2 - somente entre os membros da diretoria</text:p>
      <text:p text:style-name="P64">3 - por meio de debate entre os participantes</text:p>
      <text:p text:style-name="P64">4 - por meio de votação secreta</text:p>
      <text:p text:style-name="P64">5 - mediante críticas e esclarecimentos</text:p>
      <text:p text:style-name="P64"><text:s/></text:p>
      <text:p text:style-name="P45">Sua resposta: em função das opiniões do facilitador</text:p>
      <text:p text:style-name="P64">Valor: Resposta Errada - Consulte a página 17</text:p>
      <text:p text:style-name="P64">Valor recebido: 0.00</text:p>
      <text:p text:style-name="P64"/>
      <text:p text:style-name="P64"/>
      <text:p text:style-name="P64"><text:s/></text:p>
      <text:p text:style-name="P64"><text:s/></text:p>
      <text:p text:style-name="P45">Questão10 <text:s/></text:p>
      <text:p text:style-name="P64"><text:s/></text:p>
      <text:p text:style-name="P64"><text:s text:c="3"/>Nas três técnicas de geração de ideias criativas - NGT, brainstorming e brainwriting - o grupo de participantes deve ser composto de ____________.</text:p>
      <text:p text:style-name="P64"><text:s/></text:p>
      <text:p text:style-name="P45">1 - no mínimo 20 pessoas</text:p>
      <text:p text:style-name="P64">2 - no maximo 8 pessoas</text:p>
      <text:p text:style-name="P45">3 - no máximo 5 pessoas</text:p>
      <text:p text:style-name="P64">4 - 15 a 20 pessoas</text:p>
      <text:p text:style-name="P64">5 - no mínimo 40 pessoas</text:p>
      <text:p text:style-name="P64"><text:s/></text:p>
      <text:p text:style-name="P45">Sua resposta: no máximo 5 pessoas</text:p>
      <text:p text:style-name="P64">Valor: Resposta Errada - Consulte a página 10</text:p>
      <text:p text:style-name="P64">Valor recebido: 0.00</text:p>
      <text:p text:style-name="P64"/>
      <text:p text:style-name="P64"/>
      <text:p text:style-name="P64"><text:s/></text:p>
      <text:p text:style-name="P34"><text:s/>Questão3 <text:s/></text:p>
      <text:p text:style-name="P45"><text:s/></text:p>
      <text:p text:style-name="P64"><text:s text:c="3"/>A ____________, numa sessão de NGT, é uma espécie de brainwriting parcial.</text:p>
      <text:p text:style-name="P64"><text:s/></text:p>
      <text:p text:style-name="P64">1 - propagação rotativa de ideias</text:p>
      <text:p text:style-name="P45">2 - fase de esclarecimento das ideias</text:p>
      <text:p text:style-name="P64">3 - <text:span text:style-name="T1">geração de ideias por escrito</text:span></text:p>
      <text:p text:style-name="P64">4 - determinação das prioridades</text:p>
      <text:p text:style-name="P45">5 - escolha dos participantes</text:p>
      <text:p text:style-name="P64"><text:s/></text:p>
      <text:p text:style-name="P45">Sua resposta: fase de esclarecimento das ideias</text:p>
      <text:p text:style-name="P64">Valor: Resposta Errada - Consulte a página 14</text:p>
      <text:p text:style-name="P64">Valor recebido: 0.00</text:p>
      <text:p text:style-name="P64"/>
      <text:p text:style-name="P45"/>
      <text:p text:style-name="P45">Questão6 <text:s/></text:p>
      <text:p text:style-name="P64"><text:soft-page-break/><text:s/></text:p>
      <text:p text:style-name="P64"><text:s text:c="3"/>No início de uma sessão de NGT, ____________.</text:p>
      <text:p text:style-name="P64"><text:s/></text:p>
      <text:p text:style-name="P45">1 - cada participante expõe oralmente as suas ideias</text:p>
      <text:p text:style-name="P45">2 - registrador e o facilitador expõem suas respectivas ideias</text:p>
      <text:p text:style-name="P64">3 - cada participante vai ao álbum-seriado e escreve a sua ideia</text:p>
      <text:p text:style-name="P64">4 - cada participante escreve suas ideias numa folha de papel</text:p>
      <text:p text:style-name="P64">5 - chefe deve manifestar suas ideias</text:p>
      <text:p text:style-name="P64"><text:s/></text:p>
      <text:p text:style-name="P45">Sua resposta: cada participante expõe oralmente as suas ideias</text:p>
      <text:p text:style-name="P64">Valor: Resposta Errada - Consulte a página 10</text:p>
      <text:p text:style-name="P64">Valor recebido: 0.00</text:p>
      <text:p text:style-name="P64"/>
      <text:p text:style-name="P45"/>
      <text:p text:style-name="P34"/>
      <text:p text:style-name="P34">Questão7 <text:s/></text:p>
      <text:p text:style-name="P23"><text:s/></text:p>
      <text:p text:style-name="P64"><text:s text:c="3"/>Uma das fases mais importantes do NGT é a ____________.</text:p>
      <text:p text:style-name="P64"><text:s/></text:p>
      <text:p text:style-name="P64">1 - fase de críticas</text:p>
      <text:p text:style-name="P23">2 - <text:span text:style-name="T3">escolha correta dos participantes</text:span></text:p>
      <text:p text:style-name="P45">3 - fase de associação de ideias</text:p>
      <text:p text:style-name="P64">4 - determinação do prazo de geração de ideias</text:p>
      <text:p text:style-name="P45">5 - escolha do registrador</text:p>
      <text:p text:style-name="P64"><text:s/></text:p>
      <text:p text:style-name="P45">Sua resposta: fase de associação de ideias</text:p>
      <text:p text:style-name="P64">Valor: Resposta Errada - Consulte a página 13</text:p>
      <text:p text:style-name="P64">Valor recebido: 0.00</text:p>
      <text:p text:style-name="P64"/>
      <text:p text:style-name="P45"/>
      <text:p text:style-name="P45">Questão3 <text:s/></text:p>
      <text:p text:style-name="P64"><text:s/></text:p>
      <text:p text:style-name="P64"><text:s text:c="3"/>Marque a alternativa correta, em relação ao processo de brainstorming.</text:p>
      <text:p text:style-name="P64"><text:s/></text:p>
      <text:p text:style-name="P45">1 - A crítica favorece a geração de ideias.</text:p>
      <text:p text:style-name="P64">2 - A crítica tem uma função restritiva no brainstorming – ou tempestade de ideias – e tende a ser negativa.</text:p>
      <text:p text:style-name="P45">3 - Devemos permitir a crítica, durante o brainstorming – ou tempestade de ideias.</text:p>
      <text:p text:style-name="P64">4 - Gerar e associar ideias em pequena quantidade é a base para gerar boas ideias.</text:p>
      <text:p text:style-name="P64">5 - Deve-se gerar apenas as ideias corretas, porque é melhor evitar ideias tolas durante o brainstorming.</text:p>
      <text:p text:style-name="P64"><text:s/></text:p>
      <text:p text:style-name="P45">Sua resposta: Devemos permitir a crítica, durante o brainstorming – ou tempestade de ideias.</text:p>
      <text:p text:style-name="P64">Valor: Resposta Errada</text:p>
      <text:p text:style-name="P64">Valor recebido: 0.00</text:p>
      <text:p text:style-name="P64"/>
      <text:p text:style-name="P64"/>
      <text:p text:style-name="P64"/>
      <text:p text:style-name="P64"/>
      <text:p text:style-name="P64"/>
      <text:p text:style-name="P64"/>
      <text:p text:style-name="P34"/>
      <text:p text:style-name="P34"><text:soft-page-break/>Questão4 <text:s/></text:p>
      <text:p text:style-name="P64"><text:s/></text:p>
      <text:p text:style-name="P64"><text:s text:c="3"/>Durante uma sessão de brainwriting, a primeira coisa a ser feita é a ____________.</text:p>
      <text:p text:style-name="P64"><text:s/></text:p>
      <text:p text:style-name="P45">1 - geração das ideias</text:p>
      <text:p text:style-name="P64">2 - escolha do facilitador</text:p>
      <text:p text:style-name="P23">3 - definição do problema</text:p>
      <text:p text:style-name="P64">4 - ouvir a opinião do chefe</text:p>
      <text:p text:style-name="P64">5 - escolha do registrador</text:p>
      <text:p text:style-name="P64"><text:s/></text:p>
      <text:p text:style-name="P45">Sua resposta: geração das ideias</text:p>
      <text:p text:style-name="P64">Valor: Resposta Errada - Consulte a página 1</text:p>
      <text:p text:style-name="P64">Valor recebido: 0.00</text:p>
      <text:p text:style-name="P64"/>
      <text:p text:style-name="P45"/>
      <text:p text:style-name="P45"/>
      <text:p text:style-name="P45">Questão7 <text:s/></text:p>
      <text:p text:style-name="P64"><text:s/></text:p>
      <text:p text:style-name="P64"><text:s text:c="3"/>Numa sessão de brainwriting, após a fase de introdução, na qual o problema é definido, ____________.</text:p>
      <text:p text:style-name="P64"><text:s/></text:p>
      <text:p text:style-name="P64">1 - o chefe sugere sua solução</text:p>
      <text:p text:style-name="P45">2 - todos devem apresentar suas respectivas ideias oralmente</text:p>
      <text:p text:style-name="P64">3 - os participantes de cargos mais altos apresentam suas ideias</text:p>
      <text:p text:style-name="P64">4 - estipula-se o prazo de duração da sessão</text:p>
      <text:p text:style-name="P23">5 - cada participante escreve todas as ideias que lhe ocorram sobre o problema</text:p>
      <text:p text:style-name="P23"><text:s/></text:p>
      <text:p text:style-name="P45">Sua resposta: todos devem apresentar suas respectivas ideias oralmente</text:p>
      <text:p text:style-name="P64">Valor: Resposta Errada - Consulte a página 1</text:p>
      <text:p text:style-name="P7">Valor recebido: 0.00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8"><text:soft-page-break/>AULA 9 - Decisões lógicas</text:p>
      <text:p text:style-name="P58"/>
      <text:p text:style-name="P57">TESTE REALIZADO</text:p>
      <text:p text:style-name="P65"/>
      <text:p text:style-name="P65"/>
      <text:p text:style-name="P72"/>
      <text:p text:style-name="P72">Questão6 <text:s/></text:p>
      <text:p text:style-name="P65"><text:s/></text:p>
      <text:p text:style-name="P65"><text:s text:c="3"/>As pessoas com um acerto de _____________________ nas decisões lógicas tem pouca chance nas empresas privadas.</text:p>
      <text:p text:style-name="P65"><text:s/></text:p>
      <text:p text:style-name="P65">1 - 33% a 66%</text:p>
      <text:p text:style-name="P65">2 - 45% a 60%</text:p>
      <text:p text:style-name="P65">3 - 66% a 100%</text:p>
      <text:p text:style-name="P72">4 - 0 a 33%</text:p>
      <text:p text:style-name="P65">5 - 70% a 80%</text:p>
      <text:p text:style-name="P65"><text:s/></text:p>
      <text:p text:style-name="P72">Sua resposta: 0 a 33%</text:p>
      <text:p text:style-name="P65">Valor: Resposta Correta</text:p>
      <text:p text:style-name="P65">Valor recebido: 10.00</text:p>
      <text:p text:style-name="P65"/>
      <text:p text:style-name="P72"/>
      <text:p text:style-name="P72">Questão3 <text:s/></text:p>
      <text:p text:style-name="P65"><text:s/></text:p>
      <text:p text:style-name="P65"><text:s text:c="3"/>As pessoas com um acerto ________________nas decisões lógicas são as que conseguem cargos de média e alta gerência nas empresas privadas.</text:p>
      <text:p text:style-name="P65"><text:s/></text:p>
      <text:p text:style-name="P65">1 - abaixo de 66%</text:p>
      <text:p text:style-name="P65">2 - entre 10 e 50%</text:p>
      <text:p text:style-name="P65">3 - abaixo de 30%</text:p>
      <text:p text:style-name="P65">4 - entre 33 e 66%</text:p>
      <text:p text:style-name="P72">5 - acima de 66%</text:p>
      <text:p text:style-name="P72"><text:s/></text:p>
      <text:p text:style-name="P72">Sua resposta: acima de 66%</text:p>
      <text:p text:style-name="P65">Valor: Resposta Correta</text:p>
      <text:p text:style-name="P65">Valor recebido: 10.00</text:p>
      <text:p text:style-name="P65"/>
      <text:p text:style-name="P65"/>
      <text:p text:style-name="P73"/>
      <text:p text:style-name="P73">Questão10 <text:s/></text:p>
      <text:p text:style-name="P65"><text:s/></text:p>
      <text:p text:style-name="P65"><text:s text:c="3"/>A análise de uma decisão mostra 3 vantagens e 5 desvantagens. Sua qualidade aproximada é:</text:p>
      <text:p text:style-name="P65"><text:s/></text:p>
      <text:p text:style-name="P65">1 - 0,14</text:p>
      <text:p text:style-name="P73">2 - 0,38</text:p>
      <text:p text:style-name="P65">3 - 0,50</text:p>
      <text:p text:style-name="P65">4 - 0,75</text:p>
      <text:p text:style-name="P65">5 - 0,82</text:p>
      <text:p text:style-name="P65"><text:s/></text:p>
      <text:p text:style-name="P73">Sua resposta: 0,38</text:p>
      <text:p text:style-name="P65">Valor: Resposta Correta</text:p>
      <text:p text:style-name="P65">Valor recebido: 10.00</text:p>
      <text:p text:style-name="P65"><text:soft-page-break/></text:p>
      <text:p text:style-name="P65"/>
      <text:p text:style-name="P73"/>
      <text:p text:style-name="P73">Questão1 <text:s/></text:p>
      <text:p text:style-name="P65"><text:s/></text:p>
      <text:p text:style-name="P65"><text:s text:c="3"/>Uma decisão com boa aceitação teria nota entre:</text:p>
      <text:p text:style-name="P65"><text:s/></text:p>
      <text:p text:style-name="P73">1 - 0,66 e 1,0</text:p>
      <text:p text:style-name="P65">2 - 0,33 e 0,66</text:p>
      <text:p text:style-name="P65">3 - 0,33 e 0,50</text:p>
      <text:p text:style-name="P65">4 - 0,50 e 0,70</text:p>
      <text:p text:style-name="P65">5 - 0 e 0,33</text:p>
      <text:p text:style-name="P65"><text:s/></text:p>
      <text:p text:style-name="P73">Sua resposta: 0,66 e 1,0</text:p>
      <text:p text:style-name="P65">Valor: Resposta Correta</text:p>
      <text:p text:style-name="P65">Valor recebido: 10.00</text:p>
      <text:p text:style-name="P65"/>
      <text:p text:style-name="P73"/>
      <text:p text:style-name="P73">Questão2 <text:s/></text:p>
      <text:p text:style-name="P65"><text:s/></text:p>
      <text:p text:style-name="P65"><text:s text:c="3"/>Uma decisão de qualidade 0,5 e aceitação 0,5 terá eficácia de __________.</text:p>
      <text:p text:style-name="P65"><text:s/></text:p>
      <text:p text:style-name="P65">1 - 0,50</text:p>
      <text:p text:style-name="P73">2 – 0,25 <text:s text:c="4"/><text:span text:style-name="T6">=</text:span> <text:s/><text:span text:style-name="T7">aceitação </text:span><text:span text:style-name="T8">x <text:s/></text:span><text:span text:style-name="T7">qualidade</text:span></text:p>
      <text:p text:style-name="P65">3 - 1,0</text:p>
      <text:p text:style-name="P65">4 - 0,75</text:p>
      <text:p text:style-name="P65">5 - 0,025</text:p>
      <text:p text:style-name="P65"><text:s/></text:p>
      <text:p text:style-name="P73">Sua resposta: 0,25 </text:p>
      <text:p text:style-name="P65">Valor: Resposta Correta</text:p>
      <text:p text:style-name="P65">Valor recebido: 10.00</text:p>
      <text:p text:style-name="P65"/>
      <text:p text:style-name="P65"/>
      <text:p text:style-name="P65"><text:s/></text:p>
      <text:p text:style-name="P73">Questão1 <text:s/></text:p>
      <text:p text:style-name="P65"><text:s/></text:p>
      <text:p text:style-name="P65"><text:s text:c="3"/>Se a aceitação de uma decisão pelas pessoas que a vão implementá-la varia de zero a um, uma decisão com má aceitação teria nota entre __________.</text:p>
      <text:p text:style-name="P65"><text:s/></text:p>
      <text:p text:style-name="P65">1 - 0,3 e 0,7</text:p>
      <text:p text:style-name="P65">2 - 0,9 e 1,0</text:p>
      <text:p text:style-name="P65">3 - 0,5 e 0,6</text:p>
      <text:p text:style-name="P65">4 - 0 e 0,1</text:p>
      <text:p text:style-name="P73">5 - 0 e 0,3</text:p>
      <text:p text:style-name="P65"><text:s/></text:p>
      <text:p text:style-name="P73">Sua resposta: 0 e 0,3</text:p>
      <text:p text:style-name="P65">Valor: Resposta Correta</text:p>
      <text:p text:style-name="P65">Valor recebido: 10.00</text:p>
      <text:p text:style-name="P65"/>
      <text:p text:style-name="P65"/>
      <text:p text:style-name="P65"><text:s/></text:p>
      <text:p text:style-name="P73"><text:s/></text:p>
      <text:p text:style-name="P73"><text:soft-page-break/>Questão2 <text:s/></text:p>
      <text:p text:style-name="P65"><text:s/></text:p>
      <text:p text:style-name="P65"><text:s text:c="3"/>Os mapas mentais, que representam a experiência das pessoas, são de formação _________.</text:p>
      <text:p text:style-name="P65"><text:s/></text:p>
      <text:p text:style-name="P65">1 - linear</text:p>
      <text:p text:style-name="P73">2 - empírica</text:p>
      <text:p text:style-name="P65">3 - programada</text:p>
      <text:p text:style-name="P65">4 - religiosa</text:p>
      <text:p text:style-name="P65">5 - política</text:p>
      <text:p text:style-name="P73"><text:s/></text:p>
      <text:p text:style-name="P73">Sua resposta: empírica</text:p>
      <text:p text:style-name="P65">Valor: Resposta Correta</text:p>
      <text:p text:style-name="P65">Valor recebido: 10.00</text:p>
      <text:p text:style-name="P65"/>
      <text:p text:style-name="P65"/>
      <text:p text:style-name="P65"><text:s/></text:p>
      <text:p text:style-name="P65"><text:s/></text:p>
      <text:p text:style-name="P73">Questão3 <text:s/></text:p>
      <text:p text:style-name="P65"><text:s/></text:p>
      <text:p text:style-name="P65"><text:s text:c="3"/>Na decisão grupal são usados vários mapas mentais, formando um mapa mental _____________.</text:p>
      <text:p text:style-name="P65"><text:s/></text:p>
      <text:p text:style-name="P65">1 - inferior ao individual</text:p>
      <text:p text:style-name="P65">2 - isento de erros</text:p>
      <text:p text:style-name="P65">3 - distorcido</text:p>
      <text:p text:style-name="P73">4 - mais próximo da realidade</text:p>
      <text:p text:style-name="P65">5 - mais desorganizado</text:p>
      <text:p text:style-name="P65"><text:s/></text:p>
      <text:p text:style-name="P73">Sua resposta: mais próximo da realidade</text:p>
      <text:p text:style-name="P65">Valor: Resposta Correta</text:p>
      <text:p text:style-name="P65">Valor recebido: 10.00</text:p>
      <text:p text:style-name="P65"/>
      <text:p text:style-name="P65"/>
      <text:p text:style-name="P65"><text:s/></text:p>
      <text:p text:style-name="P65"><text:s/></text:p>
      <text:p text:style-name="P46">Questão4 <text:s/></text:p>
      <text:p text:style-name="P46"><text:s/></text:p>
      <text:p text:style-name="P65"><text:s text:c="3"/>__________ representa o "como fazer".</text:p>
      <text:p text:style-name="P65"><text:s/></text:p>
      <text:p text:style-name="P65">1 - A mão-de-obra</text:p>
      <text:p text:style-name="P65">2 - processo utilizado</text:p>
      <text:p text:style-name="P46">3 - ambiente da fábrica</text:p>
      <text:p text:style-name="P65">4 - desejo dos clientes</text:p>
      <text:p text:style-name="P65">5 - produto</text:p>
      <text:p text:style-name="P65"><text:s/></text:p>
      <text:p text:style-name="P46">Sua resposta: ambiente da fábrica</text:p>
      <text:p text:style-name="P65">Valor: Resposta Errada - Consulte a página 7</text:p>
      <text:p text:style-name="P65">Valor recebido: 0.00</text:p>
      <text:p text:style-name="P65"/>
      <text:p text:style-name="P65"/>
      <text:p text:style-name="P65"><text:s/></text:p>
      <text:p text:style-name="P65"><text:s/></text:p>
      <text:p text:style-name="P46">Questão5 <text:s/></text:p>
      <text:p text:style-name="P65"><text:soft-page-break/><text:s/></text:p>
      <text:p text:style-name="P65"><text:s text:c="3"/>A análise de uma decisão deixa entre 15 vantagens e 20 desvantagens. Sua qualidade aproximada é:</text:p>
      <text:p text:style-name="P65"><text:s/></text:p>
      <text:p text:style-name="P65">1 - 0,13</text:p>
      <text:p text:style-name="P65">2 - 0,23</text:p>
      <text:p text:style-name="P46">3 - 0,83</text:p>
      <text:p text:style-name="P65">4 - 0,63</text:p>
      <text:p text:style-name="P65">5 - 0,43</text:p>
      <text:p text:style-name="P65"><text:s/></text:p>
      <text:p text:style-name="P46">Sua resposta: 0,83</text:p>
      <text:p text:style-name="P65">Valor: Resposta Errada - Consulte a página 5</text:p>
      <text:p text:style-name="P65">Valor recebido: 0.00</text:p>
      <text:p text:style-name="P65"/>
      <text:p text:style-name="P46"/>
      <text:p text:style-name="P46">Questão6 <text:s/></text:p>
      <text:p text:style-name="P65"><text:s/></text:p>
      <text:p text:style-name="P65"><text:s text:c="3"/>A análise de uma decisão deixa entre 15 vantagens e 20 desvantagens. Sua qualidade aproximada é:</text:p>
      <text:p text:style-name="P65"><text:s/></text:p>
      <text:p text:style-name="P46">1 - 0,13</text:p>
      <text:p text:style-name="P65">2 - 0,23</text:p>
      <text:p text:style-name="P65">3 - 0,83</text:p>
      <text:p text:style-name="P65">4 - 0,63</text:p>
      <text:p text:style-name="P65">5 - 0,43</text:p>
      <text:p text:style-name="P65"><text:s/></text:p>
      <text:p text:style-name="P46">Sua resposta: 0,13</text:p>
      <text:p text:style-name="P65">Valor: Resposta Errada - Consulte a página 5</text:p>
      <text:p text:style-name="P65">Valor recebido: 0.00</text:p>
      <text:p text:style-name="P65"><text:s/></text:p>
      <text:p text:style-name="P65"><text:s/></text:p>
      <text:p text:style-name="P73">Questão6 <text:s/></text:p>
      <text:p text:style-name="P65"><text:s/></text:p>
      <text:p text:style-name="P65"><text:s text:c="3"/>O produto ou serviço a ser proporcionado representa __________.</text:p>
      <text:p text:style-name="P65"><text:s/></text:p>
      <text:p text:style-name="P73">1 - "o que fazer"</text:p>
      <text:p text:style-name="P65">2 - "quando fazer"</text:p>
      <text:p text:style-name="P65">3 - "como fazer"</text:p>
      <text:p text:style-name="P65">4 - "onde fazer"</text:p>
      <text:p text:style-name="P65">5 - "quem vai fazer"</text:p>
      <text:p text:style-name="P65"><text:s/></text:p>
      <text:p text:style-name="P73">Sua resposta: "o que fazer"</text:p>
      <text:p text:style-name="P65">Valor: Resposta Correta</text:p>
      <text:p text:style-name="P65">Valor recebido: 10.00</text:p>
      <text:p text:style-name="P65"/>
      <text:p text:style-name="P65"/>
      <text:p text:style-name="P65"><text:s/></text:p>
      <text:p text:style-name="P65"><text:s/></text:p>
      <text:p text:style-name="P73">Questão7 <text:s/></text:p>
      <text:p text:style-name="P65"><text:s/></text:p>
      <text:p text:style-name="P65"><text:s text:c="3"/>Se a qualidade de uma decisão for avaliada de zero a 100, uma decisão __________ teria nota entre 66 e 100.</text:p>
      <text:p text:style-name="P65"><text:soft-page-break/><text:s/></text:p>
      <text:p text:style-name="P65">1 - média</text:p>
      <text:p text:style-name="P65">2 - de alto risco</text:p>
      <text:p text:style-name="P73">3 - boa</text:p>
      <text:p text:style-name="P65">4 - má</text:p>
      <text:p text:style-name="P65">5 - crítica</text:p>
      <text:p text:style-name="P65"><text:s/></text:p>
      <text:p text:style-name="P73">Sua resposta: boa</text:p>
      <text:p text:style-name="P65">Valor: Resposta Correta</text:p>
      <text:p text:style-name="P65">Valor recebido: 10.00</text:p>
      <text:p text:style-name="P65"/>
      <text:p text:style-name="P65"/>
      <text:p text:style-name="P65"><text:s/></text:p>
      <text:p text:style-name="P65"><text:s/></text:p>
      <text:p text:style-name="P73">Questão8 <text:s/></text:p>
      <text:p text:style-name="P73"><text:s/></text:p>
      <text:p text:style-name="P65"><text:s text:c="3"/>As pessoas com um acerto de ___________nas decisões lógicas ficam no mesmo cargo por longos anos.</text:p>
      <text:p text:style-name="P65"><text:s/></text:p>
      <text:p text:style-name="P73">1 - 33 a 66%</text:p>
      <text:p text:style-name="P65">2 - acima de 70%</text:p>
      <text:p text:style-name="P65">3 - abaixo de 20%</text:p>
      <text:p text:style-name="P65">4 - de 66 a 100%</text:p>
      <text:p text:style-name="P65">5 - acima de 90%</text:p>
      <text:p text:style-name="P65"><text:s/></text:p>
      <text:p text:style-name="P73">Sua resposta: 33 a 66%</text:p>
      <text:p text:style-name="P65">Valor: Resposta Correta</text:p>
      <text:p text:style-name="P65">Valor recebido: 10.00</text:p>
      <text:p text:style-name="P65"/>
      <text:p text:style-name="P65"/>
      <text:p text:style-name="P65"><text:s/></text:p>
      <text:p text:style-name="P65"><text:s/></text:p>
      <text:p text:style-name="P73">Questão9 <text:s/></text:p>
      <text:p text:style-name="P73"><text:s/></text:p>
      <text:p text:style-name="P65"><text:s text:c="3"/>A qualidade das decisões probabilísticas tende para uma distribuição __________.</text:p>
      <text:p text:style-name="P65"><text:s/></text:p>
      <text:p text:style-name="P65">1 - retangular</text:p>
      <text:p text:style-name="P65">2 - exponencial</text:p>
      <text:p text:style-name="P65">3 - normal</text:p>
      <text:p text:style-name="P73">4 - anormal</text:p>
      <text:p text:style-name="P65">5 - logarítmica</text:p>
      <text:p text:style-name="P65"><text:s/></text:p>
      <text:p text:style-name="P73">Sua resposta: normal</text:p>
      <text:p text:style-name="P65">Valor: Resposta Correta</text:p>
      <text:p text:style-name="P65">Valor recebido: 10.00</text:p>
      <text:p text:style-name="P65"/>
      <text:p text:style-name="P65"/>
      <text:p text:style-name="P65"><text:s/></text:p>
      <text:p text:style-name="P65"><text:s/></text:p>
      <text:p text:style-name="P46">Questão10 <text:s/></text:p>
      <text:p text:style-name="P65"><text:s/></text:p>
      <text:p text:style-name="P65"><text:s text:c="3"/>Uma decisão de qualidade 0,5 e aceitação 0,5 terá eficácia de __________.</text:p>
      <text:p text:style-name="P65"><text:soft-page-break/><text:s/></text:p>
      <text:p text:style-name="P65">1 - 0,50</text:p>
      <text:p text:style-name="P65">2 - 0,25</text:p>
      <text:p text:style-name="P46">3 - 1,0</text:p>
      <text:p text:style-name="P65">4 - 0,75</text:p>
      <text:p text:style-name="P65">5 - 0,025</text:p>
      <text:p text:style-name="P65"><text:s/></text:p>
      <text:p text:style-name="P46">Sua resposta: 1,0</text:p>
      <text:p text:style-name="P65">Valor: Resposta Errada - Consulte a página 6</text:p>
      <text:p text:style-name="P65">Valor recebido: 0.00</text:p>
      <text:p text:style-name="P65"/>
      <text:p text:style-name="P46">Questão4 <text:s/></text:p>
      <text:p text:style-name="P65"><text:s/></text:p>
      <text:p text:style-name="P65"><text:s text:c="3"/>A análise de uma decisão mostra 4 vantagens e uma desvantagem. Sua qualidade aproximada é:</text:p>
      <text:p text:style-name="P65"><text:s/></text:p>
      <text:p text:style-name="P46">1 - 0,4</text:p>
      <text:p text:style-name="P46">2 - 0,6</text:p>
      <text:p text:style-name="P65">3 - 0,8</text:p>
      <text:p text:style-name="P65">4 - 1,0</text:p>
      <text:p text:style-name="P65">5 - 0,2</text:p>
      <text:p text:style-name="P65"><text:s/></text:p>
      <text:p text:style-name="P46">Sua resposta: 0,4</text:p>
      <text:p text:style-name="P65">Valor: Resposta Errada - Consulte a página 5</text:p>
      <text:p text:style-name="P65">Valor recebido: 0.00</text:p>
      <text:p text:style-name="P65"/>
      <text:p text:style-name="P46"/>
      <text:p text:style-name="P46"><text:s/></text:p>
      <text:p text:style-name="P46">Questão9 <text:s/></text:p>
      <text:p text:style-name="P65"><text:s/></text:p>
      <text:p text:style-name="P65"><text:s text:c="3"/>Se a qualidade de uma decisão for avaliada de zero a 100, uma decisão __________ teria nota entre zero e 33.</text:p>
      <text:p text:style-name="P65"><text:s/></text:p>
      <text:p text:style-name="P65">1 - boa</text:p>
      <text:p text:style-name="P65">2 - crítica</text:p>
      <text:p text:style-name="P65">3 - má</text:p>
      <text:p text:style-name="P65">4 - de alto risco</text:p>
      <text:p text:style-name="P46">5 - média</text:p>
      <text:p text:style-name="P65"><text:s/></text:p>
      <text:p text:style-name="P46">Sua resposta: média</text:p>
      <text:p text:style-name="P65">Valor: Resposta Errada - Consulte a página 5</text:p>
      <text:p text:style-name="P65">Valor recebido: 0.00</text:p>
      <text:p text:style-name="P65"/>
      <text:p text:style-name="P46">Questão1 <text:s/></text:p>
      <text:p text:style-name="P65"><text:s/></text:p>
      <text:p text:style-name="P65"><text:s/>Se a qualidade de uma decisão for avaliada de zero a 100, uma decisão __________ teria nota entre 33 e 66.</text:p>
      <text:p text:style-name="P65"><text:s/></text:p>
      <text:p text:style-name="P65">1 - boa</text:p>
      <text:p text:style-name="P46">2 - má</text:p>
      <text:p text:style-name="P65">3 - crítica</text:p>
      <text:p text:style-name="P65">4 - média</text:p>
      <text:p text:style-name="P65">5 - de alto risco</text:p>
      <text:p text:style-name="P65"><text:soft-page-break/><text:s/></text:p>
      <text:p text:style-name="P46">Sua resposta: má</text:p>
      <text:p text:style-name="P65">Valor: Resposta Errada - Consulte a página 5</text:p>
      <text:p text:style-name="P65">Valor recebido: 0.00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12"><text:soft-page-break/>AULA 10 - Introduzindo o raciocínio lógico</text:p>
      <text:p text:style-name="P12">TESTE REALIZADO</text:p>
      <text:p text:style-name="P75"/>
      <text:p text:style-name="P75"/>
      <text:p text:style-name="P24"/>
      <text:p text:style-name="P24">Questão10 <text:s/></text:p>
      <text:p text:style-name="P75"><text:s/></text:p>
      <text:p text:style-name="P75"><text:s text:c="3"/></text:p>
      <text:p text:style-name="P75">Indique a afirmativa correta, de acordo com o texto.</text:p>
      <text:p text:style-name="P75"/>
      <text:p text:style-name="P75">Uma leitura correta significa:</text:p>
      <text:p text:style-name="P75"/>
      <text:p text:style-name="P75"><text:s/></text:p>
      <text:p text:style-name="P75">1 - Ler atentamente as palavras-chave.</text:p>
      <text:p text:style-name="P75">2 - Ler o texto em alta velocidade.</text:p>
      <text:p text:style-name="P24">3 - Ler o cuidadosamente o texto.</text:p>
      <text:p text:style-name="P75">4 - Ler os grupos de ideias com atenção.</text:p>
      <text:p text:style-name="P75"><text:s/></text:p>
      <text:p text:style-name="P24">Sua resposta: Ler o cuidadosamente o texto.</text:p>
      <text:p text:style-name="P75">Valor: Resposta Correta</text:p>
      <text:p text:style-name="P75">Valor recebido: 10.00</text:p>
      <text:p text:style-name="P75"/>
      <text:p text:style-name="P75"/>
      <text:p text:style-name="P24"/>
      <text:p text:style-name="P24">Questão4 <text:s/></text:p>
      <text:p text:style-name="P75"><text:s/></text:p>
      <text:p text:style-name="P75"><text:s text:c="3"/></text:p>
      <text:p text:style-name="P75">Indique a afirmativa correta, de acordo com o texto.</text:p>
      <text:p text:style-name="P75"/>
      <text:p text:style-name="P75">As diferentes áreas do conhecimento utilizam a lógica para:</text:p>
      <text:p text:style-name="P75"/>
      <text:p text:style-name="P75"><text:s/></text:p>
      <text:p text:style-name="P24">1 - Identificar a conclusão correta a partir de argumentos apresentados.</text:p>
      <text:p text:style-name="P75">2 - Utilizar a linguagem adequada para comunicar as teorias.</text:p>
      <text:p text:style-name="P75">3 - Comparar ideias e teorias de várias naturezas.</text:p>
      <text:p text:style-name="P75">4 - Transformar problemas em equações para garantir a solução correta.</text:p>
      <text:p text:style-name="P75"><text:s/></text:p>
      <text:p text:style-name="P24">Sua resposta: Identificar a conclusão correta a partir de argumentos apresentados.</text:p>
      <text:p text:style-name="P75">Valor: Resposta Correta</text:p>
      <text:p text:style-name="P75">Valor recebido: 10.00</text:p>
      <text:p text:style-name="P75"/>
      <text:p text:style-name="P75"/>
      <text:p text:style-name="P48">Questão10 <text:s/></text:p>
      <text:p text:style-name="P75"><text:s/></text:p>
      <text:p text:style-name="P75"><text:s text:c="3"/>John, Harry, e Phil são casados com Sally, Nancy, e Adriana, não necessariamente nesta ordem. John, que é irmão de Sally, tem 5 filhos. Nancy, que é perito-contadora pública, quer esperar alguns anos antes de começar uma família. Harry é casado com a irmã do John. O Phil é casado com quem?</text:p>
      <text:p text:style-name="P75"><text:s/></text:p>
      <text:p text:style-name="P48">1 - Phil é casado com Sally</text:p>
      <text:p text:style-name="P75">2 - <text:s/>Phil é casado com Nancy</text:p>
      <text:p text:style-name="P75"><text:s/></text:p>
      <text:p text:style-name="P48"><text:soft-page-break/>Sua resposta: Phil é casado com Sally</text:p>
      <text:p text:style-name="P75">Valor: Resposta Errada</text:p>
      <text:p text:style-name="P75">Valor recebido: 0.00</text:p>
      <text:p text:style-name="P75"/>
      <text:p text:style-name="P75"/>
      <text:p text:style-name="P48">Questão9 <text:s/></text:p>
      <text:p text:style-name="P75"><text:s/></text:p>
      <text:p text:style-name="P75"><text:s text:c="3"/></text:p>
      <text:p text:style-name="P75">Indique a afirmativa correta, de acordo com o texto.</text:p>
      <text:p text:style-name="P75"/>
      <text:p text:style-name="P75">Pensar em voz alta ocasiona:</text:p>
      <text:p text:style-name="P75"/>
      <text:p text:style-name="P75"><text:s/></text:p>
      <text:p text:style-name="P48">1 - Confusão entre diferentes procedimentos.</text:p>
      <text:p text:style-name="P75">2 - Analise das possibilidades de solução.</text:p>
      <text:p text:style-name="P75">3 - Solução intuitiva de um problema.</text:p>
      <text:p text:style-name="P75">4 - Diminuir a ansiedade ao trabalhar.</text:p>
      <text:p text:style-name="P75"><text:s/></text:p>
      <text:p text:style-name="P48">Sua resposta: Confusão entre diferentes procedimentos.</text:p>
      <text:p text:style-name="P75">Valor: Resposta Errada</text:p>
      <text:p text:style-name="P75">Valor recebido: 0.00</text:p>
      <text:p text:style-name="P75"/>
      <text:p text:style-name="P75"><text:s/></text:p>
      <text:p text:style-name="P24">Questão8 <text:s/></text:p>
      <text:p text:style-name="P75"><text:s/></text:p>
      <text:p text:style-name="P75"><text:s text:c="3"/></text:p>
      <text:p text:style-name="P75">Quais números devem ser colocados na área sombreada?</text:p>
      <text:p text:style-name="P75"/>
      <text:p text:style-name="P75"/>
      <text:p text:style-name="P75"/>
      <text:p text:style-name="P75"/>
      <text:p text:style-name="P75"><text:s/></text:p>
      <text:p text:style-name="P75">1 - 3, 5, 7, 11, 13 17, 19</text:p>
      <text:p text:style-name="P75">2 - 1, 3, 5, 7, 9, 11, 19</text:p>
      <text:p text:style-name="P75"><text:s/></text:p>
      <text:p text:style-name="P35">Sua resposta: 3, 5, 7, 11, 13 17, 19</text:p>
      <text:p text:style-name="P75">Valor: Resposta Correta</text:p>
      <text:p text:style-name="P75">Valor recebido: 10.00</text:p>
      <text:p text:style-name="P75"/>
      <text:p text:style-name="P75"/>
      <text:p text:style-name="P75"/>
      <text:p text:style-name="P24">Questão7 <text:s/></text:p>
      <text:p text:style-name="P75"><text:s/></text:p>
      <text:p text:style-name="P75"><text:s text:c="3"/>Gabriela é professora, Sally caminhoneira, Violeta opera guindastes, e Ana é uma duble de Hollywood. A caminhoneira é mais pesada que Ana. Aquela que opera guindastes é mais leve do que a duble. Gabriela é mais pesada do que a caminhoneira. Qual delas é a mais pesada, e qual é a mais leve?</text:p>
      <text:p text:style-name="P75"><text:s/></text:p>
      <text:p text:style-name="P24">1 - <text:s/>Gabriela é a mais pesada; Violeta é a mais leve</text:p>
      <text:p text:style-name="P75">2 - Violeta é a mais pesada; Ana é a mais leve.</text:p>
      <text:p text:style-name="P75"><text:s/></text:p>
      <text:p text:style-name="P24">Sua resposta: <text:s/>Gabriela é a mais pesada; Violeta é a mais leve</text:p>
      <text:p text:style-name="P75"><text:soft-page-break/>Valor: Resposta Correta</text:p>
      <text:p text:style-name="P75">Valor recebido: 10.00</text:p>
      <text:p text:style-name="P75"/>
      <text:p text:style-name="P75"/>
      <text:p text:style-name="P75"><text:s/></text:p>
      <text:p text:style-name="P24">Questão5 <text:s/></text:p>
      <text:p text:style-name="P75"><text:s/></text:p>
      <text:p text:style-name="P75"><text:s text:c="3"/>Na palavra pirilampo qual é a letra que fica <text:s/>duas letras anteriores à letra que precede a letra L?</text:p>
      <text:p text:style-name="P75"><text:s/></text:p>
      <text:p text:style-name="P75">1 - <text:s/>Letra r</text:p>
      <text:p text:style-name="P24">2 - Primeiro i</text:p>
      <text:p text:style-name="P75"><text:s/></text:p>
      <text:p text:style-name="P24">Sua resposta: Primeiro i</text:p>
      <text:p text:style-name="P75">Valor: Resposta Correta</text:p>
      <text:p text:style-name="P75">Valor recebido: 10.00</text:p>
      <text:p text:style-name="P75"/>
      <text:p text:style-name="P75"/>
      <text:p text:style-name="P75"><text:s/></text:p>
      <text:p text:style-name="P48">Questão1 <text:s/></text:p>
      <text:p text:style-name="P75"><text:s/></text:p>
      <text:p text:style-name="P75"><text:s text:c="3"/></text:p>
      <text:p text:style-name="P75">Indique a afirmativa correta.</text:p>
      <text:p text:style-name="P75"/>
      <text:p text:style-name="P75">A dificuldade de se ensinar raciocínio lógico está em:</text:p>
      <text:p text:style-name="P75"/>
      <text:p text:style-name="P75"><text:s/></text:p>
      <text:p text:style-name="P48">1 - Falta de motivação do aluno.</text:p>
      <text:p text:style-name="P48">2 - Deficiência em Matemática.</text:p>
      <text:p text:style-name="P75">3 - Impossibilidade de observação.</text:p>
      <text:p text:style-name="P75">4 - Ausência de talento do aluno.</text:p>
      <text:p text:style-name="P75"><text:s/></text:p>
      <text:p text:style-name="P48">Sua resposta: Deficiência em Matemática.</text:p>
      <text:p text:style-name="P75">Valor: Resposta Errada</text:p>
      <text:p text:style-name="P75">Valor recebido: 0.00</text:p>
      <text:p text:style-name="P75"/>
      <text:p text:style-name="P75"/>
      <text:p text:style-name="P75"/>
      <text:p text:style-name="P75"/>
      <text:p text:style-name="P75"><text:s/></text:p>
      <text:p text:style-name="P75"><text:s/></text:p>
      <text:p text:style-name="P24">Questão2 <text:s/></text:p>
      <text:p text:style-name="P75"><text:s/></text:p>
      <text:p text:style-name="P75"><text:s text:c="3"/></text:p>
      <text:p text:style-name="P75">Indique a afirmativa INCORRETA, de acordo com o texto.</text:p>
      <text:p text:style-name="P75"/>
      <text:p text:style-name="P75">Pensar em voz alta proporciona:</text:p>
      <text:p text:style-name="P75"/>
      <text:p text:style-name="P75"><text:s/></text:p>
      <text:p text:style-name="P75">1 - Não ficar confuso.</text:p>
      <text:p text:style-name="P75">2 - Analisar ideias e possibilidades.</text:p>
      <text:p text:style-name="P24">3 - Ficar mais tempo no problema.</text:p>
      <text:p text:style-name="P75">4 - Não saltar etapas.</text:p>
      <text:p text:style-name="P75"><text:soft-page-break/><text:s/></text:p>
      <text:p text:style-name="P24">Sua resposta: Ficar mais tempo no problema.</text:p>
      <text:p text:style-name="P75">Valor: Resposta Correta</text:p>
      <text:p text:style-name="P75">Valor recebido: 10.00</text:p>
      <text:p text:style-name="P75"/>
      <text:p text:style-name="P75"/>
      <text:p text:style-name="P75"><text:s/></text:p>
      <text:p text:style-name="P75"><text:s/></text:p>
      <text:p text:style-name="P48">Questão3 <text:s/></text:p>
      <text:p text:style-name="P75"><text:s/></text:p>
      <text:p text:style-name="P75"><text:s text:c="3"/>Um homem foi dormir às 10:25 da noite, <text:s/>e acordou às 4:10 da manhã. Quanto tempo ele dormiu?</text:p>
      <text:p text:style-name="P75"><text:s/></text:p>
      <text:p text:style-name="P48">1 - 5 horas e 35 minutos</text:p>
      <text:p text:style-name="P75">2 - 5 horas e 45 minutos</text:p>
      <text:p text:style-name="P75"><text:s/></text:p>
      <text:p text:style-name="P48">Sua resposta: 5 horas e 35 minutos</text:p>
      <text:p text:style-name="P75">Valor: Resposta Errada</text:p>
      <text:p text:style-name="P75">Valor recebido: 0.00</text:p>
      <text:p text:style-name="P75"/>
      <text:p text:style-name="P75"/>
      <text:p text:style-name="P75"/>
      <text:p text:style-name="P75">Questão6 <text:s/></text:p>
      <text:p text:style-name="P75"><text:s/></text:p>
      <text:p text:style-name="P75"><text:s text:c="3"/>Três mulheres - Patrícia, Joana e Maria – têm, entre elas, um total de 30 vestidos, dos quais 15 são de cotton e o resto são, ou de lã, ou de fibra sintética. Patrícia tem 3 vestidos de cotton e 3 de fibra sintética. Maria, que tem um total de 8 vestidos, tem 4 de cotton. Patrícia tem a mesma quantidade que a Maria tem de vestidos de cotton, só que de lã. Joana tem de vestidos de lã tanto quanto a Patrícia tem de cotton. E a Maria também tem de vestidos de lã tanto quanto a Patrícia tem de cotton. Qual o total de vestidos que a Joana tem de cada um? (Utilize a tabela)</text:p>
      <text:p text:style-name="P75"><text:s/></text:p>
      <text:p text:style-name="P75">1 - Joana tem 10 vestidos</text:p>
      <text:p text:style-name="P75">2 - Joana tem 12 vestidos.</text:p>
      <text:p text:style-name="P75"><text:s/></text:p>
      <text:p text:style-name="P75">Sua resposta: Joana tem 10 vestidos</text:p>
      <text:p text:style-name="P75">Valor: Resposta Errada</text:p>
      <text:p text:style-name="P75">Valor recebido: 0.00</text:p>
      <text:p text:style-name="P75"/>
      <text:p text:style-name="P75"><text:s/></text:p>
      <text:p text:style-name="P24"><text:s/></text:p>
      <text:p text:style-name="P24">Questão4 <text:s/></text:p>
      <text:p text:style-name="P75"><text:s/></text:p>
      <text:p text:style-name="P75"><text:s text:c="3"/>Drácula odeia a luz do dia mais do que o Lobisomem a não ser que o Frankenstein odeie a luz do dia mais do que o Drácula. Neste caso, o Lobisomem odeia a luz do dia mais do que o Drácula, porém menos do que a Múmia. A Múmia odeia a luz do dia mais do que o Drácula, porém menos do que o Frankenstein. Mostre os monstros ordenados de acordo com seu ódio pela luz do dia.</text:p>
      <text:p text:style-name="P75"><text:s/></text:p>
      <text:p text:style-name="P75">1 - <text:s/>Frankenstein, Lobisomem, Múmia, Drácula</text:p>
      <text:p text:style-name="P24">2 - Frankenstein, Múmia, Lobisomem, Drácula</text:p>
      <text:p text:style-name="P75"><text:s/></text:p>
      <text:p text:style-name="P24">Sua resposta: Frankenstein, Múmia, Lobisomem, Drácula</text:p>
      <text:p text:style-name="P75">Valor: Resposta Correta</text:p>
      <text:p text:style-name="P75">Valor recebido: 10.00</text:p>
      <text:p text:style-name="P75"><text:soft-page-break/></text:p>
      <text:p text:style-name="P75"/>
      <text:p text:style-name="P75"><text:s/></text:p>
      <text:p text:style-name="P75"><text:s/></text:p>
      <text:p text:style-name="P24">Questão5 <text:s/></text:p>
      <text:p text:style-name="P75"><text:s/></text:p>
      <text:p text:style-name="P75"><text:s text:c="3"/>Bob, Juanita, Ted, e Aretha, juntos, têm uma renda total de $1,100 por semana, da qual $210 vem do Bob. O Bob e a Juanita, juntos, ganham $500 por semana, enquanto que o Bob e o Ted, juntos, ganham $530. Quanto ganham, juntas a Juanita e a Aretha?</text:p>
      <text:p text:style-name="P75"><text:s/></text:p>
      <text:p text:style-name="P24">1 - <text:s/>R$ 570,00</text:p>
      <text:p text:style-name="P75">2 - <text:s/>R$ 470,00</text:p>
      <text:p text:style-name="P75"><text:s/></text:p>
      <text:p text:style-name="P24">Sua resposta: <text:s/>R$ 570,00</text:p>
      <text:p text:style-name="P75">Valor: Resposta Correta</text:p>
      <text:p text:style-name="P75">Valor recebido: 10.00</text:p>
      <text:p text:style-name="P75"/>
      <text:p text:style-name="P75"/>
      <text:p text:style-name="P75"><text:s/></text:p>
      <text:p text:style-name="P75"><text:s/></text:p>
      <text:p text:style-name="P48">Questão6 <text:s/></text:p>
      <text:p text:style-name="P75"><text:s/></text:p>
      <text:p text:style-name="P75"><text:s text:c="3"/>Se o Bob e o Fred são ambos mais altos do que o Tom, e se o Hal é mais alto do que o Bob, porém mais baixo que o Fred, qual dos homens é o mais alto e qual deles é o segundo mais alto?</text:p>
      <text:p text:style-name="P75"><text:s/></text:p>
      <text:p text:style-name="P48">1 - Bob é o mais alto; Tom é o segundo mais alto</text:p>
      <text:p text:style-name="P75">2 - Fred é o mais alto; Hal é o segundo mais alto.</text:p>
      <text:p text:style-name="P75"><text:s/></text:p>
      <text:p text:style-name="P48">Sua resposta: Bob é o mais alto; Tom é o segundo mais alto</text:p>
      <text:p text:style-name="P75">Valor: Resposta Errada</text:p>
      <text:p text:style-name="P75">Valor recebido: 0.00</text:p>
      <text:p text:style-name="P75"/>
      <text:p text:style-name="P75"/>
      <text:p text:style-name="P75"><text:s/></text:p>
      <text:p text:style-name="P75"><text:s/></text:p>
      <text:p text:style-name="P24">Questão7 <text:s/></text:p>
      <text:p text:style-name="P75"><text:s/></text:p>
      <text:p text:style-name="P75"><text:s text:c="3"/>Os Grandes Lagos diferem em ambas, área (medidas em quilômetros quadrados) e profundidade. Contanto, essas duas dimensões não diferem perfeitamente ao mesmo tempo. Por exemplo, O lago Michigan só é excedido em profundidade pelo Lago Superior, mas é também excedido em área por ambos, Lago Superior e Huron. O Lago Superior é de longe o mais largo e o mais profundo dos Grandes Lagos, e o Lago Ontário, que é o menor em área, é mais profundo que ambos, Lago Huron e Lago Erie. Lago Erie é mais largo do que o Lago Ontário, porém não só é mais raso do que Huron, também é mais raso do que o Lago Ontário. Mostre a ordem dos Grandes lagos de acordo com sua profundidade.</text:p>
      <text:p text:style-name="P75"><text:s/></text:p>
      <text:p text:style-name="P24">1 - Superior, Michigan, Ontário, Huron, Erie</text:p>
      <text:p text:style-name="P75">2 - <text:s/>Superior, Ontário, Michigan, Erie, Huron</text:p>
      <text:p text:style-name="P75"><text:s/></text:p>
      <text:p text:style-name="P24">Sua resposta: Superior, Michigan, Ontário, Huron, Erie</text:p>
      <text:p text:style-name="P75">Valor: Resposta Correta</text:p>
      <text:p text:style-name="P75">Valor recebido: 10.00</text:p>
      <text:p text:style-name="P75"><text:soft-page-break/></text:p>
      <text:p text:style-name="P75"/>
      <text:p text:style-name="P75"><text:s/></text:p>
      <text:p text:style-name="P75"><text:s/></text:p>
      <text:p text:style-name="P24">Questão8 <text:s/></text:p>
      <text:p text:style-name="P75"><text:s/></text:p>
      <text:p text:style-name="P75"><text:s text:c="3"/>Quatro fanáticos cortadores de grama, Fred, John, Alice, e Nina têm, entre eles 86 equipamentos de cortar grama, que consistem em tesouras, aparadores manuais, e máquinas de cortar grama. O Fred gosta de estar perto de seu trabalho, então ele é dono de 8 tesouras e 13 aparadores, mas nenhuma máquina de cortar. John é exatamente o oposto. Ele prefere ficar o mais longe do trabalho possível e, portanto tem apenas máquinas de cortar, 33 no total! Alice é uma jardineira que mora em toda parte e é dona de 5 tesouras, 8 máquinas de cortar, e vários aparadores. Nina, uma mulher de muitos talentos, tem um total de 15 equipamentos, entre os quais 3 são tesouras e 5 são aparadores. Curiosamente, os quatros fanáticos são donos de mais de o dobro de máquinas do que de aparadores, 48 máquinas no total. Quantos aparadores a Alice tem?</text:p>
      <text:p text:style-name="P75"><text:s/></text:p>
      <text:p text:style-name="P24">1 - 4 aparadores</text:p>
      <text:p text:style-name="P75">2 - <text:s/>6 aparadores</text:p>
      <text:p text:style-name="P75"><text:s/></text:p>
      <text:p text:style-name="P24">Sua resposta: 4 aparadores</text:p>
      <text:p text:style-name="P75">Valor: Resposta Correta</text:p>
      <text:p text:style-name="P75">Valor recebido: 10.00</text:p>
      <text:p text:style-name="P75"/>
      <text:p text:style-name="P75"/>
      <text:p text:style-name="P24"/>
      <text:p text:style-name="P24">Questão4 <text:s/></text:p>
      <text:p text:style-name="P75"><text:s/></text:p>
      <text:p text:style-name="P75"><text:s text:c="3"/>Betty é menor do que a Sally. Cíntia é maior do que a Sally. Carla é menor do que a Betty. A Sally é maior ou menor do que a Carla?</text:p>
      <text:p text:style-name="P75"><text:s/></text:p>
      <text:p text:style-name="P24">1 - Sally é maior</text:p>
      <text:p text:style-name="P75">2 - Sally é menor</text:p>
      <text:p text:style-name="P75"><text:s/></text:p>
      <text:p text:style-name="P24">Sua resposta: Sally é maior</text:p>
      <text:p text:style-name="P75">Valor: Resposta Correta</text:p>
      <text:p text:style-name="P75">Valor recebido: 10.00</text:p>
      <text:p text:style-name="P75"/>
      <text:p text:style-name="P75"><text:s/></text:p>
      <text:p text:style-name="P75"><text:s/></text:p>
      <text:p text:style-name="P35">Questão9 <text:s/></text:p>
      <text:p text:style-name="P75"><text:s/></text:p>
      <text:p text:style-name="P75"><text:s text:c="3"/>Judy, Célia, e Betty são, não necessariamente nessa ordem, professora de matemática, caminhoneira, e <text:s/>dona de casa. Judy não sabe dirigir e é casada com o irmão da professora de matemática. Célia é a melhor amiga da caminhoneira. Betty <text:s/>teve uma péssima experiência com matemática na escola e tem evitado qualquer contato com matemática desde então. <text:s/>Qual a profissão de cada de cada uma delas?</text:p>
      <text:p text:style-name="P75"><text:s/></text:p>
      <text:p text:style-name="P24">1 - Judy – dona de casa; Célia – professora de matemática; Betty – caminhoneira.</text:p>
      <text:p text:style-name="P75">2 - Betty – dona de casa; Célia – professora de matemática; Judy – caminhoneira.</text:p>
      <text:p text:style-name="P75"><text:s/></text:p>
      <text:p text:style-name="P24">Sua resposta: Judy – dona de casa; Célia – professora de matemática; Betty – caminhoneira.</text:p>
      <text:p text:style-name="P75">Valor: Resposta Correta</text:p>
      <text:p text:style-name="P75"><text:soft-page-break/>Valor recebido: 10.00</text:p>
      <text:p text:style-name="P75"/>
      <text:p text:style-name="P75"/>
      <text:p text:style-name="P75"><text:s/></text:p>
      <text:p text:style-name="P75"><text:s/></text:p>
      <text:p text:style-name="P48">Questão10 <text:s/></text:p>
      <text:p text:style-name="P75"><text:s/></text:p>
      <text:p text:style-name="P75"><text:s text:c="3"/></text:p>
      <text:p text:style-name="P75">Indique a afirmativa correta, de acordo com o texto.</text:p>
      <text:p text:style-name="P75"/>
      <text:p text:style-name="P75">Quando alguém busca uma conclusão lógica para um problema, deve:</text:p>
      <text:p text:style-name="P75"/>
      <text:p text:style-name="P75"><text:s/></text:p>
      <text:p text:style-name="P48">1 - Buscar mais dados em campo para dar apoio às suas ideias.</text:p>
      <text:p text:style-name="P75">2 - Tratar matematicamente o problema para evitar dúvidas.</text:p>
      <text:p text:style-name="P75">3 - Encadear as razões que sustentam o seu raciocínio.</text:p>
      <text:p text:style-name="P75">4 - Discutir com outras pessoas as possíveis soluções.</text:p>
      <text:p text:style-name="P75"><text:s/></text:p>
      <text:p text:style-name="P48">Sua resposta: Buscar mais dados em campo para dar apoio às suas ideias.</text:p>
      <text:p text:style-name="P75">Valor: Resposta Errada</text:p>
      <text:p text:style-name="P75">Valor recebido: 0.00</text:p>
      <text:p text:style-name="P75"/>
      <text:p text:style-name="P75"/>
      <text:p text:style-name="P75"><text:s/></text:p>
      <text:p text:style-name="P75"><text:s/></text:p>
      <text:p text:style-name="P75">Total de itens corretos: 6</text:p>
      <text:p text:style-name="P75">Total de itens errados: 4</text:p>
      <text:p text:style-name="P75"><text:s/></text:p>
      <text:p text:style-name="P75">Nota obtida no teste: 60.00 / 100</text:p>
      <text:p text:style-name="P75"/>
      <text:p text:style-name="P48"/>
      <text:p text:style-name="P48">Questão3 <text:s/></text:p>
      <text:p text:style-name="P75"><text:s/></text:p>
      <text:p text:style-name="P75"><text:s text:c="3"/>A dificuldade de se ensinar raciocínio lógico está na:</text:p>
      <text:p text:style-name="P75"><text:s/></text:p>
      <text:p text:style-name="P75">1 - Impossibilidade de ensinar.</text:p>
      <text:p text:style-name="P75">2 - Deficiência em cálculo.</text:p>
      <text:p text:style-name="P48">3 - Dificuldade de observação.</text:p>
      <text:p text:style-name="P75">4 - Falta de interesse do aluno.</text:p>
      <text:p text:style-name="P75"><text:s/></text:p>
      <text:p text:style-name="P75">Sua resposta: Impossibilidade de ensinar.</text:p>
      <text:p text:style-name="P75">Valor: Resposta Errada</text:p>
      <text:p text:style-name="P75">Valor recebido: 0.00</text:p>
      <text:p text:style-name="P75"/>
      <text:p text:style-name="P75"><text:s/></text:p>
      <text:p text:style-name="P48">Questão1 <text:s/></text:p>
      <text:p text:style-name="P75"><text:s/></text:p>
      <text:p text:style-name="P75"><text:s text:c="3"/></text:p>
      <text:p text:style-name="P75">Neste problema o “primeiro trimestre do ano” significa Janeiro, Fevereiro, e Março. O “segundo trimestre” é Abril, Maio, e Junho, e por aí vai.</text:p>
      <text:p text:style-name="P75"/>
      <text:p text:style-name="P75"><text:soft-page-break/>A Companhia Imobiliária XYZ vendeu 23 casas durante o primeiro trimestre do ano, e de novo, no último trimestre. As vendas durante os dois outros trimestres não foram tão boas, de forma que as vendas anuais totalizaram 57 casas. A Companhia B &amp; B Imobiliária vendeu 50 casas durante o segundo trimestre do ano, e metade disto durante o quarto trimestre, totalizando as vendas anuais em 75 casas. A Companhia Arco vendeu a mesma quantidade de casas durante o terceiro trimestre que a Companhia B &amp; B Imobiliária vendeu durante o ano inteiro, mas nos outros trimestres eles não venderam mais do que a Companhia B &amp; B vendeu durante o primeiro trimestre. Juntas, as três Companhias venderam um total de 79 casas durante o terceiro trimestre. Quantas casas foram vendidas no segundo trimestre pelas três companhias imobiliárias? (Use a tabela)</text:p>
      <text:p text:style-name="P75"/>
      <text:p text:style-name="P75"><text:s/></text:p>
      <text:p text:style-name="P48">1 - Foram vendidas 37 casas no segundo trimestre</text:p>
      <text:p text:style-name="P75">2 - <text:s/>Foram vendidas 57 casas no segundo trimestre</text:p>
      <text:p text:style-name="P75"><text:s/></text:p>
      <text:p text:style-name="P48">Sua resposta: Foram vendidas 37 casas no segundo trimestre</text:p>
      <text:p text:style-name="P75">Valor: Resposta Errada</text:p>
      <text:p text:style-name="P75">Valor recebido: 0.00</text:p>
      <text:p text:style-name="P75"/>
      <text:p text:style-name="P48"/>
      <text:p text:style-name="P48">Questão2 <text:s/></text:p>
      <text:p text:style-name="P75"><text:s/></text:p>
      <text:p text:style-name="P75"><text:s text:c="3"/></text:p>
      <text:p text:style-name="P75">Indique a afirmativa INCORRETA, de acordo com o texto.</text:p>
      <text:p text:style-name="P75"/>
      <text:p text:style-name="P75">O estudo da lógica ajuda a desenvolver muitas habilidades, entre elas:</text:p>
      <text:p text:style-name="P75"/>
      <text:p text:style-name="P75"><text:s/></text:p>
      <text:p text:style-name="P48">1 - Solucionar problemas com rapidez.</text:p>
      <text:p text:style-name="P75">2 - Argumentar com mais segurança.</text:p>
      <text:p text:style-name="P75">3 - Raciocinar sobre as questões diárias.</text:p>
      <text:p text:style-name="P75">4 - Resolver questões emocionais.</text:p>
      <text:p text:style-name="P75"><text:s/></text:p>
      <text:p text:style-name="P48">Sua resposta: Solucionar problemas com rapidez.</text:p>
      <text:p text:style-name="P75">Valor: Resposta Errada</text:p>
      <text:p text:style-name="P66">Valor recebido: 0.00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25"><text:soft-page-break/>AULA 11 - Pacote de valor</text:p>
      <text:p text:style-name="P62"/>
      <text:p text:style-name="P62"/>
      <text:p text:style-name="P25">Questão6 <text:s/></text:p>
      <text:p text:style-name="P62"><text:s/></text:p>
      <text:p text:style-name="P62"><text:s text:c="3"/>As escolas ocidentais se especializaram em estabelecer o "___________".</text:p>
      <text:p text:style-name="P62"><text:s/></text:p>
      <text:p text:style-name="P62">1 - onde fazer</text:p>
      <text:p text:style-name="P62">2 - quem fará</text:p>
      <text:p text:style-name="P25">3 - como fazer</text:p>
      <text:p text:style-name="P62">4 - que fazer</text:p>
      <text:p text:style-name="P62">5 - quando fazer</text:p>
      <text:p text:style-name="P62"><text:s/></text:p>
      <text:p text:style-name="P25">Sua resposta: como fazer</text:p>
      <text:p text:style-name="P62">Valor: Resposta Correta</text:p>
      <text:p text:style-name="P62">Valor recebido: 10.00</text:p>
      <text:p text:style-name="P62"/>
      <text:p text:style-name="P25">Questão7 <text:s/></text:p>
      <text:p text:style-name="P62"><text:s/></text:p>
      <text:p text:style-name="P62"><text:s text:c="3"/>As empresas de êxito se conscientizaram de que a ênfase deve ser dada ___________.</text:p>
      <text:p text:style-name="P62"><text:s/></text:p>
      <text:p text:style-name="P62">1 - aos custos de produção</text:p>
      <text:p text:style-name="P62">2 - aos fatores tangíveis</text:p>
      <text:p text:style-name="P62">3 - apenas à satisfação dos funcionários</text:p>
      <text:p text:style-name="P62">4 - apenas aos valores intangíveis</text:p>
      <text:p text:style-name="P25">5 - à entrega de valor para o cliente</text:p>
      <text:p text:style-name="P62"><text:s/></text:p>
      <text:p text:style-name="P25">Sua resposta: à entrega de valor para o cliente</text:p>
      <text:p text:style-name="P62">Valor: Resposta Correta</text:p>
      <text:p text:style-name="P62">Valor recebido: 10.00</text:p>
      <text:p text:style-name="P62"/>
      <text:p text:style-name="P25"/>
      <text:p text:style-name="P25">Questão4 <text:s/></text:p>
      <text:p text:style-name="P62"><text:s/></text:p>
      <text:p text:style-name="P62"><text:s text:c="3"/>Se existe valor para o cliente, ___________.</text:p>
      <text:p text:style-name="P62"><text:s/></text:p>
      <text:p text:style-name="P62">1 - custo deve aumentar</text:p>
      <text:p text:style-name="P25">2 - lucro virá como conseqüência</text:p>
      <text:p text:style-name="P62">3 - deve-se fazer propaganda</text:p>
      <text:p text:style-name="P62">4 - a qualidade está ótima</text:p>
      <text:p text:style-name="P62">5 - custo deve diminuir</text:p>
      <text:p text:style-name="P62"><text:s/></text:p>
      <text:p text:style-name="P25">Sua resposta: lucro virá como conseqüência</text:p>
      <text:p text:style-name="P62">Valor: Resposta Correta</text:p>
      <text:p text:style-name="P62">Valor recebido: 10.00</text:p>
      <text:p text:style-name="P62"/>
      <text:p text:style-name="P62"><text:s/></text:p>
      <text:p text:style-name="P25"/>
      <text:p text:style-name="P25">Questão5 <text:s/></text:p>
      <text:p text:style-name="P62"><text:s/></text:p>
      <text:p text:style-name="P62"><text:s text:c="3"/>Os ___________ são os responsáveis por cerca de 85% dos problemas de uma organização.</text:p>
      <text:p text:style-name="P62"><text:s/></text:p>
      <text:p text:style-name="P25"><text:soft-page-break/>1 - sistemas e processos, que dependem da chefia</text:p>
      <text:p text:style-name="P62">2 - fornecedores</text:p>
      <text:p text:style-name="P62">3 - clientes</text:p>
      <text:p text:style-name="P62">4 - funcionários da linha de montagem</text:p>
      <text:p text:style-name="P62">5 - funcionários da linha de frente</text:p>
      <text:p text:style-name="P62"><text:s/></text:p>
      <text:p text:style-name="P25">Sua resposta: sistemas e processos, que dependem da chefia</text:p>
      <text:p text:style-name="P62">Valor: Resposta Correta</text:p>
      <text:p text:style-name="P62">Valor recebido: 10.00</text:p>
      <text:p text:style-name="P62"/>
      <text:p text:style-name="P62"/>
      <text:p text:style-name="P25"/>
      <text:p text:style-name="P25">Questão10 <text:s/></text:p>
      <text:p text:style-name="P62"><text:s/></text:p>
      <text:p text:style-name="P62"><text:s text:c="3"/>O sistema de produção industrial, ensinado na maioria das escolas de administração, dá ênfase ___________.</text:p>
      <text:p text:style-name="P62"><text:s/></text:p>
      <text:p text:style-name="P25">1 - na obtenção de resultados tangíveis</text:p>
      <text:p text:style-name="P62">2 - nos resultados intangíveis</text:p>
      <text:p text:style-name="P62">3 - na entrega de máximo valor para o cliente</text:p>
      <text:p text:style-name="P62">4 - na parte motivacional dos clientes</text:p>
      <text:p text:style-name="P62">5 - nos processos qualitativos</text:p>
      <text:p text:style-name="P62"><text:s/></text:p>
      <text:p text:style-name="P25">Sua resposta: na obtenção de resultados tangíveis</text:p>
      <text:p text:style-name="P62">Valor: Resposta Correta</text:p>
      <text:p text:style-name="P62">Valor recebido: 10.00</text:p>
      <text:p text:style-name="P62"/>
      <text:p text:style-name="P62"/>
      <text:p text:style-name="P62"><text:s text:c="3"/>O valor entregue ao cliente tem dois componentes fundamentais : ___________.</text:p>
      <text:p text:style-name="P62"><text:s/></text:p>
      <text:p text:style-name="P38">1 - custo e a qualidade</text:p>
      <text:p text:style-name="P62">2 -<text:span text:style-name="T3"> a aparência e o peso</text:span></text:p>
      <text:p text:style-name="P62">3 - externo e o interno</text:p>
      <text:p text:style-name="P62">4 - produto e o atendimento</text:p>
      <text:p text:style-name="P62">5 - real e o emocional</text:p>
      <text:p text:style-name="P62"><text:s/></text:p>
      <text:p text:style-name="P38">Sua resposta: custo e a qualidade</text:p>
      <text:p text:style-name="P62">Valor: Resposta Errada - Consulte a página 1</text:p>
      <text:p text:style-name="P62">Valor recebido: 0.00</text:p>
      <text:p text:style-name="P62"/>
      <text:p text:style-name="P62"/>
      <text:p text:style-name="P62"><text:s/></text:p>
      <text:p text:style-name="P62"/>
      <text:p text:style-name="P62"/>
      <text:p text:style-name="P62"><text:s/></text:p>
      <text:p text:style-name="P38">Questão2 <text:s/></text:p>
      <text:p text:style-name="P62"><text:s/></text:p>
      <text:p text:style-name="P62"><text:s text:c="3"/>As empresas devem olhar para fora, onde estão os clientes finais, para determinar "___________".</text:p>
      <text:p text:style-name="P62"><text:s/></text:p>
      <text:p text:style-name="P38">1 - como fazer</text:p>
      <text:p text:style-name="P62">2 - onde fazer</text:p>
      <text:p text:style-name="P62">3 - quando fazer</text:p>
      <text:p text:style-name="P62"><text:soft-page-break/>4 - que fazer</text:p>
      <text:p text:style-name="P62">5 - quem fará</text:p>
      <text:p text:style-name="P62"><text:s/></text:p>
      <text:p text:style-name="P38">Sua resposta: como fazer</text:p>
      <text:p text:style-name="P62">Valor: Resposta Errada - Consulte a página 7</text:p>
      <text:p text:style-name="P62">Valor recebido: 0.00</text:p>
      <text:p text:style-name="P62"/>
      <text:p text:style-name="P62"/>
      <text:p text:style-name="P62"><text:s/></text:p>
      <text:p text:style-name="P62"><text:s/></text:p>
      <text:p text:style-name="P25">Questão3 <text:s/></text:p>
      <text:p text:style-name="P62"><text:s/></text:p>
      <text:p text:style-name="P62"><text:s text:c="3"/>O produto é o componente ___________ do valor entregue ao cliente.</text:p>
      <text:p text:style-name="P62"><text:s/></text:p>
      <text:p text:style-name="P62">1 - intangível</text:p>
      <text:p text:style-name="P62">2 - invisível</text:p>
      <text:p text:style-name="P25">3 - tangível</text:p>
      <text:p text:style-name="P62">4 - subjetivo</text:p>
      <text:p text:style-name="P62">5 - abstrato</text:p>
      <text:p text:style-name="P62"><text:s/></text:p>
      <text:p text:style-name="P25">Sua resposta: tangível</text:p>
      <text:p text:style-name="P62">Valor: Resposta Correta</text:p>
      <text:p text:style-name="P62">Valor recebido: 10.00</text:p>
      <text:p text:style-name="P62"/>
      <text:p text:style-name="P62"/>
      <text:p text:style-name="P62"><text:s/></text:p>
      <text:p text:style-name="P62"><text:s/></text:p>
      <text:p text:style-name="P38">Questão4 <text:s/></text:p>
      <text:p text:style-name="P62"><text:s/></text:p>
      <text:p text:style-name="P62"><text:s text:c="3"/>A maioria dos programas de qualidade ___________.</text:p>
      <text:p text:style-name="P62"><text:s/></text:p>
      <text:p text:style-name="P62">1 - não se preocupa com os processos internos de fabricação</text:p>
      <text:p text:style-name="P62">2 - enfatiza somente a parte motivacional dos clientes</text:p>
      <text:p text:style-name="P62">3 - prioriza em excesso a entrega de valor para o cliente</text:p>
      <text:p text:style-name="P62">4 - enfatiza somente os processos internos de fabricação</text:p>
      <text:p text:style-name="P62">5 - enfatiza apenas os resultados intangíveis</text:p>
      <text:p text:style-name="P62"><text:s/></text:p>
      <text:p text:style-name="P62">Sua resposta: prioriza em excesso a entrega de valor para o cliente</text:p>
      <text:p text:style-name="P62">Valor: Resposta Errada - Consulte a página 6</text:p>
      <text:p text:style-name="P62">Valor recebido: 0.00</text:p>
      <text:p text:style-name="P62"/>
      <text:p text:style-name="P62"/>
      <text:p text:style-name="P62"><text:s/></text:p>
      <text:p text:style-name="P62"><text:s/></text:p>
      <text:p text:style-name="P25">Questão5 <text:s/></text:p>
      <text:p text:style-name="P62"><text:s/></text:p>
      <text:p text:style-name="P62"><text:s text:c="3"/>O paradigma industrial tende a ver a missão da empresa como sendo ___________.</text:p>
      <text:p text:style-name="P62"><text:s/></text:p>
      <text:p text:style-name="P62">1 - conquistar o cliente</text:p>
      <text:p text:style-name="P62">2 - manter o cliente</text:p>
      <text:p text:style-name="P62">3 - entregar valor para o cliente</text:p>
      <text:p text:style-name="P25">4 - vender mercadoria com lucro</text:p>
      <text:p text:style-name="P62"><text:soft-page-break/>5 - nenhuma das anteriores</text:p>
      <text:p text:style-name="P62"><text:s/></text:p>
      <text:p text:style-name="P25">Sua resposta: vender mercadoria com lucro</text:p>
      <text:p text:style-name="P62">Valor: Resposta Correta</text:p>
      <text:p text:style-name="P62">Valor recebido: 10.00</text:p>
      <text:p text:style-name="P62"/>
      <text:p text:style-name="P62"/>
      <text:p text:style-name="P62"><text:s/></text:p>
      <text:p text:style-name="P62"><text:s/></text:p>
      <text:p text:style-name="P25">Questão6 <text:s/></text:p>
      <text:p text:style-name="P62"><text:s/></text:p>
      <text:p text:style-name="P62"><text:s text:c="3"/>Quando se pretende entregar o máximo de valor para o cliente, as empresas devem ___________.</text:p>
      <text:p text:style-name="P62"><text:s/></text:p>
      <text:p text:style-name="P62">1 - dar maior ênfase sobre os valores tangíveis</text:p>
      <text:p text:style-name="P62">2 - se especializar no "como fazer"</text:p>
      <text:p text:style-name="P25">3 - procurar fazer o que os clientes desejam</text:p>
      <text:p text:style-name="P62">4 - ter em mente que todos os clientes devem ser tratados da mesma forma</text:p>
      <text:p text:style-name="P62">5 - se concentrar primeiro nos seus produtos e depois procurar clientes para os mesmos</text:p>
      <text:p text:style-name="P62"><text:s/></text:p>
      <text:p text:style-name="P25">Sua resposta: procurar fazer o que os clientes desejam</text:p>
      <text:p text:style-name="P62">Valor: Resposta Correta</text:p>
      <text:p text:style-name="P62">Valor recebido: 10.00</text:p>
      <text:p text:style-name="P62"/>
      <text:p text:style-name="P62"/>
      <text:p text:style-name="P62"><text:s/></text:p>
      <text:p text:style-name="P62"><text:s/></text:p>
      <text:p text:style-name="P25">Questão7 <text:s/></text:p>
      <text:p text:style-name="P62"><text:s/></text:p>
      <text:p text:style-name="P62"><text:s text:c="3"/>No paradigma industrial, os gerentes atuam como ___________.</text:p>
      <text:p text:style-name="P62"><text:s/></text:p>
      <text:p text:style-name="P62">1 - tutores de seus subordinados</text:p>
      <text:p text:style-name="P62">2 - relações públicas da empresa</text:p>
      <text:p text:style-name="P62">3 - auxiliares de seus subordinados</text:p>
      <text:p text:style-name="P25">4 - fiscais de seus subordinados</text:p>
      <text:p text:style-name="P62">5 - defensores dos clientes</text:p>
      <text:p text:style-name="P62"><text:s/></text:p>
      <text:p text:style-name="P25">Sua resposta: fiscais de seus subordinados</text:p>
      <text:p text:style-name="P62">Valor: Resposta Correta</text:p>
      <text:p text:style-name="P62">Valor recebido: 10.00</text:p>
      <text:p text:style-name="P62"/>
      <text:p text:style-name="P62"/>
      <text:p text:style-name="P62"><text:s/></text:p>
      <text:p text:style-name="P38"><text:s/></text:p>
      <text:p text:style-name="P38">Questão8 <text:s/></text:p>
      <text:p text:style-name="P38"><text:s/></text:p>
      <text:p text:style-name="P62"><text:s text:c="3"/>Os ___________ entregam valor aos departamentos de linha de frente, que são seus clientes internos.</text:p>
      <text:p text:style-name="P62"><text:s/></text:p>
      <text:p text:style-name="P38">1 - funcionários do mais baixo escalão</text:p>
      <text:p text:style-name="P62">2 - <text:span text:style-name="T3">departamentos de serviços internos</text:span></text:p>
      <text:p text:style-name="P62">3 - membros da alta chefia</text:p>
      <text:p text:style-name="P62">4 - fornecedores</text:p>
      <text:p text:style-name="P62"><text:soft-page-break/>5 - gerentes</text:p>
      <text:p text:style-name="P38"><text:s/></text:p>
      <text:p text:style-name="P38">Sua resposta: funcionários do mais baixo escalão</text:p>
      <text:p text:style-name="P62">Valor: Resposta Errada - Consulte a página 5</text:p>
      <text:p text:style-name="P62">Valor recebido: 0.00</text:p>
      <text:p text:style-name="P62"/>
      <text:p text:style-name="P62"/>
      <text:p text:style-name="P62"><text:s/></text:p>
      <text:p text:style-name="P25"><text:s/></text:p>
      <text:p text:style-name="P38">Questão9 <text:s/></text:p>
      <text:p text:style-name="P62"><text:s/></text:p>
      <text:p text:style-name="P62"><text:s text:c="3"/>No paradigma do valor, os funcionários ___________.</text:p>
      <text:p text:style-name="P62"><text:s/></text:p>
      <text:p text:style-name="P38">1 - apenas executam as tarefas que lhes são designadas</text:p>
      <text:p text:style-name="P62">2 - não são clientes internos</text:p>
      <text:p text:style-name="P62">3 - são clientes internos da empresa</text:p>
      <text:p text:style-name="P62">4 - são meros coadjuvantes</text:p>
      <text:p text:style-name="P62">5 - não devem dar sugestões sobre como entregar mais valor para os clientes</text:p>
      <text:p text:style-name="P62"><text:s/></text:p>
      <text:p text:style-name="P38">Sua resposta: apenas executam as tarefas que lhes são designadas</text:p>
      <text:p text:style-name="P62">Valor: Resposta Errada - Consulte a página 10</text:p>
      <text:p text:style-name="P62">Valor recebido: 0.00</text:p>
      <text:p text:style-name="P62"/>
      <text:p text:style-name="P62"/>
      <text:p text:style-name="P62"><text:s/></text:p>
      <text:p text:style-name="P62"><text:s/></text:p>
      <text:p text:style-name="P38">Questão10 <text:s/></text:p>
      <text:p text:style-name="P38"><text:s/></text:p>
      <text:p text:style-name="P62"><text:s text:c="3"/>No paradigma do valor, os gerentes devem ser ___________.</text:p>
      <text:p text:style-name="P62"><text:s/></text:p>
      <text:p text:style-name="P38">1 - guardiões do status quo</text:p>
      <text:p text:style-name="P38">2 - fiscais de seus subordinados</text:p>
      <text:p text:style-name="P62">3 - especialistas em "como fazer"</text:p>
      <text:p text:style-name="P62">4 - responsáveis diretos pela entrega de valor para o cliente</text:p>
      <text:p text:style-name="P62">5 - facilitadores que auxiliam seus funcionários a entregarem valor aos clientes</text:p>
      <text:p text:style-name="P62"><text:s/></text:p>
      <text:p text:style-name="P38">Sua resposta: guardiões do status quo</text:p>
      <text:p text:style-name="P62">Valor: Resposta Errada - Consulte a página 12</text:p>
      <text:p text:style-name="P62">Valor recebido: 0.00</text:p>
      <text:p text:style-name="P62"/>
      <text:p text:style-name="P62"/>
      <text:p text:style-name="P38"/>
      <text:p text:style-name="P38">Questão1 <text:s/></text:p>
      <text:p text:style-name="P62"><text:s/></text:p>
      <text:p text:style-name="P62"><text:s text:c="3"/>No paradigma industrial, os gerentes julgam os funcionários ___________.</text:p>
      <text:p text:style-name="P62"><text:s/></text:p>
      <text:p text:style-name="P62">1 - pela satisfação do cliente</text:p>
      <text:p text:style-name="P62">2 - pela motivação dos mesmos</text:p>
      <text:p text:style-name="P62">3 - <text:span text:style-name="T3">pelo número de clientes que foram conquistados</text:span></text:p>
      <text:p text:style-name="P62">4 - pelo desempenho do mesmo nas tarefas</text:p>
      <text:p text:style-name="P62">5 - pelo valor entregue ao cliente</text:p>
      <text:p text:style-name="P62"><text:s/></text:p>
      <text:p text:style-name="P38"><text:soft-page-break/>Sua resposta: pelo número de clientes que foram conquistados</text:p>
      <text:p text:style-name="P62">Valor: Resposta Errada - Consulte a página 11</text:p>
      <text:p text:style-name="P62">Valor recebido: 0.00</text:p>
      <text:p text:style-name="P38"/>
      <text:p text:style-name="P38"/>
      <text:p text:style-name="P38">Questão8 <text:s/></text:p>
      <text:p text:style-name="P62"><text:s/></text:p>
      <text:p text:style-name="P62"><text:s text:c="3"/>No paradigma do valor, os gerentes devem ser ___________.</text:p>
      <text:p text:style-name="P62"><text:s/></text:p>
      <text:p text:style-name="P62">1 - guardiões do status quo</text:p>
      <text:p text:style-name="P38">2 - fiscais de seus subordinados</text:p>
      <text:p text:style-name="P62">3 - especialistas em "como fazer"</text:p>
      <text:p text:style-name="P62">4 - responsáveis diretos pela entrega de valor para o cliente</text:p>
      <text:p text:style-name="P62">5 - facilitadores que auxiliam seus funcionários a entregarem valor aos clientes</text:p>
      <text:p text:style-name="P62"><text:s/></text:p>
      <text:p text:style-name="P38">Sua resposta: fiscais de seus subordinados</text:p>
      <text:p text:style-name="P62">Valor: Resposta Errada - Consulte a página 12</text:p>
      <text:p text:style-name="P67">Valor recebido: 0.00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59"><text:soft-page-break/>Módulo - AULA 12 - Avaliação dos serviços</text:p>
      <text:p text:style-name="P59">TESTE REALIZADO</text:p>
      <text:p text:style-name="P59"/>
      <text:p text:style-name="P71"><text:s/></text:p>
      <text:p text:style-name="P74"><text:span text:style-name="T3">Questão1</text:span> <text:s/></text:p>
      <text:p text:style-name="P71"><text:s/></text:p>
      <text:p text:style-name="P71"><text:s text:c="3"/>A mera existência do atributo na ficha de avaliação ___________ que ele tem importância.</text:p>
      <text:p text:style-name="P71"><text:s/></text:p>
      <text:p text:style-name="P71">1 - não indica</text:p>
      <text:p text:style-name="P47">2 - pode até indicar</text:p>
      <text:p text:style-name="P71">3 - indica as vezes</text:p>
      <text:p text:style-name="P74">4 - sempre indica</text:p>
      <text:p text:style-name="P71">5 - não significa</text:p>
      <text:p text:style-name="P71"><text:s/></text:p>
      <text:p text:style-name="P47">Sua resposta: pode até indicar</text:p>
      <text:p text:style-name="P71">Valor: Resposta Errada - Consulte a página 12</text:p>
      <text:p text:style-name="P71">Valor recebido: 0.00</text:p>
      <text:p text:style-name="P71"/>
      <text:p text:style-name="P71"/>
      <text:p text:style-name="P71"><text:s/></text:p>
      <text:p text:style-name="P71"><text:s/></text:p>
      <text:p text:style-name="P71"><text:span text:style-name="T1">Questão</text:span>2 <text:s/></text:p>
      <text:p text:style-name="P71"><text:s/></text:p>
      <text:p text:style-name="P71"><text:s text:c="3"/>A ficha de avaliação do cliente contem ___________ tipos de informação.</text:p>
      <text:p text:style-name="P71"><text:s/></text:p>
      <text:p text:style-name="P71">1 - dois</text:p>
      <text:p text:style-name="P74">2 - três</text:p>
      <text:p text:style-name="P71">3 - sete</text:p>
      <text:p text:style-name="P71">4 - cinco</text:p>
      <text:p text:style-name="P71">5 - quatro</text:p>
      <text:p text:style-name="P71"><text:s/></text:p>
      <text:p text:style-name="P74">Sua resposta: três</text:p>
      <text:p text:style-name="P71">Valor: Resposta Correta</text:p>
      <text:p text:style-name="P71">Valor recebido: 10.00</text:p>
      <text:p text:style-name="P71"/>
      <text:p text:style-name="P71"/>
      <text:p text:style-name="P71"><text:s/></text:p>
      <text:p text:style-name="P71"><text:s/></text:p>
      <text:p text:style-name="P74">Questão3 <text:s/></text:p>
      <text:p text:style-name="P71"><text:s/></text:p>
      <text:p text:style-name="P71"><text:s text:c="3"/>As empresas medíocres tendem a se preocupar estritamente com ___________.</text:p>
      <text:p text:style-name="P71"><text:s/></text:p>
      <text:p text:style-name="P71">1 - a qualidade dos produtos</text:p>
      <text:p text:style-name="P74">2 - lucros e custos</text:p>
      <text:p text:style-name="P71">3 - a qualidade do atendimento</text:p>
      <text:p text:style-name="P71">4 - a opinião dos clientes</text:p>
      <text:p text:style-name="P71">5 - valor entregue aos clientes</text:p>
      <text:p text:style-name="P71"><text:s/></text:p>
      <text:p text:style-name="P74">Sua resposta: lucros e custos</text:p>
      <text:p text:style-name="P71">Valor: Resposta Correta</text:p>
      <text:p text:style-name="P71">Valor recebido: 10.00</text:p>
      <text:p text:style-name="P71"/>
      <text:p text:style-name="P71"><text:soft-page-break/></text:p>
      <text:p text:style-name="P71"><text:s/></text:p>
      <text:p text:style-name="P74"><text:s/></text:p>
      <text:p text:style-name="P74">Questão4 <text:s/></text:p>
      <text:p text:style-name="P71"><text:s/></text:p>
      <text:p text:style-name="P71"><text:s text:c="3"/>A empresa excelente procura eliminar ___________.</text:p>
      <text:p text:style-name="P71"><text:s/></text:p>
      <text:p text:style-name="P71">1 - os empregados despreparados</text:p>
      <text:p text:style-name="P71">2 - qualquer concorrente</text:p>
      <text:p text:style-name="P74">3 - os obstáculos desmotivadores</text:p>
      <text:p text:style-name="P71">4 - os gerentes mais idosos</text:p>
      <text:p text:style-name="P71">5 - os concorrentes desonestos</text:p>
      <text:p text:style-name="P71"><text:s/></text:p>
      <text:p text:style-name="P74">Sua resposta: os obstáculos desmotivadores</text:p>
      <text:p text:style-name="P71">Valor: Resposta Correta</text:p>
      <text:p text:style-name="P71">Valor recebido: 10.00</text:p>
      <text:p text:style-name="P71"/>
      <text:p text:style-name="P71"/>
      <text:p text:style-name="P71"><text:s/></text:p>
      <text:p text:style-name="P71"><text:s/></text:p>
      <text:p text:style-name="P74">Questão5 <text:s/></text:p>
      <text:p text:style-name="P71"><text:s/></text:p>
      <text:p text:style-name="P71"><text:s text:c="3"/>As companhias conhecidas pela excelência de seus serviços partem ___________, quando avaliam a eficiência de suas operações.</text:p>
      <text:p text:style-name="P71"><text:s/></text:p>
      <text:p text:style-name="P74">1 - do valor entregue ao cliente</text:p>
      <text:p text:style-name="P71">2 - do lucro anual</text:p>
      <text:p text:style-name="P71">3 - da opinião dos acionistas</text:p>
      <text:p text:style-name="P71">4 - do custo total</text:p>
      <text:p text:style-name="P71">5 - da opinião dos concorrentes</text:p>
      <text:p text:style-name="P71"><text:s/></text:p>
      <text:p text:style-name="P74">Sua resposta: do valor entregue ao cliente</text:p>
      <text:p text:style-name="P71">Valor: Resposta Correta</text:p>
      <text:p text:style-name="P71">Valor recebido: 10.00</text:p>
      <text:p text:style-name="P71"/>
      <text:p text:style-name="P71"/>
      <text:p text:style-name="P71"><text:s/></text:p>
      <text:p text:style-name="P71"><text:s/></text:p>
      <text:p text:style-name="P74">Questão6 <text:s/></text:p>
      <text:p text:style-name="P71"><text:s/></text:p>
      <text:p text:style-name="P71"><text:s text:c="3"/>Os atributos são ___________.</text:p>
      <text:p text:style-name="P71"><text:s/></text:p>
      <text:p text:style-name="P74">1 - os principais momentos da verdade</text:p>
      <text:p text:style-name="P71">2 - estabelecidos uma única vez</text:p>
      <text:p text:style-name="P71">3 - características que, para o cliente, indicam que o preço está razoável</text:p>
      <text:p text:style-name="P71">4 - sempre desconhecidos</text:p>
      <text:p text:style-name="P71">5 - medidos diariamente</text:p>
      <text:p text:style-name="P71"><text:s/></text:p>
      <text:p text:style-name="P74">Sua resposta: os principais momentos da verdade</text:p>
      <text:p text:style-name="P71">Valor: Resposta Correta</text:p>
      <text:p text:style-name="P71">Valor recebido: 10.00</text:p>
      <text:p text:style-name="P71"/>
      <text:p text:style-name="P71"><text:soft-page-break/></text:p>
      <text:p text:style-name="P71"><text:s/></text:p>
      <text:p text:style-name="P71"><text:s/></text:p>
      <text:p text:style-name="P74">Questão7 <text:s/></text:p>
      <text:p text:style-name="P71"><text:s/></text:p>
      <text:p text:style-name="P71"><text:s text:c="3"/>Os gerentes das empresas de serviço excelente encaram sua principal missão como sendo a de ___________.</text:p>
      <text:p text:style-name="P71"><text:s/></text:p>
      <text:p text:style-name="P71">1 - entregar o maximo valor para o cliente</text:p>
      <text:p text:style-name="P74">2 - tornar-se especialistas em produtos de qualidade</text:p>
      <text:p text:style-name="P71">3 - fiscalizar os subordinados</text:p>
      <text:p text:style-name="P71">4 - manter o status quo</text:p>
      <text:p text:style-name="P71">5 - cuidar dos clientes</text:p>
      <text:p text:style-name="P71"><text:s/></text:p>
      <text:p text:style-name="P74">Sua resposta: entregar o maximo valor para o cliente</text:p>
      <text:p text:style-name="P71">Valor: Resposta Correta</text:p>
      <text:p text:style-name="P71">Valor recebido: 10.00</text:p>
      <text:p text:style-name="P71"/>
      <text:p text:style-name="P71"/>
      <text:p text:style-name="P71"><text:s/></text:p>
      <text:p text:style-name="P71"><text:s/></text:p>
      <text:p text:style-name="P74">Questão8 <text:s/></text:p>
      <text:p text:style-name="P71"><text:s/></text:p>
      <text:p text:style-name="P71"><text:s text:c="3"/>___________ é diretamente responsável pela maneira como o cliente vê a organização.</text:p>
      <text:p text:style-name="P71"><text:s/></text:p>
      <text:p text:style-name="P71">1 - A alta gerência</text:p>
      <text:p text:style-name="P71">2 - proprietário</text:p>
      <text:p text:style-name="P71">3 - Departamento de Pessoal</text:p>
      <text:p text:style-name="P71">4 - A média gerência</text:p>
      <text:p text:style-name="P74">5 - funcionário da linha de frente</text:p>
      <text:p text:style-name="P71"><text:s/></text:p>
      <text:p text:style-name="P74">Sua resposta: funcionário da linha de frente</text:p>
      <text:p text:style-name="P71">Valor: Resposta Correta</text:p>
      <text:p text:style-name="P71">Valor recebido: 10.00</text:p>
      <text:p text:style-name="P71"/>
      <text:p text:style-name="P71"/>
      <text:p text:style-name="P71"><text:s/></text:p>
      <text:p text:style-name="P71"><text:s/></text:p>
      <text:p text:style-name="P47">Questão9 <text:s/></text:p>
      <text:p text:style-name="P71"><text:s/></text:p>
      <text:p text:style-name="P71"><text:s text:c="3"/>___________ representam as pedras fundamentais do produto/serviço.</text:p>
      <text:p text:style-name="P71"><text:s/></text:p>
      <text:p text:style-name="P47">1 - Os ciclos de serviços</text:p>
      <text:p text:style-name="P71">2 - Os atributos</text:p>
      <text:p text:style-name="P71">3 - As conformidades</text:p>
      <text:p text:style-name="P71">4 - Os preços</text:p>
      <text:p text:style-name="P47">5 - Os momentos da verdade</text:p>
      <text:p text:style-name="P71"><text:s/></text:p>
      <text:p text:style-name="P47">Sua resposta: Os ciclos de serviços</text:p>
      <text:p text:style-name="P71">Valor: Resposta Errada - Consulte a página 2</text:p>
      <text:p text:style-name="P71">Valor recebido: 0.00</text:p>
      <text:p text:style-name="P71"/>
      <text:p text:style-name="P71"><text:soft-page-break/></text:p>
      <text:p text:style-name="P71"><text:s/></text:p>
      <text:p text:style-name="P71"><text:s/></text:p>
      <text:p text:style-name="P74">Questão10 <text:s/></text:p>
      <text:p text:style-name="P74"><text:s/></text:p>
      <text:p text:style-name="P71"><text:s text:c="3"/>A ficha de avaliação do cliente é ___________.</text:p>
      <text:p text:style-name="P71"><text:s/></text:p>
      <text:p text:style-name="P71">1 - um mapa dos momentos da verdade</text:p>
      <text:p text:style-name="P71">2 - apenas um outro modismo</text:p>
      <text:p text:style-name="P74">3 - uma ferramenta que permite avaliar o valor entregue aos clientes</text:p>
      <text:p text:style-name="P71">4 - uma ferramenta desnecessária</text:p>
      <text:p text:style-name="P71">5 - útil somente na indústria</text:p>
      <text:p text:style-name="P71"><text:s/></text:p>
      <text:p text:style-name="P74">Sua resposta: uma ferramenta que permite avaliar o valor entregue aos clientes</text:p>
      <text:p text:style-name="P71">Valor: Resposta Correta</text:p>
      <text:p text:style-name="P71">Valor recebido: 10.00</text:p>
      <text:p text:style-name="P71"/>
      <text:p text:style-name="P71"/>
      <text:p text:style-name="P71">Questão9 <text:s/></text:p>
      <text:p text:style-name="P71"><text:s/></text:p>
      <text:p text:style-name="P71"><text:s text:c="3"/>As empresas de sucesso reconhecem que aumentado o valor para o cliente <text:s/>___________ a longo prazo.</text:p>
      <text:p text:style-name="P71"><text:s/></text:p>
      <text:p text:style-name="P71">1 - aumenta o custo total</text:p>
      <text:p text:style-name="P71">2 - diminue o custo total</text:p>
      <text:p text:style-name="P71">3 - diminui o lucro</text:p>
      <text:p text:style-name="P71">4 - favorece os concorrentes</text:p>
      <text:p text:style-name="P71">5 - pode gerar enormes dividendos</text:p>
      <text:p text:style-name="P71"><text:s/></text:p>
      <text:p text:style-name="P71">Sua resposta: aumenta o custo total</text:p>
      <text:p text:style-name="P71">Valor: Resposta Errada - Consulte a página 10</text:p>
      <text:p text:style-name="P71">Valor recebido: 0.00</text:p>
      <text:p text:style-name="P71"/>
      <text:p text:style-name="P71"/>
      <text:p text:style-name="P71">Questão7 <text:s/></text:p>
      <text:p text:style-name="P71"><text:s/></text:p>
      <text:p text:style-name="P71"><text:s text:c="3"/>A importância do mapeamento dos ciclos de serviço é que se passa a enxergar sob o ponto de vista ___________.</text:p>
      <text:p text:style-name="P71"><text:s/></text:p>
      <text:p text:style-name="P71">1 - da chefia</text:p>
      <text:p text:style-name="P71">2 - dos departamentos</text:p>
      <text:p text:style-name="P71">3 - dos acionistas</text:p>
      <text:p text:style-name="P71">4 - dos clientes</text:p>
      <text:p text:style-name="P71">5 - dos concorrentes</text:p>
      <text:p text:style-name="P71"><text:s/></text:p>
      <text:p text:style-name="P71">Sua resposta: da chefia</text:p>
      <text:p text:style-name="P71">Valor: Resposta Errada - Consulte a página 8</text:p>
      <text:p text:style-name="P71">Valor recebido: 0.00</text:p>
      <text:p text:style-name="P71"/>
      <text:p text:style-name="P71"/>
      <text:p text:style-name="P71">Questão5 <text:s/></text:p>
      <text:p text:style-name="P71"><text:s/></text:p>
      <text:p text:style-name="P71"><text:soft-page-break/><text:s text:c="3"/>Em relação ao "momento da verdade" devemos pensar em funcionários ___________.</text:p>
      <text:p text:style-name="P71"><text:s/></text:p>
      <text:p text:style-name="P71">1 - que executam tarefas predeterminadas</text:p>
      <text:p text:style-name="P71">2 - que cumprem os horários</text:p>
      <text:p text:style-name="P71">3 - como insumos da produção</text:p>
      <text:p text:style-name="P71">4 - que transacionam com os clientes</text:p>
      <text:p text:style-name="P71">5 - que obedecem aos regulamentos</text:p>
      <text:p text:style-name="P71"><text:s/></text:p>
      <text:p text:style-name="P71">Sua resposta: que executam tarefas predeterminadas</text:p>
      <text:p text:style-name="P71">Valor: Resposta Errada - Consulte a página 2</text:p>
      <text:p text:style-name="P67">Valor recebido: 0.00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76"><text:soft-page-break/>AUAULA 16 - Critérios de avaliação</text:p>
      <text:p text:style-name="P77">TESTE REALIZADO</text:p>
      <text:p text:style-name="P79"/>
      <text:p text:style-name="P80"><text:s/></text:p>
      <text:p text:style-name="P26">Questão1 <text:s/></text:p>
      <text:p text:style-name="P26"><text:s/></text:p>
      <text:p text:style-name="P80"><text:s text:c="3"/>A Administração por Objetivos ___________, pois é ensinada nas escolas de administração.</text:p>
      <text:p text:style-name="P80"><text:s/></text:p>
      <text:p text:style-name="P26">1 - é praticada pela maioria das empresas ocidentais</text:p>
      <text:p text:style-name="P80">2 - é largamente utilizada nas empresas orientais</text:p>
      <text:p text:style-name="P80">3 - é uma metodologia atual</text:p>
      <text:p text:style-name="P80">4 - deveria ser praticada pela maioria das empresas ocidentais</text:p>
      <text:p text:style-name="P80">5 - nenhuma das anteriores</text:p>
      <text:p text:style-name="P80"><text:s/></text:p>
      <text:p text:style-name="P26">Sua resposta: é praticada pela maioria das empresas ocidentais</text:p>
      <text:p text:style-name="P80">Valor: Resposta Correta</text:p>
      <text:p text:style-name="P80">Valor recebido: 10.00</text:p>
      <text:p text:style-name="P80"/>
      <text:p text:style-name="P80"/>
      <text:p text:style-name="P26"/>
      <text:p text:style-name="P26">Questão1 <text:s/></text:p>
      <text:p text:style-name="P80"><text:s/></text:p>
      <text:p text:style-name="P80"><text:s text:c="3"/>Na administração ocidental o interesse em apoiar os esforços de melhoramento dos CCQs, deve ser preocupar em :</text:p>
      <text:p text:style-name="P80"><text:s/></text:p>
      <text:p text:style-name="P26">1 - estabelecer critérios de processo</text:p>
      <text:p text:style-name="P80">2 - dar ênfase no processo</text:p>
      <text:p text:style-name="P80">3 - Não se preocupar com critérios</text:p>
      <text:p text:style-name="P80">4 - Se preocupar com critérios mas não estabelecer nenhum</text:p>
      <text:p text:style-name="P80"><text:s/></text:p>
      <text:p text:style-name="P26">Sua resposta: estabelecer critérios de processo</text:p>
      <text:p text:style-name="P80">Valor: Resposta Correta</text:p>
      <text:p text:style-name="P80">Valor recebido: 10.00</text:p>
      <text:p text:style-name="P80"/>
      <text:p text:style-name="P80"/>
      <text:p text:style-name="P80"><text:s/><text:span text:style-name="T1">Questão2 <text:s/></text:span></text:p>
      <text:p text:style-name="P26"><text:s/></text:p>
      <text:p text:style-name="P80"><text:s text:c="3"/>As escolas de administração ensinam o pensamento voltado para ___________.</text:p>
      <text:p text:style-name="P80"><text:s/></text:p>
      <text:p text:style-name="P80">1 - processo</text:p>
      <text:p text:style-name="P80">2 - a satisfação dos clientes</text:p>
      <text:p text:style-name="P80">3 - os valores intangíveis</text:p>
      <text:p text:style-name="P80">4 - os funcionários</text:p>
      <text:p text:style-name="P26">5 - resultado</text:p>
      <text:p text:style-name="P80"><text:s/></text:p>
      <text:p text:style-name="P26">Sua resposta: resultado</text:p>
      <text:p text:style-name="P80">Valor: Resposta Correta</text:p>
      <text:p text:style-name="P80">Valor recebido: 10.00</text:p>
      <text:p text:style-name="P26"/>
      <text:p text:style-name="P26">Questão4 <text:s/></text:p>
      <text:p text:style-name="P80"><text:s/></text:p>
      <text:p text:style-name="P80"><text:soft-page-break/><text:s text:c="3"/>Aumentar o trabalho na inspeção dos produtos ou serviços não representa necessariamente melhora de valor para o cliente.</text:p>
      <text:p text:style-name="P80"><text:s/></text:p>
      <text:p text:style-name="P80">1 - certo</text:p>
      <text:p text:style-name="P80">2 - errado</text:p>
      <text:p text:style-name="P80">3 - as vezes</text:p>
      <text:p text:style-name="P80">4 - pode ser</text:p>
      <text:p text:style-name="P80"><text:s/></text:p>
      <text:p text:style-name="P80">Sua resposta: certo</text:p>
      <text:p text:style-name="P80">Valor: Resposta Correta</text:p>
      <text:p text:style-name="P80">Valor recebido: 10.00</text:p>
      <text:p text:style-name="P80"/>
      <text:p text:style-name="P80"/>
      <text:p text:style-name="P26"/>
      <text:p text:style-name="P26">Questão2 <text:s/></text:p>
      <text:p text:style-name="P80"><text:s/></text:p>
      <text:p text:style-name="P80"><text:s text:c="3"/>As recompensas do critério "P" são _______________, representadas pelo reconhecimento aos esforços feitos.</text:p>
      <text:p text:style-name="P80"><text:s/></text:p>
      <text:p text:style-name="P26">1 - emocionais</text:p>
      <text:p text:style-name="P80">2 - racionais</text:p>
      <text:p text:style-name="P80">3 - nenhuma</text:p>
      <text:p text:style-name="P80">4 - emocional e racional</text:p>
      <text:p text:style-name="P80"><text:s/></text:p>
      <text:p text:style-name="P26">Sua resposta: emocionais</text:p>
      <text:p text:style-name="P80">Valor: Resposta Correta</text:p>
      <text:p text:style-name="P80">Valor recebido: 10.00</text:p>
      <text:p text:style-name="P80"><text:s/></text:p>
      <text:p text:style-name="P80"><text:s/></text:p>
      <text:p text:style-name="P79">Questão2 <text:s/></text:p>
      <text:p text:style-name="P80"><text:s/></text:p>
      <text:p text:style-name="P80"><text:s text:c="3"/>A Administração por Objetivos ___________.</text:p>
      <text:p text:style-name="P80"><text:s/></text:p>
      <text:p text:style-name="P80">1 - faz com que os funcionários superem a mediocridade</text:p>
      <text:p text:style-name="P80">2 - implanta o medo na organização</text:p>
      <text:p text:style-name="P79">3 - implanta um ambiente de tensão criativa na organização</text:p>
      <text:p text:style-name="P80">4 - deveria ser ensinado nas escolas</text:p>
      <text:p text:style-name="P80">5 - aumenta a iniciativa dentro da empresa</text:p>
      <text:p text:style-name="P80"><text:s/></text:p>
      <text:p text:style-name="P79">Sua resposta: implanta um ambiente de tensão criativa na organização</text:p>
      <text:p text:style-name="P80">Valor: Resposta Errada - Consulte a página 6</text:p>
      <text:p text:style-name="P80">Valor recebido: 0.00</text:p>
      <text:p text:style-name="P80"/>
      <text:p text:style-name="P80"/>
      <text:p text:style-name="P80"><text:s/></text:p>
      <text:p text:style-name="P80"><text:s/></text:p>
      <text:p text:style-name="P26">Questão3 <text:s/></text:p>
      <text:p text:style-name="P26"><text:s/></text:p>
      <text:p text:style-name="P80"><text:s text:c="3"/>Numa sociedade orientada para os números o que conta é o :</text:p>
      <text:p text:style-name="P80"><text:s/></text:p>
      <text:p text:style-name="P80">1 - cliente</text:p>
      <text:p text:style-name="P80">2 - processo</text:p>
      <text:p text:style-name="P26"><text:soft-page-break/>3 - resultado</text:p>
      <text:p text:style-name="P80">4 - controle</text:p>
      <text:p text:style-name="P80"><text:s/></text:p>
      <text:p text:style-name="P26">Sua resposta: resultado</text:p>
      <text:p text:style-name="P80">Valor: Resposta Correta</text:p>
      <text:p text:style-name="P80">Valor recebido: 10.00</text:p>
      <text:p text:style-name="P80"/>
      <text:p text:style-name="P80"/>
      <text:p text:style-name="P80"><text:s/></text:p>
      <text:p text:style-name="P80"><text:s/></text:p>
      <text:p text:style-name="P26">Questão4 <text:s/></text:p>
      <text:p text:style-name="P26"><text:s/></text:p>
      <text:p text:style-name="P80"><text:s text:c="3"/>A preocupação em entregar valor para o cliente gera o pensamento voltado para a melhoria ___________.</text:p>
      <text:p text:style-name="P80"><text:s/></text:p>
      <text:p text:style-name="P80">1 - dos resultados</text:p>
      <text:p text:style-name="P80">2 - dos objetivos</text:p>
      <text:p text:style-name="P80">3 - das inovações</text:p>
      <text:p text:style-name="P26">4 - do processo</text:p>
      <text:p text:style-name="P80">5 - das rotinas</text:p>
      <text:p text:style-name="P80"><text:s/></text:p>
      <text:p text:style-name="P26">Sua resposta: do processo</text:p>
      <text:p text:style-name="P80">Valor: Resposta Correta</text:p>
      <text:p text:style-name="P80">Valor recebido: 10.00</text:p>
      <text:p text:style-name="P80"/>
      <text:p text:style-name="P80"/>
      <text:p text:style-name="P80"><text:s/></text:p>
      <text:p text:style-name="P80"><text:s/></text:p>
      <text:p text:style-name="P26">Questão5 <text:s/></text:p>
      <text:p text:style-name="P80"><text:s/></text:p>
      <text:p text:style-name="P80"><text:s text:c="3"/>Para que se consigam melhores resultados de entrega de valor para o cliente deve-se melhorar o :</text:p>
      <text:p text:style-name="P80"><text:s/></text:p>
      <text:p text:style-name="P80">1 - cliente</text:p>
      <text:p text:style-name="P26">2 - processo</text:p>
      <text:p text:style-name="P80">3 - resultados</text:p>
      <text:p text:style-name="P80">4 - serviço</text:p>
      <text:p text:style-name="P80"><text:s/></text:p>
      <text:p text:style-name="P26">Sua resposta: processo</text:p>
      <text:p text:style-name="P80">Valor: Resposta Correta</text:p>
      <text:p text:style-name="P80">Valor recebido: 10.00</text:p>
      <text:p text:style-name="P80"/>
      <text:p text:style-name="P80"/>
      <text:p text:style-name="P80"><text:s/></text:p>
      <text:p text:style-name="P80"><text:s/></text:p>
      <text:p text:style-name="P26">Questão6 <text:s/></text:p>
      <text:p text:style-name="P80"><text:s/></text:p>
      <text:p text:style-name="P80"><text:s text:c="3"/>As empresas do Ocidente que implantam CCQs só usam critérios de :</text:p>
      <text:p text:style-name="P80"><text:s/></text:p>
      <text:p text:style-name="P80">1 - não usam</text:p>
      <text:p text:style-name="P80">2 - usam mas não aplicam</text:p>
      <text:p text:style-name="P80">3 - P</text:p>
      <text:p text:style-name="P26">4 - R</text:p>
      <text:p text:style-name="P80"><text:soft-page-break/><text:s/></text:p>
      <text:p text:style-name="P26">Sua resposta: R</text:p>
      <text:p text:style-name="P80">Valor: Resposta Correta</text:p>
      <text:p text:style-name="P80">Valor recebido: 10.00</text:p>
      <text:p text:style-name="P80"/>
      <text:p text:style-name="P80"/>
      <text:p text:style-name="P80"><text:s/></text:p>
      <text:p text:style-name="P80"><text:s/></text:p>
      <text:p text:style-name="P79">Questão7 <text:s/></text:p>
      <text:p text:style-name="P80"><text:s/></text:p>
      <text:p text:style-name="P80"><text:s text:c="3"/>As funções do gerente de controle são dirigidas aos resultados e as funções de ______ e ______ são dirigidas ao melhoramento dos processos.</text:p>
      <text:p text:style-name="P80"><text:s/></text:p>
      <text:p text:style-name="P80">1 - apoio e estímulo</text:p>
      <text:p text:style-name="P80">2 - <text:span text:style-name="T9">resultado e direção</text:span></text:p>
      <text:p text:style-name="P80">3 - melhorias e serviços</text:p>
      <text:p text:style-name="P79">4 - processo e resultado</text:p>
      <text:p text:style-name="P80"><text:s/></text:p>
      <text:p text:style-name="P79">Sua resposta: processo e resultado</text:p>
      <text:p text:style-name="P80">Valor: Resposta Errada - Consulte a página 1</text:p>
      <text:p text:style-name="P80">Valor recebido: 0.00</text:p>
      <text:p text:style-name="P80"/>
      <text:p text:style-name="P80"/>
      <text:p text:style-name="P80"><text:s/></text:p>
      <text:p text:style-name="P80"><text:s/></text:p>
      <text:p text:style-name="P26">Questão8 <text:s/></text:p>
      <text:p text:style-name="P80"><text:s/></text:p>
      <text:p text:style-name="P80"><text:s text:c="3"/>As recompensas dos critérios de ___________ são financeiras, diretamente voltadas para os lucros obtidos.</text:p>
      <text:p text:style-name="P80"><text:s/></text:p>
      <text:p text:style-name="P78">1 - R</text:p>
      <text:p text:style-name="P80">2 - P</text:p>
      <text:p text:style-name="P80">3 - nenhum</text:p>
      <text:p text:style-name="P80">4 - PP</text:p>
      <text:p text:style-name="P80"><text:s/></text:p>
      <text:p text:style-name="P78">Sua resposta: R</text:p>
      <text:p text:style-name="P80">Valor: Resposta Correta</text:p>
      <text:p text:style-name="P80">Valor recebido: 10.00</text:p>
      <text:p text:style-name="P80"><text:s/></text:p>
      <text:p text:style-name="P79"><text:s/></text:p>
      <text:p text:style-name="P78">Questão9 <text:s/></text:p>
      <text:p text:style-name="P26"><text:s/></text:p>
      <text:p text:style-name="P80"><text:s text:c="3"/>A Administração por Objetivos incentiva ___________.</text:p>
      <text:p text:style-name="P80"><text:s/></text:p>
      <text:p text:style-name="P80">1 - trabalho em equipe</text:p>
      <text:p text:style-name="P26">2 - a organização a olhar para dentro de si mesma</text:p>
      <text:p text:style-name="P80">3 - a organização a olhar para fora, onde está o cliente final</text:p>
      <text:p text:style-name="P79">4 - a iniciativa dos funcionários</text:p>
      <text:p text:style-name="P80">5 - o controle dos funcionários</text:p>
      <text:p text:style-name="P80"><text:s/></text:p>
      <text:p text:style-name="P79">Sua resposta: a iniciativa dos funcionários</text:p>
      <text:p text:style-name="P80">Valor: Resposta Errada - Consulte a página 7</text:p>
      <text:p text:style-name="P80"><text:soft-page-break/>Valor recebido: 0.00</text:p>
      <text:p text:style-name="P80"/>
      <text:p text:style-name="P80"/>
      <text:p text:style-name="P80"><text:s/></text:p>
      <text:p text:style-name="P80"><text:s/></text:p>
      <text:p text:style-name="P80">Questão10 <text:s/></text:p>
      <text:p text:style-name="P80"><text:s/></text:p>
      <text:p text:style-name="P80"><text:s text:c="3"/>A diferença entre os critérios de "P" e de "R" pode ser melhor compreendida pela consideração do enfoque da administração ocidental e da oriental. A administração ocidental interessa-se apenas por :</text:p>
      <text:p text:style-name="P80"><text:s/></text:p>
      <text:p text:style-name="P80">1 - P</text:p>
      <text:p text:style-name="P26">2 - R</text:p>
      <text:p text:style-name="P80">3 - P e R</text:p>
      <text:p text:style-name="P80">4 - R e R</text:p>
      <text:p text:style-name="P80"><text:s/></text:p>
      <text:p text:style-name="P26">Sua resposta: R</text:p>
      <text:p text:style-name="P80">Valor: Resposta Correta</text:p>
      <text:p text:style-name="P80">Valor recebido: 10.00</text:p>
      <text:p text:style-name="P80"/>
      <text:p text:style-name="P80"/>
      <text:p text:style-name="P80"><text:s/></text:p>
      <text:p text:style-name="P80"><text:s/></text:p>
      <text:p text:style-name="P80"><text:s/></text:p>
      <text:p text:style-name="P79">Questão7 <text:s/></text:p>
      <text:p text:style-name="P80"><text:s/></text:p>
      <text:p text:style-name="P80"><text:s text:c="3"/>Os índices de ___________ são binários, só admitem duas respostas : atingido ou não.</text:p>
      <text:p text:style-name="P80"><text:s/></text:p>
      <text:p text:style-name="P80">1 - objetivo (O)</text:p>
      <text:p text:style-name="P80">2 - inovação (I)</text:p>
      <text:p text:style-name="P80">3 - resultado (R)</text:p>
      <text:p text:style-name="P80">4 - especificação (E)</text:p>
      <text:p text:style-name="P79">5 - processo (P)</text:p>
      <text:p text:style-name="P80"><text:s/></text:p>
      <text:p text:style-name="P79">Sua resposta: processo (P)</text:p>
      <text:p text:style-name="P80">Valor: Resposta Errada - Consulte a página 3</text:p>
      <text:p text:style-name="P80">Valor recebido: 0.00</text:p>
      <text:p text:style-name="P80"/>
      <text:p text:style-name="P79"/>
      <text:p text:style-name="P79">Questão10 <text:s/></text:p>
      <text:p text:style-name="P79"><text:s/></text:p>
      <text:p text:style-name="P80"><text:s text:c="3"/>A Administração por Objetivos, usada no Ocidente, ___________.</text:p>
      <text:p text:style-name="P80"><text:s/></text:p>
      <text:p text:style-name="P79">1 - aumenta o grau de iniciativa dos funcionários</text:p>
      <text:p text:style-name="P80">2 - estimula o pensamento a longo prazo</text:p>
      <text:p text:style-name="P80">3 - estimula o poder de criação dos funcionários</text:p>
      <text:p text:style-name="P80">4 - permite que se entregue cada vez mais valor para o cliente</text:p>
      <text:p text:style-name="P80">5 - produz a destruição do trabalho em grupo</text:p>
      <text:p text:style-name="P80"><text:s/></text:p>
      <text:p text:style-name="P79">Sua resposta: aumenta o grau de iniciativa dos funcionários</text:p>
      <text:p text:style-name="P80">Valor: Resposta Errada - Consulte a página 6</text:p>
      <text:p text:style-name="P68">Valor recebido: 0.00</text:p>
      <text:p text:style-name="P27"><text:soft-page-break/>AULA 11 - Pacote de valor</text:p>
      <text:p text:style-name="P63"/>
      <text:p text:style-name="P63"/>
      <text:p text:style-name="P27">Questão6 <text:s/></text:p>
      <text:p text:style-name="P63"><text:s/></text:p>
      <text:p text:style-name="P63"><text:s text:c="3"/>As escolas ocidentais se especializaram em estabelecer o "___________".</text:p>
      <text:p text:style-name="P63"><text:s/></text:p>
      <text:p text:style-name="P63">1 - onde fazer</text:p>
      <text:p text:style-name="P63">2 - quem fará</text:p>
      <text:p text:style-name="P27">3 - como fazer</text:p>
      <text:p text:style-name="P63">4 - que fazer</text:p>
      <text:p text:style-name="P63">5 - quando fazer</text:p>
      <text:p text:style-name="P63"><text:s/></text:p>
      <text:p text:style-name="P27">Sua resposta: como fazer</text:p>
      <text:p text:style-name="P63">Valor: Resposta Correta</text:p>
      <text:p text:style-name="P63">Valor recebido: 10.00</text:p>
      <text:p text:style-name="P63"/>
      <text:p text:style-name="P27">Questão7 <text:s/></text:p>
      <text:p text:style-name="P63"><text:s/></text:p>
      <text:p text:style-name="P63"><text:s text:c="3"/>As empresas de êxito se conscientizaram de que a ênfase deve ser dada ___________.</text:p>
      <text:p text:style-name="P63"><text:s/></text:p>
      <text:p text:style-name="P63">1 - aos custos de produção</text:p>
      <text:p text:style-name="P63">2 - aos fatores tangíveis</text:p>
      <text:p text:style-name="P63">3 - apenas à satisfação dos funcionários</text:p>
      <text:p text:style-name="P63">4 - apenas aos valores intangíveis</text:p>
      <text:p text:style-name="P27">5 - à entrega de valor para o cliente</text:p>
      <text:p text:style-name="P63"><text:s/></text:p>
      <text:p text:style-name="P27">Sua resposta: à entrega de valor para o cliente</text:p>
      <text:p text:style-name="P63">Valor: Resposta Correta</text:p>
      <text:p text:style-name="P63">Valor recebido: 10.00</text:p>
      <text:p text:style-name="P63"/>
      <text:p text:style-name="P27"/>
      <text:p text:style-name="P27">Questão4 <text:s/></text:p>
      <text:p text:style-name="P63"><text:s/></text:p>
      <text:p text:style-name="P63"><text:s text:c="3"/>Se existe valor para o cliente, ___________.</text:p>
      <text:p text:style-name="P63"><text:s/></text:p>
      <text:p text:style-name="P63">1 - custo deve aumentar</text:p>
      <text:p text:style-name="P27">2 - lucro virá como conseqüência</text:p>
      <text:p text:style-name="P63">3 - deve-se fazer propaganda</text:p>
      <text:p text:style-name="P63">4 - a qualidade está ótima</text:p>
      <text:p text:style-name="P63">5 - custo deve diminuir</text:p>
      <text:p text:style-name="P63"><text:s/></text:p>
      <text:p text:style-name="P27">Sua resposta: lucro virá como conseqüência</text:p>
      <text:p text:style-name="P63">Valor: Resposta Correta</text:p>
      <text:p text:style-name="P63">Valor recebido: 10.00</text:p>
      <text:p text:style-name="P63"/>
      <text:p text:style-name="P63"><text:s/></text:p>
      <text:p text:style-name="P27"/>
      <text:p text:style-name="P27">Questão5 <text:s/></text:p>
      <text:p text:style-name="P63"><text:s/></text:p>
      <text:p text:style-name="P63"><text:s text:c="3"/>Os ___________ são os responsáveis por cerca de 85% dos problemas de uma organização.</text:p>
      <text:p text:style-name="P63"><text:s/></text:p>
      <text:p text:style-name="P27"><text:soft-page-break/>1 - sistemas e processos, que dependem da chefia</text:p>
      <text:p text:style-name="P63">2 - fornecedores</text:p>
      <text:p text:style-name="P63">3 - clientes</text:p>
      <text:p text:style-name="P63">4 - funcionários da linha de montagem</text:p>
      <text:p text:style-name="P63">5 - funcionários da linha de frente</text:p>
      <text:p text:style-name="P63"><text:s/></text:p>
      <text:p text:style-name="P27">Sua resposta: sistemas e processos, que dependem da chefia</text:p>
      <text:p text:style-name="P63">Valor: Resposta Correta</text:p>
      <text:p text:style-name="P63">Valor recebido: 10.00</text:p>
      <text:p text:style-name="P63"/>
      <text:p text:style-name="P63"/>
      <text:p text:style-name="P27"/>
      <text:p text:style-name="P27">Questão10 <text:s/></text:p>
      <text:p text:style-name="P63"><text:s/></text:p>
      <text:p text:style-name="P63"><text:s text:c="3"/>O sistema de produção industrial, ensinado na maioria das escolas de administração, dá ênfase ___________.</text:p>
      <text:p text:style-name="P63"><text:s/></text:p>
      <text:p text:style-name="P27">1 - na obtenção de resultados tangíveis</text:p>
      <text:p text:style-name="P63">2 - nos resultados intangíveis</text:p>
      <text:p text:style-name="P63">3 - na entrega de máximo valor para o cliente</text:p>
      <text:p text:style-name="P63">4 - na parte motivacional dos clientes</text:p>
      <text:p text:style-name="P63">5 - nos processos qualitativos</text:p>
      <text:p text:style-name="P63"><text:s/></text:p>
      <text:p text:style-name="P27">Sua resposta: na obtenção de resultados tangíveis</text:p>
      <text:p text:style-name="P63">Valor: Resposta Correta</text:p>
      <text:p text:style-name="P63">Valor recebido: 10.00</text:p>
      <text:p text:style-name="P63"/>
      <text:p text:style-name="P63"/>
      <text:p text:style-name="P63"/>
      <text:p text:style-name="P27">Questão1 <text:s/></text:p>
      <text:p text:style-name="P27"><text:s/></text:p>
      <text:p text:style-name="P63"><text:s text:c="3"/>O valor entregue ao cliente tem dois componentes fundamentais : ___________.</text:p>
      <text:p text:style-name="P63"><text:s/></text:p>
      <text:p text:style-name="P39">1 - custo e a qualidade</text:p>
      <text:p text:style-name="P63">2 -<text:span text:style-name="T3"> a aparência e o peso</text:span></text:p>
      <text:p text:style-name="P63">3 - externo e o interno</text:p>
      <text:p text:style-name="P27">4 - produto e o atendimento</text:p>
      <text:p text:style-name="P63">5 - real e o emocional</text:p>
      <text:p text:style-name="P63"><text:s/></text:p>
      <text:p text:style-name="P39">Sua resposta: custo e a qualidade</text:p>
      <text:p text:style-name="P63">Valor: Resposta Errada - Consulte a página 1</text:p>
      <text:p text:style-name="P63">Valor recebido: 0.00</text:p>
      <text:p text:style-name="P63"/>
      <text:p text:style-name="P63"/>
      <text:p text:style-name="P63"><text:s/></text:p>
      <text:p text:style-name="P63"/>
      <text:p text:style-name="P63"/>
      <text:p text:style-name="P63"><text:s/></text:p>
      <text:p text:style-name="P39">Questão2 <text:s/></text:p>
      <text:p text:style-name="P63"><text:s/></text:p>
      <text:p text:style-name="P63"><text:s text:c="3"/>As empresas devem olhar para fora, onde estão os clientes finais, para determinar "___________".</text:p>
      <text:p text:style-name="P63"><text:s/></text:p>
      <text:p text:style-name="P39"><text:soft-page-break/>1 - como fazer</text:p>
      <text:p text:style-name="P63">2 - onde fazer</text:p>
      <text:p text:style-name="P63">3 - quando fazer</text:p>
      <text:p text:style-name="P27">4 - que fazer</text:p>
      <text:p text:style-name="P63">5 - quem fará</text:p>
      <text:p text:style-name="P63"><text:s/></text:p>
      <text:p text:style-name="P39">Sua resposta: como fazer</text:p>
      <text:p text:style-name="P63">Valor: Resposta Errada - Consulte a página 7</text:p>
      <text:p text:style-name="P63">Valor recebido: 0.00</text:p>
      <text:p text:style-name="P63"/>
      <text:p text:style-name="P63"/>
      <text:p text:style-name="P63"><text:s/></text:p>
      <text:p text:style-name="P63"><text:s/></text:p>
      <text:p text:style-name="P27">Questão3 <text:s/></text:p>
      <text:p text:style-name="P63"><text:s/></text:p>
      <text:p text:style-name="P63"><text:s text:c="3"/>O produto é o componente ___________ do valor entregue ao cliente.</text:p>
      <text:p text:style-name="P63"><text:s/></text:p>
      <text:p text:style-name="P63">1 - intangível</text:p>
      <text:p text:style-name="P63">2 - invisível</text:p>
      <text:p text:style-name="P27">3 - tangível</text:p>
      <text:p text:style-name="P63">4 - subjetivo</text:p>
      <text:p text:style-name="P63">5 - abstrato</text:p>
      <text:p text:style-name="P63"><text:s/></text:p>
      <text:p text:style-name="P27">Sua resposta: tangível</text:p>
      <text:p text:style-name="P63">Valor: Resposta Correta</text:p>
      <text:p text:style-name="P63">Valor recebido: 10.00</text:p>
      <text:p text:style-name="P63"/>
      <text:p text:style-name="P63"/>
      <text:p text:style-name="P63"><text:s/></text:p>
      <text:p text:style-name="P63"><text:s/></text:p>
      <text:p text:style-name="P39">Questão4 <text:s/></text:p>
      <text:p text:style-name="P63"><text:s/></text:p>
      <text:p text:style-name="P63"><text:s text:c="3"/>A maioria dos programas de qualidade ___________.</text:p>
      <text:p text:style-name="P63"><text:s/></text:p>
      <text:p text:style-name="P63">1 - não se preocupa com os processos internos de fabricação</text:p>
      <text:p text:style-name="P63">2 - enfatiza somente a parte motivacional dos clientes</text:p>
      <text:p text:style-name="P39">3 - prioriza em excesso a entrega de valor para o cliente</text:p>
      <text:p text:style-name="P63">4 - enfatiza somente os processos internos de fabricação</text:p>
      <text:p text:style-name="P63">5 - <text:span text:style-name="T3">enfatiza apenas os resultados intangíveis</text:span></text:p>
      <text:p text:style-name="P63"><text:s/></text:p>
      <text:p text:style-name="P39">Sua resposta: prioriza em excesso a entrega de valor para o cliente</text:p>
      <text:p text:style-name="P63">Valor: Resposta Errada - Consulte a página 6</text:p>
      <text:p text:style-name="P63">Valor recebido: 0.00</text:p>
      <text:p text:style-name="P63"/>
      <text:p text:style-name="P63"/>
      <text:p text:style-name="P63"><text:s/></text:p>
      <text:p text:style-name="P63"><text:s/></text:p>
      <text:p text:style-name="P27">Questão5 <text:s/></text:p>
      <text:p text:style-name="P63"><text:s/></text:p>
      <text:p text:style-name="P63"><text:s text:c="3"/>O paradigma industrial tende a ver a missão da empresa como sendo ___________.</text:p>
      <text:p text:style-name="P63"><text:s/></text:p>
      <text:p text:style-name="P63">1 - conquistar o cliente</text:p>
      <text:p text:style-name="P63"><text:soft-page-break/>2 - manter o cliente</text:p>
      <text:p text:style-name="P63">3 - entregar valor para o cliente</text:p>
      <text:p text:style-name="P27">4 - vender mercadoria com lucro</text:p>
      <text:p text:style-name="P63">5 - nenhuma das anteriores</text:p>
      <text:p text:style-name="P63"><text:s/></text:p>
      <text:p text:style-name="P27">Sua resposta: vender mercadoria com lucro</text:p>
      <text:p text:style-name="P63">Valor: Resposta Correta</text:p>
      <text:p text:style-name="P63">Valor recebido: 10.00</text:p>
      <text:p text:style-name="P63"/>
      <text:p text:style-name="P63"/>
      <text:p text:style-name="P63"><text:s/></text:p>
      <text:p text:style-name="P63"><text:s/></text:p>
      <text:p text:style-name="P27">Questão6 <text:s/></text:p>
      <text:p text:style-name="P63"><text:s/></text:p>
      <text:p text:style-name="P63"><text:s text:c="3"/>Quando se pretende entregar o máximo de valor para o cliente, as empresas devem ___________.</text:p>
      <text:p text:style-name="P63"><text:s/></text:p>
      <text:p text:style-name="P63">1 - dar maior ênfase sobre os valores tangíveis</text:p>
      <text:p text:style-name="P63">2 - se especializar no "como fazer"</text:p>
      <text:p text:style-name="P27">3 - procurar fazer o que os clientes desejam</text:p>
      <text:p text:style-name="P63">4 - ter em mente que todos os clientes devem ser tratados da mesma forma</text:p>
      <text:p text:style-name="P63">5 - se concentrar primeiro nos seus produtos e depois procurar clientes para os mesmos</text:p>
      <text:p text:style-name="P63"><text:s/></text:p>
      <text:p text:style-name="P27">Sua resposta: procurar fazer o que os clientes desejam</text:p>
      <text:p text:style-name="P63">Valor: Resposta Correta</text:p>
      <text:p text:style-name="P63">Valor recebido: 10.00</text:p>
      <text:p text:style-name="P63"/>
      <text:p text:style-name="P63"/>
      <text:p text:style-name="P63"><text:s/></text:p>
      <text:p text:style-name="P63"><text:s/></text:p>
      <text:p text:style-name="P27">Questão7 <text:s/></text:p>
      <text:p text:style-name="P63"><text:s/></text:p>
      <text:p text:style-name="P63"><text:s text:c="3"/>No paradigma industrial, os gerentes atuam como ___________.</text:p>
      <text:p text:style-name="P63"><text:s/></text:p>
      <text:p text:style-name="P63">1 - tutores de seus subordinados</text:p>
      <text:p text:style-name="P63">2 - relações públicas da empresa</text:p>
      <text:p text:style-name="P63">3 - auxiliares de seus subordinados</text:p>
      <text:p text:style-name="P27">4 - fiscais de seus subordinados</text:p>
      <text:p text:style-name="P63">5 - defensores dos clientes</text:p>
      <text:p text:style-name="P63"><text:s/></text:p>
      <text:p text:style-name="P27">Sua resposta: fiscais de seus subordinados</text:p>
      <text:p text:style-name="P63">Valor: Resposta Correta</text:p>
      <text:p text:style-name="P63">Valor recebido: 10.00</text:p>
      <text:p text:style-name="P63"/>
      <text:p text:style-name="P63"/>
      <text:p text:style-name="P63"><text:s/></text:p>
      <text:p text:style-name="P39"><text:s/></text:p>
      <text:p text:style-name="P39">Questão8 <text:s/></text:p>
      <text:p text:style-name="P39"><text:s/></text:p>
      <text:p text:style-name="P63"><text:s text:c="3"/>Os ___________ entregam valor aos departamentos de linha de frente, que são seus clientes internos.</text:p>
      <text:p text:style-name="P63"><text:s/></text:p>
      <text:p text:style-name="P39">1 - funcionários do mais baixo escalão</text:p>
      <text:p text:style-name="P63"><text:soft-page-break/>2 - <text:span text:style-name="T3">departamentos de serviços internos</text:span></text:p>
      <text:p text:style-name="P39">3 - membros da alta chefia</text:p>
      <text:p text:style-name="P63">4 - fornecedores</text:p>
      <text:p text:style-name="P63">5 - gerentes</text:p>
      <text:p text:style-name="P39"><text:s/></text:p>
      <text:p text:style-name="P39">Sua resposta: funcionários do mais baixo escalão</text:p>
      <text:p text:style-name="P63">Valor: Resposta Errada - Consulte a página 5</text:p>
      <text:p text:style-name="P63">Valor recebido: 0.00</text:p>
      <text:p text:style-name="P63"/>
      <text:p text:style-name="P63"/>
      <text:p text:style-name="P63"><text:s/></text:p>
      <text:p text:style-name="P27"><text:s/></text:p>
      <text:p text:style-name="P36">Questão9 <text:s/></text:p>
      <text:p text:style-name="P63"><text:s/></text:p>
      <text:p text:style-name="P63"><text:s text:c="3"/>No paradigma do valor, os funcionários ___________.</text:p>
      <text:p text:style-name="P63"><text:s/></text:p>
      <text:p text:style-name="P39">1 - apenas executam as tarefas que lhes são designadas</text:p>
      <text:p text:style-name="P63">2 - não são clientes internos</text:p>
      <text:p text:style-name="P27">3 - são clientes internos da empresa</text:p>
      <text:p text:style-name="P63">4 - são meros coadjuvantes</text:p>
      <text:p text:style-name="P63">5 - não devem dar sugestões sobre como entregar mais valor para os clientes</text:p>
      <text:p text:style-name="P63"><text:s/></text:p>
      <text:p text:style-name="P39">Sua resposta: apenas executam as tarefas que lhes são designadas</text:p>
      <text:p text:style-name="P63">Valor: Resposta Errada - Consulte a página 10</text:p>
      <text:p text:style-name="P63">Valor recebido: 0.00</text:p>
      <text:p text:style-name="P63"/>
      <text:p text:style-name="P63"/>
      <text:p text:style-name="P63"><text:s/></text:p>
      <text:p text:style-name="P63"><text:s/></text:p>
      <text:p text:style-name="P39">Questão10 <text:s/></text:p>
      <text:p text:style-name="P39"><text:s/></text:p>
      <text:p text:style-name="P63"><text:s text:c="3"/>No paradigma do valor, os gerentes devem ser ___________.</text:p>
      <text:p text:style-name="P63"><text:s/></text:p>
      <text:p text:style-name="P39">1 - guardiões do status quo</text:p>
      <text:p text:style-name="P39">2 - fiscais de seus subordinados</text:p>
      <text:p text:style-name="P63">3 - especialistas em "como fazer"</text:p>
      <text:p text:style-name="P63">4 - responsáveis diretos pela entrega de valor para o cliente</text:p>
      <text:p text:style-name="P63">5 - facilitadores que auxiliam seus funcionários a entregarem valor aos clientes</text:p>
      <text:p text:style-name="P63"><text:s/></text:p>
      <text:p text:style-name="P39">Sua resposta: guardiões do status quo</text:p>
      <text:p text:style-name="P63">Valor: Resposta Errada - Consulte a página 12</text:p>
      <text:p text:style-name="P63">Valor recebido: 0.00</text:p>
      <text:p text:style-name="P63"/>
      <text:p text:style-name="P63"/>
      <text:p text:style-name="P39"/>
      <text:p text:style-name="P39">Questão1 <text:s/></text:p>
      <text:p text:style-name="P63"><text:s/></text:p>
      <text:p text:style-name="P63"><text:s text:c="3"/>No paradigma industrial, os gerentes julgam os funcionários ___________.</text:p>
      <text:p text:style-name="P63"><text:s/></text:p>
      <text:p text:style-name="P63">1 - pela satisfação do cliente</text:p>
      <text:p text:style-name="P63">2 - pela motivação dos mesmos</text:p>
      <text:p text:style-name="P63">3 - <text:span text:style-name="T3">pelo número de clientes que foram conquistados</text:span></text:p>
      <text:p text:style-name="P63"><text:soft-page-break/>4 - pelo desempenho do mesmo nas tarefas</text:p>
      <text:p text:style-name="P63">5 - pelo valor entregue ao cliente</text:p>
      <text:p text:style-name="P63"><text:s/></text:p>
      <text:p text:style-name="P39">Sua resposta: pelo número de clientes que foram conquistados</text:p>
      <text:p text:style-name="P63">Valor: Resposta Errada - Consulte a página 11</text:p>
      <text:p text:style-name="P63">Valor recebido: 0.00</text:p>
      <text:p text:style-name="P39"/>
      <text:p text:style-name="P39"/>
      <text:p text:style-name="P39">Questão8 <text:s/></text:p>
      <text:p text:style-name="P63"><text:s/></text:p>
      <text:p text:style-name="P63"><text:s text:c="3"/>No paradigma do valor, os gerentes devem ser ___________.</text:p>
      <text:p text:style-name="P63"><text:s/></text:p>
      <text:p text:style-name="P63">1 - guardiões do status quo</text:p>
      <text:p text:style-name="P39">2 - fiscais de seus subordinados</text:p>
      <text:p text:style-name="P63">3 - especialistas em "como fazer"</text:p>
      <text:p text:style-name="P63">4 - responsáveis diretos pela entrega de valor para o cliente</text:p>
      <text:p text:style-name="P63">5 - facilitadores que auxiliam seus funcionários a entregarem valor aos clientes</text:p>
      <text:p text:style-name="P63"><text:s/></text:p>
      <text:p text:style-name="P39">Sua resposta: fiscais de seus subordinados</text:p>
      <text:p text:style-name="P63">Valor: Resposta Errada - Consulte a página 12</text:p>
      <text:p text:style-name="P63">Valor recebido: 0.00</text:p>
      <text:p text:style-name="P63"/>
      <text:p text:style-name="P39"/>
      <text:p text:style-name="P39">Questão8 <text:s/></text:p>
      <text:p text:style-name="P63"><text:s/></text:p>
      <text:p text:style-name="P63"><text:s text:c="3"/>No paradigma industrial, os clientes são vistos como ___________.</text:p>
      <text:p text:style-name="P63"><text:s/></text:p>
      <text:p text:style-name="P39">1 - a razão da sobrevivência de uma organização</text:p>
      <text:p text:style-name="P63">2 - um ativo em valorização</text:p>
      <text:p text:style-name="P63">3 - a garantia de sucesso de uma organização</text:p>
      <text:p text:style-name="P63">4 - um "patrimônio" a ser conquistado</text:p>
      <text:p text:style-name="P63">5 - estatísticas substituíveis</text:p>
      <text:p text:style-name="P63"><text:s/></text:p>
      <text:p text:style-name="P39">Sua resposta: a razão da sobrevivência de uma organização</text:p>
      <text:p text:style-name="P63">Valor: Resposta Errada - Consulte a página 9</text:p>
      <text:p text:style-name="P69">Valor recebido: 0.00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list xml:id="list3366715949" text:style-name="L1">
        <text:list-item>
          <text:p text:style-name="P82"><text:bookmark text:name="dhtml_Modulo"/><text:soft-page-break/>AULA 18 - Análise de Ishikawa</text:p>
        </text:list-item>
      </text:list>
      <text:p text:style-name="P81">TESTE REALIZADO</text:p>
      <text:p text:style-name="P81"/>
      <text:p text:style-name="P81"><text:s/></text:p>
      <text:p text:style-name="P49">Questão1 <text:s/></text:p>
      <text:p text:style-name="P81"><text:s/></text:p>
      <text:p text:style-name="P81"><text:s text:c="3"/>Após a definição das etapas do processo, inicia-se a geração de ideias.</text:p>
      <text:p text:style-name="P81"><text:s/></text:p>
      <text:p text:style-name="P49">1 - V</text:p>
      <text:p text:style-name="P28">2 - F</text:p>
      <text:p text:style-name="P81"><text:s/></text:p>
      <text:p text:style-name="P49">Sua resposta: V</text:p>
      <text:p text:style-name="P81">Valor: Resposta Errada - Consulte a página 4</text:p>
      <text:p text:style-name="P81">Valor recebido: 0.00</text:p>
      <text:p text:style-name="P81"/>
      <text:p text:style-name="P28"/>
      <text:p text:style-name="P28">Questão4 <text:s/></text:p>
      <text:p text:style-name="P28"><text:s/></text:p>
      <text:p text:style-name="P81"><text:s text:c="3"/>Quando o grupo completar os 4Ms da primeira etapa do processo, o facilitador começa a fazer perguntas para completar a segunda etapa.</text:p>
      <text:p text:style-name="P81"><text:s/></text:p>
      <text:p text:style-name="P28">1 - V</text:p>
      <text:p text:style-name="P81">2 - F</text:p>
      <text:p text:style-name="P81"><text:s/></text:p>
      <text:p text:style-name="P28">Sua resposta: V</text:p>
      <text:p text:style-name="P81">Valor: Resposta Correta</text:p>
      <text:p text:style-name="P81">Valor recebido: 10.00</text:p>
      <text:p text:style-name="P81"/>
      <text:p text:style-name="P81"><text:s/></text:p>
      <text:p text:style-name="P81"><text:s/></text:p>
      <text:p text:style-name="P28">Questão2 <text:s/></text:p>
      <text:p text:style-name="P81"><text:s/></text:p>
      <text:p text:style-name="P81"><text:s text:c="3"/>Quando o diagrama estiver completo, é necessário que o grupo o abandone por alguns dias para que novas ideias surjam e sejam colocadas também no diagrama.</text:p>
      <text:p text:style-name="P81"><text:s/></text:p>
      <text:p text:style-name="P28">1 - V</text:p>
      <text:p text:style-name="P81">2 - F</text:p>
      <text:p text:style-name="P81"><text:s/></text:p>
      <text:p text:style-name="P28">Sua resposta: V</text:p>
      <text:p text:style-name="P81">Valor: Resposta Correta</text:p>
      <text:p text:style-name="P81">Valor recebido: 10.00</text:p>
      <text:p text:style-name="P81"/>
      <text:p text:style-name="P81"/>
      <text:p text:style-name="P81"/>
      <text:p text:style-name="P81"/>
      <text:p text:style-name="P81">Questão2 <text:s/></text:p>
      <text:p text:style-name="P81"><text:s/></text:p>
      <text:p text:style-name="P81"><text:s text:c="3"/>O Plano de Análise de Causas utiliza o lado esquerdo, ou lógico, do cérebro.</text:p>
      <text:p text:style-name="P81"><text:s/></text:p>
      <text:p text:style-name="P81">1 - V</text:p>
      <text:p text:style-name="P81">2 - F</text:p>
      <text:p text:style-name="P81"><text:s/></text:p>
      <text:p text:style-name="P28"><text:soft-page-break/>Sua resposta: V</text:p>
      <text:p text:style-name="P81">Valor: Resposta Correta</text:p>
      <text:p text:style-name="P81">Valor recebido: 10.00</text:p>
      <text:p text:style-name="P81"/>
      <text:p text:style-name="P81"/>
      <text:p text:style-name="P81"/>
      <text:p text:style-name="P81">Questão1 <text:s/></text:p>
      <text:p text:style-name="P81"><text:s/></text:p>
      <text:p text:style-name="P81"><text:s text:c="3"/>A Análise de Ishikawa é usada para levantar e relacionar as causas de um determinado efeito.</text:p>
      <text:p text:style-name="P81"><text:s/></text:p>
      <text:p text:style-name="P28">1 - V</text:p>
      <text:p text:style-name="P81">2 - F</text:p>
      <text:p text:style-name="P81"><text:s/></text:p>
      <text:p text:style-name="P81">Sua resposta: V</text:p>
      <text:p text:style-name="P81">Valor: Resposta Correta</text:p>
      <text:p text:style-name="P81">Valor recebido: 10.00</text:p>
      <text:p text:style-name="P81"/>
      <text:p text:style-name="P81"><text:s/></text:p>
      <text:p text:style-name="P81"><text:s/></text:p>
      <text:p text:style-name="P28">Questão3 <text:s/></text:p>
      <text:p text:style-name="P81"><text:s/></text:p>
      <text:p text:style-name="P81"><text:s text:c="3"/>Cada uma das etapas do processo deve receber os 4Ms nos vértices da respectiva folha : Maq, Mdo, Mat e Met. Cada um deles é ligado por uma seta com o nome da etapa.</text:p>
      <text:p text:style-name="P81"><text:s/></text:p>
      <text:p text:style-name="P81">1 - V</text:p>
      <text:p text:style-name="P81">2 - F</text:p>
      <text:p text:style-name="P81"><text:s/></text:p>
      <text:p text:style-name="P28">Sua resposta: V</text:p>
      <text:p text:style-name="P81">Valor: Resposta Correta</text:p>
      <text:p text:style-name="P81">Valor recebido: 10.00</text:p>
      <text:p text:style-name="P81"/>
      <text:p text:style-name="P81"/>
      <text:p text:style-name="P81"><text:s/></text:p>
      <text:p text:style-name="P81"><text:s/></text:p>
      <text:p text:style-name="P28">Questão4 <text:s/></text:p>
      <text:p text:style-name="P81"><text:s/></text:p>
      <text:p text:style-name="P81"><text:s text:c="3"/>Um Diagrama de Ishikawa com poucos detalhes indica que o grupo foi mal selecionado. Eles possuem pouco conhecimento do problema analisado.</text:p>
      <text:p text:style-name="P81"><text:s/></text:p>
      <text:p text:style-name="P28">1 - V</text:p>
      <text:p text:style-name="P81">2 - F</text:p>
      <text:p text:style-name="P81"><text:s/></text:p>
      <text:p text:style-name="P28">Sua resposta: V</text:p>
      <text:p text:style-name="P81">Valor: Resposta Correta</text:p>
      <text:p text:style-name="P81">Valor recebido: 10.00</text:p>
      <text:p text:style-name="P81"/>
      <text:p text:style-name="P81"/>
      <text:p text:style-name="P81"><text:s/></text:p>
      <text:p text:style-name="P81"><text:s/></text:p>
      <text:p text:style-name="P49">Questão5 <text:s/></text:p>
      <text:p text:style-name="P49"><text:s/></text:p>
      <text:p text:style-name="P81"><text:s text:c="3"/>A Análise de Ishikawa fica concluída quando terminar o desenho do diagrama.</text:p>
      <text:p text:style-name="P81"><text:soft-page-break/><text:s/></text:p>
      <text:p text:style-name="P49">1 - V</text:p>
      <text:p text:style-name="P28">2 - F</text:p>
      <text:p text:style-name="P81"><text:s/></text:p>
      <text:p text:style-name="P49">Sua resposta: V</text:p>
      <text:p text:style-name="P81">Valor: Resposta Errada - Consulte a página 4</text:p>
      <text:p text:style-name="P81">Valor recebido: 0.00</text:p>
      <text:p text:style-name="P81"/>
      <text:p text:style-name="P81"/>
      <text:p text:style-name="P81"><text:s/></text:p>
      <text:p text:style-name="P81"><text:s/></text:p>
      <text:p text:style-name="P28">Questão6 <text:s/></text:p>
      <text:p text:style-name="P81"><text:s/></text:p>
      <text:p text:style-name="P81"><text:s text:c="3"/>O Diagrama de Ishikawa serve como uma ferramenta muito útil na coleta de informações sobre um determinado problema.</text:p>
      <text:p text:style-name="P81"><text:s/></text:p>
      <text:p text:style-name="P28">1 - V</text:p>
      <text:p text:style-name="P81">2 - F</text:p>
      <text:p text:style-name="P81"><text:s/></text:p>
      <text:p text:style-name="P28">Sua resposta: V</text:p>
      <text:p text:style-name="P81">Valor: Resposta Correta</text:p>
      <text:p text:style-name="P81">Valor recebido: 10.00</text:p>
      <text:p text:style-name="P81"/>
      <text:p text:style-name="P81"/>
      <text:p text:style-name="P81"><text:s/></text:p>
      <text:p text:style-name="P28"><text:s/></text:p>
      <text:p text:style-name="P28">Questão7 <text:s/></text:p>
      <text:p text:style-name="P81"><text:s/></text:p>
      <text:p text:style-name="P81"><text:s text:c="3"/>Para preencher cada um dos M de uma etapa, o facilitador faz uma série de perguntas ao grupo.</text:p>
      <text:p text:style-name="P81"><text:s/></text:p>
      <text:p text:style-name="P28">1 - V</text:p>
      <text:p text:style-name="P81">2 - F</text:p>
      <text:p text:style-name="P81"><text:s/></text:p>
      <text:p text:style-name="P28">Sua resposta: V</text:p>
      <text:p text:style-name="P81">Valor: Resposta Correta</text:p>
      <text:p text:style-name="P81">Valor recebido: 10.00</text:p>
      <text:p text:style-name="P81"/>
      <text:p text:style-name="P81"/>
      <text:p text:style-name="P81"><text:s/></text:p>
      <text:p text:style-name="P81"><text:s/></text:p>
      <text:p text:style-name="P28">Questão8 <text:s/></text:p>
      <text:p text:style-name="P81"><text:s/></text:p>
      <text:p text:style-name="P81"><text:s text:c="3"/>Entende-se por etapa de um processo todo conjunto de atividades que, após sua realização, permite que o processo seja interrompido, sem prejuízo para o produto final.</text:p>
      <text:p text:style-name="P81"><text:s/></text:p>
      <text:p text:style-name="P28">1 - V</text:p>
      <text:p text:style-name="P81">2 - F</text:p>
      <text:p text:style-name="P81"><text:s/></text:p>
      <text:p text:style-name="P28">Sua resposta: V</text:p>
      <text:p text:style-name="P81">Valor: Resposta Correta</text:p>
      <text:p text:style-name="P81">Valor recebido: 10.00</text:p>
      <text:p text:style-name="P81"/>
      <text:p text:style-name="P81"><text:soft-page-break/></text:p>
      <text:p text:style-name="P81"><text:s/></text:p>
      <text:p text:style-name="P81"><text:s/></text:p>
      <text:p text:style-name="P40">Questão9 <text:s/></text:p>
      <text:p text:style-name="P81"><text:s/></text:p>
      <text:p text:style-name="P81"><text:s text:c="3"/>Para examinar as causas do Plano de Análise de Causas, é utilizado apenas o histograma.</text:p>
      <text:p text:style-name="P81"><text:s/></text:p>
      <text:p text:style-name="P49">1 - V</text:p>
      <text:p text:style-name="P28">2 - F</text:p>
      <text:p text:style-name="P81"><text:s/></text:p>
      <text:p text:style-name="P49">Sua resposta: V</text:p>
      <text:p text:style-name="P81">Valor: Resposta Errada - Consulte a página 4</text:p>
      <text:p text:style-name="P81">Valor recebido: 0.00</text:p>
      <text:p text:style-name="P81"/>
      <text:p text:style-name="P81"/>
      <text:p text:style-name="P81"><text:s/></text:p>
      <text:p text:style-name="P81"><text:s/></text:p>
      <text:p text:style-name="P28">Questão10 <text:s/></text:p>
      <text:p text:style-name="P81"><text:s/></text:p>
      <text:p text:style-name="P81"><text:s text:c="3"/>A Análise de Ishikawa serve também para estudar as causas de um resultado melhor do que o esperado, para poder repeti-las em outras situações.</text:p>
      <text:p text:style-name="P81"><text:s/></text:p>
      <text:p text:style-name="P28">1 - V</text:p>
      <text:p text:style-name="P81">2 - F</text:p>
      <text:p text:style-name="P81"><text:s/></text:p>
      <text:p text:style-name="P28">Sua resposta: V</text:p>
      <text:p text:style-name="P81">Valor: Resposta Correta</text:p>
      <text:p text:style-name="P81">Valor recebido: 10.00</text:p>
      <text:p text:style-name="P81"/>
      <text:p text:style-name="P81"/>
      <text:p text:style-name="P81"><text:s/></text:p>
      <text:p text:style-name="P81"><text:s/></text:p>
      <text:p text:style-name="P81">Total de itens corretos: 7</text:p>
      <text:p text:style-name="P81">Total de itens errados: 3</text:p>
      <text:p text:style-name="P81"><text:s/></text:p>
      <text:p text:style-name="P81">Nota obtida no teste: 70.00 / 100</text:p>
      <text:p text:style-name="P81"/>
      <text:p text:style-name="P28"/>
      <text:p text:style-name="P28">Questão7 <text:s/></text:p>
      <text:p text:style-name="P81"><text:s/></text:p>
      <text:p text:style-name="P81"><text:s text:c="3"/>Para classificar as causas primárias no Diagrama de Ishikawa, pode utilizar os 4Ms : Máquinas, Mão-de-Obra, Materiais e Métodos.</text:p>
      <text:p text:style-name="P81"><text:s/></text:p>
      <text:p text:style-name="P28">1 - V</text:p>
      <text:p text:style-name="P81">2 - F</text:p>
      <text:p text:style-name="P81"><text:s/></text:p>
      <text:p text:style-name="P28">Sua resposta: V</text:p>
      <text:p text:style-name="P81">Valor: Resposta Correta</text:p>
      <text:p text:style-name="P81">Valor recebido: 10.00</text:p>
      <text:p text:style-name="P81"/>
      <text:p text:style-name="P81"/>
      <text:p text:style-name="P81"/>
      <text:p text:style-name="P28"><text:soft-page-break/>Questão10 <text:s/></text:p>
      <text:p text:style-name="P81"><text:s/></text:p>
      <text:p text:style-name="P81"><text:s text:c="3"/>No Plano de Análise de Causas, os participantes indicam quais causas do diagrama podem estar ocasionando o efeito em estudo. Elas são assinaladas a cores no diagrama.</text:p>
      <text:p text:style-name="P81"><text:s/></text:p>
      <text:p text:style-name="P28">1 - V</text:p>
      <text:p text:style-name="P81">2 - F</text:p>
      <text:p text:style-name="P81"><text:s/></text:p>
      <text:p text:style-name="P28">Sua resposta: V</text:p>
      <text:p text:style-name="P81">Valor: Resposta Correta</text:p>
      <text:p text:style-name="P70">Valor recebido: 10.00</text:p>
      <text:p text:style-name="P68"/>
      <text:p text:style-name="P68"/>
      <text:p text:style-name="P68"/>
      <text:p text:style-name="P6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17:09:42.426800290</meta:creation-date>
    <dc:date>2023-05-23T17:31:08.510586475</dc:date>
    <meta:editing-duration>PT21M20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85" meta:paragraph-count="3344" meta:word-count="15054" meta:character-count="87307" meta:non-whitespace-character-count="72300"/>
  </office:meta>
</office:document-meta>
</file>